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Monospace2" svg:font-family="Monospace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Monospace1" svg:font-family="Monospace" style:font-adornments="Book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2" style:family="table">
      <style:table-properties style:width="6in" fo:margin-left="0.5146in" fo:margin-right="0.4104in" table:align="margins"/>
    </style:style>
    <style:style style:name="Table12.A" style:family="table-column">
      <style:table-column-properties style:column-width="6in" style:rel-column-width="65535*"/>
    </style:style>
    <style:style style:name="Table12.1" style:family="table-row">
      <style:table-row-properties fo:background-color="#0000ff">
        <style:background-image/>
      </style:table-row-properties>
    </style:style>
    <style:style style:name="Table12.A1" style:family="table-cell">
      <style:table-cell-properties fo:padding="0.0382in" fo:border="0.05pt solid #0000ff"/>
    </style:style>
    <style:style style:name="Table12.A2" style:family="table-cell">
      <style:table-cell-properties fo:padding="0.0382in" fo:border-left="0.05pt solid #0000ff" fo:border-right="0.05pt solid #0000ff" fo:border-top="none" fo:border-bottom="0.05pt solid #0000ff"/>
    </style:style>
    <style:style style:name="MethodTable" style:family="table">
      <style:table-properties style:width="5.8813in" fo:margin-left="0.5146in" fo:margin-right="0.5292in" table:align="margins"/>
    </style:style>
    <style:style style:name="MethodTable.A" style:family="table-column">
      <style:table-column-properties style:column-width="1.6771in" style:rel-column-width="18687*"/>
    </style:style>
    <style:style style:name="MethodTable.B" style:family="table-column">
      <style:table-column-properties style:column-width="4.2042in" style:rel-column-width="46848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382in" fo:border-left="0.05pt solid #0000ff" fo:border-right="none" fo:border-top="0.05pt solid #0000ff" fo:border-bottom="0.05pt solid #0000ff"/>
    </style:style>
    <style:style style:name="MethodTable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MethodTable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MethodTable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" style:family="table">
      <style:table-properties style:width="5.8813in" fo:margin-left="0.5146in" fo:margin-right="0.5292in" table:align="margins"/>
    </style:style>
    <style:style style:name="Table1.A" style:family="table-column">
      <style:table-column-properties style:column-width="1.6771in" style:rel-column-width="18687*"/>
    </style:style>
    <style:style style:name="Table1.B" style:family="table-column">
      <style:table-column-properties style:column-width="4.2042in" style:rel-column-width="4684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" style:family="table">
      <style:table-properties style:width="5.8819in" table:align="center"/>
    </style:style>
    <style:style style:name="Table3.A" style:family="table-column">
      <style:table-column-properties style:column-width="1.8625in"/>
    </style:style>
    <style:style style:name="Table3.B" style:family="table-column">
      <style:table-column-properties style:column-width="4.0194in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3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3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3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" style:family="table">
      <style:table-properties style:width="5.8819in" table:align="center"/>
    </style:style>
    <style:style style:name="Table2.A" style:family="table-column">
      <style:table-column-properties style:column-width="1.8625in"/>
    </style:style>
    <style:style style:name="Table2.B" style:family="table-column">
      <style:table-column-properties style:column-width="4.0194in"/>
    </style:style>
    <style:style style:name="Table2.1" style:family="table-row">
      <style:table-row-properties fo:background-color="#0000ff" fo:keep-together="always">
        <style:background-image/>
      </style:table-row-properties>
    </style:style>
    <style:style style:name="Table2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3" style:family="table-row">
      <style:table-row-properties fo:keep-together="always"/>
    </style:style>
    <style:style style:name="Table2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4" style:family="table-row">
      <style:table-row-properties fo:keep-together="always"/>
    </style:style>
    <style:style style:name="Table2.B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5" style:family="table-row">
      <style:table-row-properties fo:keep-together="always"/>
    </style:style>
    <style:style style:name="Table2.B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6" style:family="table-row">
      <style:table-row-properties fo:keep-together="always"/>
    </style:style>
    <style:style style:name="Table2.B6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7" style:family="table-row">
      <style:table-row-properties fo:keep-together="always"/>
    </style:style>
    <style:style style:name="Table2.B7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8" style:family="table-row">
      <style:table-row-properties fo:keep-together="always"/>
    </style:style>
    <style:style style:name="Table2.B8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9" style:family="table-row">
      <style:table-row-properties fo:keep-together="always"/>
    </style:style>
    <style:style style:name="Table2.B9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10" style:family="table-row">
      <style:table-row-properties fo:keep-together="always"/>
    </style:style>
    <style:style style:name="Table2.B10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11" style:family="table-row">
      <style:table-row-properties fo:keep-together="always"/>
    </style:style>
    <style:style style:name="Table2.B11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12" style:family="table-row">
      <style:table-row-properties fo:keep-together="always"/>
    </style:style>
    <style:style style:name="Table2.B1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13" style:family="table-row">
      <style:table-row-properties fo:keep-together="always"/>
    </style:style>
    <style:style style:name="Table2.B1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14" style:family="table-row">
      <style:table-row-properties fo:keep-together="always"/>
    </style:style>
    <style:style style:name="Table2.B1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15" style:family="table-row">
      <style:table-row-properties fo:keep-together="always"/>
    </style:style>
    <style:style style:name="Table2.B1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16" style:family="table-row">
      <style:table-row-properties fo:keep-together="always"/>
    </style:style>
    <style:style style:name="Table2.B16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17" style:family="table-row">
      <style:table-row-properties fo:keep-together="always"/>
    </style:style>
    <style:style style:name="Table2.B17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18" style:family="table-row">
      <style:table-row-properties fo:keep-together="always"/>
    </style:style>
    <style:style style:name="Table2.B18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19" style:family="table-row">
      <style:table-row-properties fo:keep-together="always"/>
    </style:style>
    <style:style style:name="Table2.B19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20" style:family="table-row">
      <style:table-row-properties fo:keep-together="always"/>
    </style:style>
    <style:style style:name="Table2.B20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21" style:family="table-row">
      <style:table-row-properties fo:keep-together="always"/>
    </style:style>
    <style:style style:name="Table2.B21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22" style:family="table-row">
      <style:table-row-properties fo:keep-together="always"/>
    </style:style>
    <style:style style:name="Table2.B2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23" style:family="table-row">
      <style:table-row-properties fo:keep-together="always"/>
    </style:style>
    <style:style style:name="Table2.B2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24" style:family="table-row">
      <style:table-row-properties fo:keep-together="always"/>
    </style:style>
    <style:style style:name="Table2.B2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25" style:family="table-row">
      <style:table-row-properties fo:keep-together="always"/>
    </style:style>
    <style:style style:name="Table2.B2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26" style:family="table-row">
      <style:table-row-properties fo:keep-together="always"/>
    </style:style>
    <style:style style:name="Table2.B26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27" style:family="table-row">
      <style:table-row-properties fo:keep-together="always"/>
    </style:style>
    <style:style style:name="Table2.B27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28" style:family="table-row">
      <style:table-row-properties fo:keep-together="always"/>
    </style:style>
    <style:style style:name="Table2.B28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29" style:family="table-row">
      <style:table-row-properties fo:keep-together="always"/>
    </style:style>
    <style:style style:name="Table2.B29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30" style:family="table-row">
      <style:table-row-properties fo:keep-together="always"/>
    </style:style>
    <style:style style:name="Table2.B30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31" style:family="table-row">
      <style:table-row-properties fo:keep-together="always"/>
    </style:style>
    <style:style style:name="Table2.B31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32" style:family="table-row">
      <style:table-row-properties fo:keep-together="always"/>
    </style:style>
    <style:style style:name="Table2.B3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7" style:family="table">
      <style:table-properties style:width="5.8813in" fo:margin-left="0.5146in" fo:margin-right="0.5292in" table:align="margins"/>
    </style:style>
    <style:style style:name="Table27.A" style:family="table-column">
      <style:table-column-properties style:column-width="1.6771in" style:rel-column-width="18687*"/>
    </style:style>
    <style:style style:name="Table27.B" style:family="table-column">
      <style:table-column-properties style:column-width="4.2042in" style:rel-column-width="46848*"/>
    </style:style>
    <style:style style:name="Table27.1" style:family="table-row">
      <style:table-row-properties fo:background-color="#0000ff">
        <style:background-image/>
      </style:table-row-properties>
    </style:style>
    <style:style style:name="Table27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7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7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7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7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8" style:family="table">
      <style:table-properties style:width="5.8813in" fo:margin-left="0.5146in" fo:margin-right="0.5292in" table:align="margins"/>
    </style:style>
    <style:style style:name="Table28.A" style:family="table-column">
      <style:table-column-properties style:column-width="1.5569in" style:rel-column-width="17349*"/>
    </style:style>
    <style:style style:name="Table28.B" style:family="table-column">
      <style:table-column-properties style:column-width="3.441in" style:rel-column-width="38342*"/>
    </style:style>
    <style:style style:name="Table28.C" style:family="table-column">
      <style:table-column-properties style:column-width="0.8833in" style:rel-column-width="9844*"/>
    </style:style>
    <style:style style:name="Table28.1" style:family="table-row">
      <style:table-row-properties fo:background-color="#0000ff">
        <style:background-image/>
      </style:table-row-properties>
    </style:style>
    <style:style style:name="Table28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8.B1" style:family="table-cell">
      <style:table-cell-properties fo:padding="0.0382in" fo:border-left="0.05pt solid #ffffff" fo:border-right="none" fo:border-top="0.05pt solid #0000ff" fo:border-bottom="0.05pt solid #0000ff"/>
    </style:style>
    <style:style style:name="Table28.C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8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8.B2" style:family="table-cell">
      <style:table-cell-properties fo:padding="0.0382in" fo:border-left="0.05pt solid #0000ff" fo:border-right="none" fo:border-top="none" fo:border-bottom="0.05pt solid #0000ff"/>
    </style:style>
    <style:style style:name="Table28.C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8.B3" style:family="table-cell">
      <style:table-cell-properties fo:padding="0.0382in" fo:border-left="0.05pt solid #0000ff" fo:border-right="none" fo:border-top="none" fo:border-bottom="0.05pt solid #0000ff"/>
    </style:style>
    <style:style style:name="Table28.C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8" style:family="table">
      <style:table-properties style:width="6.5424in" fo:margin-left="0.4118in" fo:margin-right="-0.0292in" table:align="margins"/>
    </style:style>
    <style:style style:name="Table8.A" style:family="table-column">
      <style:table-column-properties style:column-width="1.6097in" style:rel-column-width="2318*"/>
    </style:style>
    <style:style style:name="Table8.B" style:family="table-column">
      <style:table-column-properties style:column-width="2.7465in" style:rel-column-width="3955*"/>
    </style:style>
    <style:style style:name="Table8.C" style:family="table-column">
      <style:table-column-properties style:column-width="2.1861in" style:rel-column-width="3148*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8.B1" style:family="table-cell">
      <style:table-cell-properties fo:padding="0.0382in" fo:border-left="0.05pt solid #ffffff" fo:border-right="none" fo:border-top="0.05pt solid #0000ff" fo:border-bottom="0.05pt solid #0000ff"/>
    </style:style>
    <style:style style:name="Table8.C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8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8.B2" style:family="table-cell">
      <style:table-cell-properties fo:padding="0.0382in" fo:border-left="0.05pt solid #0000ff" fo:border-right="none" fo:border-top="none" fo:border-bottom="0.05pt solid #0000ff"/>
    </style:style>
    <style:style style:name="Table8.C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8.B3" style:family="table-cell">
      <style:table-cell-properties fo:padding="0.0382in" fo:border-left="0.05pt solid #0000ff" fo:border-right="none" fo:border-top="none" fo:border-bottom="0.05pt solid #0000ff"/>
    </style:style>
    <style:style style:name="Table8.C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8.B4" style:family="table-cell">
      <style:table-cell-properties fo:padding="0.0382in" fo:border-left="0.05pt solid #0000ff" fo:border-right="none" fo:border-top="none" fo:border-bottom="0.05pt solid #0000ff"/>
    </style:style>
    <style:style style:name="Table8.C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" style:family="table">
      <style:table-properties style:width="5.8813in" fo:margin-left="0.5146in" fo:margin-right="0.5292in" table:align="margins"/>
    </style:style>
    <style:style style:name="Table4.A" style:family="table-column">
      <style:table-column-properties style:column-width="1.6771in" style:rel-column-width="18687*"/>
    </style:style>
    <style:style style:name="Table4.B" style:family="table-column">
      <style:table-column-properties style:column-width="4.2042in" style:rel-column-width="46848*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4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4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4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5" style:family="table">
      <style:table-properties style:width="5.8813in" fo:margin-left="0.5146in" fo:margin-right="0.5292in" table:align="margins"/>
    </style:style>
    <style:style style:name="Table5.A" style:family="table-column">
      <style:table-column-properties style:column-width="1.6771in" style:rel-column-width="18687*"/>
    </style:style>
    <style:style style:name="Table5.B" style:family="table-column">
      <style:table-column-properties style:column-width="4.2042in" style:rel-column-width="46848*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5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5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5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6" style:family="table">
      <style:table-properties style:width="5.8813in" fo:margin-left="0.5146in" fo:margin-right="0.5292in" table:align="margins"/>
    </style:style>
    <style:style style:name="Table6.A" style:family="table-column">
      <style:table-column-properties style:column-width="1.6771in" style:rel-column-width="18687*"/>
    </style:style>
    <style:style style:name="Table6.B" style:family="table-column">
      <style:table-column-properties style:column-width="4.2042in" style:rel-column-width="46848*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6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6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6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7" style:family="table">
      <style:table-properties style:width="5.8813in" fo:margin-left="0.5146in" fo:margin-right="0.5292in" table:align="margins"/>
    </style:style>
    <style:style style:name="Table7.A" style:family="table-column">
      <style:table-column-properties style:column-width="1.6771in" style:rel-column-width="18687*"/>
    </style:style>
    <style:style style:name="Table7.B" style:family="table-column">
      <style:table-column-properties style:column-width="4.2042in" style:rel-column-width="46848*"/>
    </style:style>
    <style:style style:name="Table7.1" style:family="table-row">
      <style:table-row-properties fo:background-color="#0000ff">
        <style:background-image/>
      </style:table-row-properties>
    </style:style>
    <style:style style:name="Table7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7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7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7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9" style:family="table">
      <style:table-properties style:width="5.8813in" fo:margin-left="0.5146in" fo:margin-right="0.5292in" table:align="margins"/>
    </style:style>
    <style:style style:name="Table9.A" style:family="table-column">
      <style:table-column-properties style:column-width="1.6771in" style:rel-column-width="18687*"/>
    </style:style>
    <style:style style:name="Table9.B" style:family="table-column">
      <style:table-column-properties style:column-width="4.2042in" style:rel-column-width="46848*"/>
    </style:style>
    <style:style style:name="Table9.1" style:family="table-row">
      <style:table-row-properties fo:background-color="#0000ff">
        <style:background-image/>
      </style:table-row-properties>
    </style:style>
    <style:style style:name="Table9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9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9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9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9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0" style:family="table">
      <style:table-properties style:width="5.8813in" fo:margin-left="0.5146in" fo:margin-right="0.5292in" table:align="margins"/>
    </style:style>
    <style:style style:name="Table10.A" style:family="table-column">
      <style:table-column-properties style:column-width="1.6771in" style:rel-column-width="18687*"/>
    </style:style>
    <style:style style:name="Table10.B" style:family="table-column">
      <style:table-column-properties style:column-width="4.2042in" style:rel-column-width="46848*"/>
    </style:style>
    <style:style style:name="Table10.1" style:family="table-row">
      <style:table-row-properties fo:background-color="#0000ff">
        <style:background-image/>
      </style:table-row-properties>
    </style:style>
    <style:style style:name="Table10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0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0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0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1" style:family="table">
      <style:table-properties style:width="5.8813in" fo:margin-left="0.5146in" fo:margin-right="0.5292in" table:align="margins"/>
    </style:style>
    <style:style style:name="Table11.A" style:family="table-column">
      <style:table-column-properties style:column-width="1.6771in" style:rel-column-width="18687*"/>
    </style:style>
    <style:style style:name="Table11.B" style:family="table-column">
      <style:table-column-properties style:column-width="4.2042in" style:rel-column-width="46848*"/>
    </style:style>
    <style:style style:name="Table11.1" style:family="table-row">
      <style:table-row-properties fo:background-color="#0000ff">
        <style:background-image/>
      </style:table-row-properties>
    </style:style>
    <style:style style:name="Table11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1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1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1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3" style:family="table">
      <style:table-properties style:width="5.8813in" fo:margin-left="0.5146in" fo:margin-right="0.5292in" table:align="margins"/>
    </style:style>
    <style:style style:name="Table13.A" style:family="table-column">
      <style:table-column-properties style:column-width="1.6771in" style:rel-column-width="18687*"/>
    </style:style>
    <style:style style:name="Table13.B" style:family="table-column">
      <style:table-column-properties style:column-width="4.2042in" style:rel-column-width="46848*"/>
    </style:style>
    <style:style style:name="Table13.1" style:family="table-row">
      <style:table-row-properties fo:background-color="#0000ff">
        <style:background-image/>
      </style:table-row-properties>
    </style:style>
    <style:style style:name="Table13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3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3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3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3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4" style:family="table">
      <style:table-properties style:width="5.8813in" fo:margin-left="0.5146in" fo:margin-right="0.5292in" table:align="margins"/>
    </style:style>
    <style:style style:name="Table14.A" style:family="table-column">
      <style:table-column-properties style:column-width="1.6771in" style:rel-column-width="18687*"/>
    </style:style>
    <style:style style:name="Table14.B" style:family="table-column">
      <style:table-column-properties style:column-width="4.2042in" style:rel-column-width="46848*"/>
    </style:style>
    <style:style style:name="Table14.1" style:family="table-row">
      <style:table-row-properties fo:background-color="#0000ff">
        <style:background-image/>
      </style:table-row-properties>
    </style:style>
    <style:style style:name="Table14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4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4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4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4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5" style:family="table">
      <style:table-properties style:width="5.8813in" fo:margin-left="0.5146in" fo:margin-right="0.5292in" table:align="margins"/>
    </style:style>
    <style:style style:name="Table15.A" style:family="table-column">
      <style:table-column-properties style:column-width="1.6771in" style:rel-column-width="18687*"/>
    </style:style>
    <style:style style:name="Table15.B" style:family="table-column">
      <style:table-column-properties style:column-width="4.2042in" style:rel-column-width="46848*"/>
    </style:style>
    <style:style style:name="Table15.1" style:family="table-row">
      <style:table-row-properties fo:background-color="#0000ff">
        <style:background-image/>
      </style:table-row-properties>
    </style:style>
    <style:style style:name="Table15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5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5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5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5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6" style:family="table">
      <style:table-properties style:width="5.8813in" fo:margin-left="0.5146in" fo:margin-right="0.5292in" table:align="margins"/>
    </style:style>
    <style:style style:name="Table16.A" style:family="table-column">
      <style:table-column-properties style:column-width="1.6771in" style:rel-column-width="18687*"/>
    </style:style>
    <style:style style:name="Table16.B" style:family="table-column">
      <style:table-column-properties style:column-width="4.2042in" style:rel-column-width="46848*"/>
    </style:style>
    <style:style style:name="Table16.1" style:family="table-row">
      <style:table-row-properties fo:background-color="#0000ff">
        <style:background-image/>
      </style:table-row-properties>
    </style:style>
    <style:style style:name="Table16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6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6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6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6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7" style:family="table">
      <style:table-properties style:width="5.8813in" fo:margin-left="0.5146in" fo:margin-right="0.5292in" table:align="margins"/>
    </style:style>
    <style:style style:name="Table17.A" style:family="table-column">
      <style:table-column-properties style:column-width="1.6771in" style:rel-column-width="18687*"/>
    </style:style>
    <style:style style:name="Table17.B" style:family="table-column">
      <style:table-column-properties style:column-width="4.2042in" style:rel-column-width="46848*"/>
    </style:style>
    <style:style style:name="Table17.1" style:family="table-row">
      <style:table-row-properties fo:background-color="#0000ff">
        <style:background-image/>
      </style:table-row-properties>
    </style:style>
    <style:style style:name="Table17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7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7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7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7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7.B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8" style:family="table">
      <style:table-properties style:width="5.8813in" fo:margin-left="0.5146in" fo:margin-right="0.5292in" table:align="margins"/>
    </style:style>
    <style:style style:name="Table18.A" style:family="table-column">
      <style:table-column-properties style:column-width="1.6771in" style:rel-column-width="18687*"/>
    </style:style>
    <style:style style:name="Table18.B" style:family="table-column">
      <style:table-column-properties style:column-width="4.2042in" style:rel-column-width="46848*"/>
    </style:style>
    <style:style style:name="Table18.1" style:family="table-row">
      <style:table-row-properties fo:background-color="#0000ff">
        <style:background-image/>
      </style:table-row-properties>
    </style:style>
    <style:style style:name="Table18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8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8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8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8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9" style:family="table">
      <style:table-properties style:width="5.8813in" fo:margin-left="0.5146in" fo:margin-right="0.5292in" table:align="margins"/>
    </style:style>
    <style:style style:name="Table19.A" style:family="table-column">
      <style:table-column-properties style:column-width="1.6771in" style:rel-column-width="18687*"/>
    </style:style>
    <style:style style:name="Table19.B" style:family="table-column">
      <style:table-column-properties style:column-width="4.2042in" style:rel-column-width="46848*"/>
    </style:style>
    <style:style style:name="Table19.1" style:family="table-row">
      <style:table-row-properties fo:background-color="#0000ff">
        <style:background-image/>
      </style:table-row-properties>
    </style:style>
    <style:style style:name="Table19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9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9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9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9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0" style:family="table">
      <style:table-properties style:width="5.8813in" fo:margin-left="0.5146in" fo:margin-right="0.5292in" table:align="margins"/>
    </style:style>
    <style:style style:name="Table20.A" style:family="table-column">
      <style:table-column-properties style:column-width="1.6771in" style:rel-column-width="18687*"/>
    </style:style>
    <style:style style:name="Table20.B" style:family="table-column">
      <style:table-column-properties style:column-width="4.2042in" style:rel-column-width="46848*"/>
    </style:style>
    <style:style style:name="Table20.1" style:family="table-row">
      <style:table-row-properties fo:background-color="#0000ff">
        <style:background-image/>
      </style:table-row-properties>
    </style:style>
    <style:style style:name="Table20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0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0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0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0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1" style:family="table">
      <style:table-properties style:width="5.8813in" fo:margin-left="0.5146in" fo:margin-right="0.5292in" table:align="margins"/>
    </style:style>
    <style:style style:name="Table21.A" style:family="table-column">
      <style:table-column-properties style:column-width="1.6771in" style:rel-column-width="18687*"/>
    </style:style>
    <style:style style:name="Table21.B" style:family="table-column">
      <style:table-column-properties style:column-width="4.2042in" style:rel-column-width="46848*"/>
    </style:style>
    <style:style style:name="Table21.1" style:family="table-row">
      <style:table-row-properties fo:background-color="#0000ff">
        <style:background-image/>
      </style:table-row-properties>
    </style:style>
    <style:style style:name="Table21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1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1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1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2" style:family="table">
      <style:table-properties style:width="5.8813in" fo:margin-left="0.5146in" fo:margin-right="0.5292in" table:align="margins"/>
    </style:style>
    <style:style style:name="Table22.A" style:family="table-column">
      <style:table-column-properties style:column-width="1.6771in" style:rel-column-width="18687*"/>
    </style:style>
    <style:style style:name="Table22.B" style:family="table-column">
      <style:table-column-properties style:column-width="4.2042in" style:rel-column-width="46848*"/>
    </style:style>
    <style:style style:name="Table22.1" style:family="table-row">
      <style:table-row-properties fo:background-color="#0000ff">
        <style:background-image/>
      </style:table-row-properties>
    </style:style>
    <style:style style:name="Table22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2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2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2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3" style:family="table">
      <style:table-properties style:width="5.8813in" fo:margin-left="0.5146in" fo:margin-right="0.5292in" table:align="margins"/>
    </style:style>
    <style:style style:name="Table23.A" style:family="table-column">
      <style:table-column-properties style:column-width="1.6771in" style:rel-column-width="18687*"/>
    </style:style>
    <style:style style:name="Table23.B" style:family="table-column">
      <style:table-column-properties style:column-width="4.2042in" style:rel-column-width="46848*"/>
    </style:style>
    <style:style style:name="Table23.1" style:family="table-row">
      <style:table-row-properties fo:background-color="#0000ff">
        <style:background-image/>
      </style:table-row-properties>
    </style:style>
    <style:style style:name="Table23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3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3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3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4" style:family="table">
      <style:table-properties style:width="5.8813in" fo:margin-left="0.5146in" fo:margin-right="0.5292in" table:align="margins"/>
    </style:style>
    <style:style style:name="Table24.A" style:family="table-column">
      <style:table-column-properties style:column-width="1.6771in" style:rel-column-width="18687*"/>
    </style:style>
    <style:style style:name="Table24.B" style:family="table-column">
      <style:table-column-properties style:column-width="4.2042in" style:rel-column-width="46848*"/>
    </style:style>
    <style:style style:name="Table24.1" style:family="table-row">
      <style:table-row-properties fo:background-color="#0000ff">
        <style:background-image/>
      </style:table-row-properties>
    </style:style>
    <style:style style:name="Table24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4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4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4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5" style:family="table">
      <style:table-properties style:width="5.8813in" fo:margin-left="0.5146in" fo:margin-right="0.5292in" table:align="margins"/>
    </style:style>
    <style:style style:name="Table25.A" style:family="table-column">
      <style:table-column-properties style:column-width="1.6771in" style:rel-column-width="18687*"/>
    </style:style>
    <style:style style:name="Table25.B" style:family="table-column">
      <style:table-column-properties style:column-width="4.2042in" style:rel-column-width="46848*"/>
    </style:style>
    <style:style style:name="Table25.1" style:family="table-row">
      <style:table-row-properties fo:background-color="#0000ff">
        <style:background-image/>
      </style:table-row-properties>
    </style:style>
    <style:style style:name="Table25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5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5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5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6" style:family="table">
      <style:table-properties style:width="5.8813in" fo:margin-left="0.5146in" fo:margin-right="0.5292in" table:align="margins"/>
    </style:style>
    <style:style style:name="Table26.A" style:family="table-column">
      <style:table-column-properties style:column-width="1.6771in" style:rel-column-width="18687*"/>
    </style:style>
    <style:style style:name="Table26.B" style:family="table-column">
      <style:table-column-properties style:column-width="4.2042in" style:rel-column-width="46848*"/>
    </style:style>
    <style:style style:name="Table26.1" style:family="table-row">
      <style:table-row-properties fo:background-color="#0000ff">
        <style:background-image/>
      </style:table-row-properties>
    </style:style>
    <style:style style:name="Table26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6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6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6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9" style:family="table">
      <style:table-properties style:width="5.1875in" fo:margin-left="0.5146in" fo:margin-right="1.2229in" table:align="margins"/>
    </style:style>
    <style:style style:name="Table29.A" style:family="table-column">
      <style:table-column-properties style:column-width="0.9993in" style:rel-column-width="1439*"/>
    </style:style>
    <style:style style:name="Table29.B" style:family="table-column">
      <style:table-column-properties style:column-width="2.8097in" style:rel-column-width="4046*"/>
    </style:style>
    <style:style style:name="Table29.C" style:family="table-column">
      <style:table-column-properties style:column-width="1.3785in" style:rel-column-width="1985*"/>
    </style:style>
    <style:style style:name="Table29.1" style:family="table-row">
      <style:table-row-properties fo:background-color="#0000ff">
        <style:background-image/>
      </style:table-row-properties>
    </style:style>
    <style:style style:name="Table29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9.B1" style:family="table-cell">
      <style:table-cell-properties fo:padding="0.0382in" fo:border-left="0.05pt solid #ffffff" fo:border-right="none" fo:border-top="0.05pt solid #0000ff" fo:border-bottom="0.05pt solid #0000ff"/>
    </style:style>
    <style:style style:name="Table29.C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9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9.B2" style:family="table-cell">
      <style:table-cell-properties fo:padding="0.0382in" fo:border-left="0.05pt solid #0000ff" fo:border-right="none" fo:border-top="none" fo:border-bottom="0.05pt solid #0000ff"/>
    </style:style>
    <style:style style:name="Table29.C2" style:family="table-cell">
      <style:table-cell-properties fo:padding="0.0382in" fo:border-left="0.05pt solid #0000ff" fo:border-right="0.05pt solid #0000ff" fo:border-top="none" fo:border-bottom="0.05pt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Method_20_Body">
      <style:paragraph-properties fo:margin-left="0in" fo:margin-right="0in" fo:text-indent="0in" style:auto-text-indent="false"/>
    </style:style>
    <style:style style:name="P3" style:family="paragraph" style:parent-style-name="Method_20_Body">
      <style:paragraph-properties fo:margin-left="0in" fo:margin-right="0in" fo:text-indent="0in" style:auto-text-indent="false"/>
      <style:text-properties fo:color="#0000ff" style:font-name="DejaVu Serif2" fo:font-size="11pt" officeooo:paragraph-rsid="001db74e" style:font-name-asian="Monospace" style:font-size-asian="11pt" style:font-name-complex="Monospace" style:font-size-complex="11pt"/>
    </style:style>
    <style:style style:name="P4" style:family="paragraph" style:parent-style-name="Method_20_Body">
      <style:paragraph-properties fo:margin-left="0in" fo:margin-right="0in" fo:text-indent="0in" style:auto-text-indent="false"/>
      <style:text-properties fo:color="#0000ff" style:font-name="DejaVu Serif2" fo:font-size="11pt" fo:font-weight="normal" officeooo:paragraph-rsid="001db74e" style:font-name-asian="Monospace" style:font-size-asian="11pt" style:font-weight-asian="normal" style:font-name-complex="Monospace" style:font-size-complex="11pt" style:font-weight-complex="normal"/>
    </style:style>
    <style:style style:name="P5" style:family="paragraph" style:parent-style-name="Method_20_Body">
      <style:paragraph-properties fo:margin-left="0in" fo:margin-right="0in" fo:text-indent="0in" style:auto-text-indent="false"/>
      <style:text-properties fo:color="#0000ff" style:font-name="DejaVu Serif2" fo:font-size="11pt" officeooo:paragraph-rsid="001db74e" style:font-size-asian="11pt" style:font-size-complex="11pt"/>
    </style:style>
    <style:style style:name="P6" style:family="paragraph" style:parent-style-name="Method_20_Body">
      <style:paragraph-properties fo:margin-left="0in" fo:margin-right="0in" fo:text-indent="0in" style:auto-text-indent="false"/>
      <style:text-properties fo:color="#0000ff" style:font-name="DejaVu Serif2" fo:font-size="11pt" officeooo:paragraph-rsid="001fbc1e" style:font-size-asian="11pt" style:font-size-complex="11pt"/>
    </style:style>
    <style:style style:name="P7" style:family="paragraph" style:parent-style-name="Method_20_Body">
      <style:paragraph-properties fo:margin-left="0in" fo:margin-right="0in" fo:text-indent="0in" style:auto-text-indent="false"/>
      <style:text-properties fo:color="#0000ff" style:font-name="DejaVu Serif2" fo:font-size="11pt" officeooo:rsid="001fbc1e" officeooo:paragraph-rsid="001fbc1e" style:font-size-asian="11pt" style:font-size-complex="11pt"/>
    </style:style>
    <style:style style:name="P8" style:family="paragraph" style:parent-style-name="Method_20_Body">
      <style:paragraph-properties fo:margin-left="0in" fo:margin-right="0in" fo:text-indent="0in" style:auto-text-indent="false"/>
      <style:text-properties fo:color="#0000ff" style:font-name="DejaVu Serif2" fo:font-size="11pt" officeooo:paragraph-rsid="00203891" style:font-size-asian="11pt" style:font-size-complex="11pt"/>
    </style:style>
    <style:style style:name="P9" style:family="paragraph" style:parent-style-name="Method_20_Body">
      <style:paragraph-properties fo:margin-left="0in" fo:margin-right="0in" fo:text-indent="0in" style:auto-text-indent="false"/>
      <style:text-properties fo:color="#0000ff" style:font-name="DejaVu Serif2" fo:font-size="11pt" officeooo:rsid="00203891" officeooo:paragraph-rsid="00203891" style:font-size-asian="11pt" style:font-size-complex="11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99" style:font-name="DejaVu Sans Mono1" fo:font-size="9pt" fo:font-weight="bold" style:font-size-asian="9pt" style:font-weight-asian="bold" style:font-size-complex="9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99" style:font-name="DejaVu Sans Mono1" fo:font-size="9pt" fo:font-weight="bold" officeooo:paragraph-rsid="001db74e" style:font-size-asian="9pt" style:font-weight-asian="bold" style:font-size-complex="9pt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99" style:font-name="DejaVu Sans Mono1" fo:font-size="9pt" fo:font-weight="bold" officeooo:paragraph-rsid="001dec54" style:font-size-asian="9pt" style:font-weight-asian="bold" style:font-size-complex="9pt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99" style:font-name="DejaVu Sans Mono1" fo:font-size="9pt" fo:font-weight="bold" officeooo:paragraph-rsid="001fbc1e" style:font-size-asian="9pt" style:font-weight-asian="bold" style:font-size-complex="9pt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99" style:font-name="DejaVu Sans Mono1" fo:font-size="9pt" fo:font-weight="bold" officeooo:paragraph-rsid="0021baa6" style:font-size-asian="9pt" style:font-weight-asian="bold" style:font-size-complex="9pt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8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80" style:font-name="Monospace" fo:font-size="10pt" fo:font-weight="bold" officeooo:paragraph-rsid="0021baa6" style:font-name-asian="Monospace" style:font-size-asian="10pt" style:font-weight-asian="bold" style:font-name-complex="Monospace" style:font-size-complex="10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000099" style:font-name="DejaVu Sans Mono1" fo:font-size="9pt" fo:font-weight="bold" style:font-size-asian="9pt" style:font-weight-asian="bold" style:font-size-complex="9pt" style:font-weight-complex="bold"/>
    </style:style>
    <style:style style:name="P18" style:family="paragraph" style:parent-style-name="Method_20_Code_20_Listing">
      <style:paragraph-properties fo:margin-left="0in" fo:margin-right="0in" fo:text-indent="0in" style:auto-text-indent="false"/>
      <style:text-properties fo:color="#000080" officeooo:paragraph-rsid="001db74e" style:font-name-asian="Monospace" style:font-name-complex="Monospace"/>
    </style:style>
    <style:style style:name="P19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officeooo:paragraph-rsid="001db74e" fo:background-color="#0000ff" style:font-weight-asian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officeooo:paragraph-rsid="001fbc1e" fo:background-color="#0000ff" style:font-weight-asian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officeooo:paragraph-rsid="00203891" fo:background-color="#0000ff" style:font-weight-asian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officeooo:rsid="001e66fd" officeooo:paragraph-rsid="00142a5a" fo:background-color="#0000ff" style:font-weight-asian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officeooo:rsid="00203891" officeooo:paragraph-rsid="00203891" fo:background-color="#0000ff" style:font-weight-asian="normal" style:font-weight-complex="bold"/>
    </style:style>
    <style:style style:name="P25" style:family="paragraph" style:parent-style-name="Table_20_Contents">
      <style:text-properties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27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fo:font-size="11pt" fo:font-weight="bold" officeooo:rsid="00153b51" officeooo:paragraph-rsid="00142a5a" fo:background-color="transparent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fo:font-size="11pt" fo:font-weight="bold" officeooo:paragraph-rsid="001db74e" fo:background-color="transparent" style:font-size-asian="11pt" style:font-weight-asian="bold" style:font-size-complex="11pt" style:font-weight-complex="bold"/>
    </style:style>
    <style:style style:name="P30" style:family="paragraph" style:parent-style-name="Table_20_Contents">
      <style:text-properties fo:color="#0000ff" style:font-name="DejaVu Serif2" fo:font-size="11pt" fo:font-weight="bold" officeooo:paragraph-rsid="001db74e" fo:background-color="transparent" style:font-size-asian="11pt" style:font-weight-asian="bold" style:font-size-complex="11pt" style:font-weight-complex="bold"/>
    </style:style>
    <style:style style:name="P31" style:family="paragraph" style:parent-style-name="Table_20_Contents">
      <style:text-properties fo:color="#0000ff" style:font-name="DejaVu Serif2" fo:font-size="11pt" fo:font-weight="bold" officeooo:paragraph-rsid="001fbc1e" fo:background-color="transparent" style:font-size-asian="11pt" style:font-weight-asian="bold" style:font-size-complex="11pt" style:font-weight-complex="bold"/>
    </style:style>
    <style:style style:name="P32" style:family="paragraph" style:parent-style-name="Table_20_Contents">
      <style:text-properties fo:color="#0000ff" style:font-name="DejaVu Serif2" fo:font-size="11pt" fo:font-weight="bold" officeooo:rsid="001fbc1e" officeooo:paragraph-rsid="001fbc1e" fo:background-color="transparent" style:font-size-asian="11pt" style:font-weight-asian="bold" style:font-size-complex="11pt" style:font-weight-complex="bold"/>
    </style:style>
    <style:style style:name="P33" style:family="paragraph" style:parent-style-name="Table_20_Contents">
      <style:text-properties fo:color="#0000ff" style:font-name="DejaVu Serif2" fo:font-size="11pt" fo:font-weight="bold" officeooo:paragraph-rsid="00203891" fo:background-color="transparent" style:font-size-asian="11pt" style:font-weight-asian="bold" style:font-size-complex="11pt" style:font-weight-complex="bold"/>
    </style:style>
    <style:style style:name="P34" style:family="paragraph" style:parent-style-name="Method_20_Body">
      <style:text-properties fo:color="#0000ff" style:font-name="Liberation Sans" fo:font-size="10.5pt" fo:font-weight="normal" officeooo:rsid="001cc3df" officeooo:paragraph-rsid="00142a5a" style:font-name-asian="Monospace" style:font-size-asian="10.5pt" style:font-weight-asian="normal" style:font-name-complex="Monospace" style:font-size-complex="10.5pt" style:font-weight-complex="normal"/>
    </style:style>
    <style:style style:name="P35" style:family="paragraph" style:parent-style-name="Method_20_Body">
      <style:text-properties fo:color="#0000ff" style:font-name="DejaVu Serif2" fo:font-size="11pt" officeooo:paragraph-rsid="001db74e" style:font-name-asian="Monospace" style:font-size-asian="11pt" style:font-name-complex="Monospace" style:font-size-complex="11pt"/>
    </style:style>
    <style:style style:name="P36" style:family="paragraph" style:parent-style-name="Method_20_Body">
      <style:text-properties fo:color="#0000ff" style:font-name="DejaVu Serif2" fo:font-size="11pt" officeooo:rsid="001fbc1e" officeooo:paragraph-rsid="001fbc1e" style:font-name-asian="Monospace" style:font-size-asian="11pt" style:font-name-complex="Monospace" style:font-size-complex="11pt"/>
    </style:style>
    <style:style style:name="P37" style:family="paragraph" style:parent-style-name="Method_20_Body">
      <style:text-properties fo:color="#0000ff" style:font-name="DejaVu Serif2" fo:font-size="11pt" officeooo:rsid="001fbc1e" officeooo:paragraph-rsid="0021baa6" style:font-name-asian="Monospace" style:font-size-asian="11pt" style:font-name-complex="Monospace" style:font-size-complex="11pt"/>
    </style:style>
    <style:style style:name="P38" style:family="paragraph" style:parent-style-name="Method_20_Body">
      <style:text-properties fo:color="#0000ff" style:font-name="DejaVu Serif2" fo:font-size="11pt" fo:font-weight="bold" officeooo:paragraph-rsid="001db74e" style:font-name-asian="Monospace" style:font-size-asian="11pt" style:font-weight-asian="bold" style:font-name-complex="Monospace" style:font-size-complex="11pt" style:font-weight-complex="bold"/>
    </style:style>
    <style:style style:name="P39" style:family="paragraph" style:parent-style-name="Method_20_Body">
      <style:text-properties fo:color="#0000ff" style:font-name="DejaVu Serif2" fo:font-size="11pt" fo:font-weight="normal" officeooo:paragraph-rsid="001db74e" style:font-name-asian="Monospace" style:font-size-asian="11pt" style:font-weight-asian="normal" style:font-name-complex="Monospace" style:font-size-complex="11pt" style:font-weight-complex="normal"/>
    </style:style>
    <style:style style:name="P40" style:family="paragraph" style:parent-style-name="Method_20_Body">
      <style:text-properties fo:color="#0000ff" style:font-name="DejaVu Serif2" fo:font-size="11pt" officeooo:paragraph-rsid="001db74e" style:font-size-asian="11pt" style:font-size-complex="11pt"/>
    </style:style>
    <style:style style:name="P41" style:family="paragraph" style:parent-style-name="Method_20_Body">
      <style:text-properties fo:color="#0000ff" style:font-name="Droid Serif" fo:font-size="11pt" officeooo:paragraph-rsid="001db74e" style:font-name-asian="Monospace" style:font-size-asian="11pt" style:font-name-complex="Monospace" style:font-size-complex="11pt"/>
    </style:style>
    <style:style style:name="P42" style:family="paragraph" style:parent-style-name="Method_20_Body">
      <style:text-properties fo:color="#0000ff" style:font-name="Droid Serif" fo:font-size="11pt" fo:font-weight="bold" officeooo:paragraph-rsid="001db74e" style:font-name-asian="Monospace" style:font-size-asian="11pt" style:font-weight-asian="bold" style:font-name-complex="Monospace" style:font-size-complex="11pt" style:font-weight-complex="bold"/>
    </style:style>
    <style:style style:name="P43" style:family="paragraph" style:parent-style-name="Method_20_Body">
      <style:text-properties fo:color="#0000ff" officeooo:paragraph-rsid="001db74e"/>
    </style:style>
    <style:style style:name="P44" style:family="paragraph" style:parent-style-name="Method_20_Body">
      <style:text-properties officeooo:paragraph-rsid="00142a5a"/>
    </style:style>
    <style:style style:name="P45" style:family="paragraph" style:parent-style-name="Method_20_Body">
      <style:text-properties officeooo:paragraph-rsid="001db74e"/>
    </style:style>
    <style:style style:name="P46" style:family="paragraph" style:parent-style-name="Method_20_Body">
      <style:text-properties fo:font-weight="bold" officeooo:rsid="0006ee42" officeooo:paragraph-rsid="001db74e" style:font-weight-asian="bold" style:font-weight-complex="bold"/>
    </style:style>
    <style:style style:name="P47" style:family="paragraph" style:parent-style-name="Method_20_Body">
      <style:text-properties fo:font-weight="bold" officeooo:rsid="0006ee42" officeooo:paragraph-rsid="001fbc1e" style:font-weight-asian="bold" style:font-weight-complex="bold"/>
    </style:style>
    <style:style style:name="P48" style:family="paragraph" style:parent-style-name="Method_20_Body">
      <style:text-properties fo:font-weight="bold" officeooo:rsid="0006ee42" officeooo:paragraph-rsid="0021baa6" style:font-weight-asian="bold" style:font-weight-complex="bold"/>
    </style:style>
    <style:style style:name="P49" style:family="paragraph" style:parent-style-name="Method_20_Body">
      <style:text-properties fo:font-weight="bold" officeooo:rsid="0020efbd" officeooo:paragraph-rsid="001db74e" style:font-weight-asian="bold" style:font-weight-complex="bold"/>
    </style:style>
    <style:style style:name="P50" style:family="paragraph" style:parent-style-name="Method_20_Body">
      <style:text-properties fo:font-weight="bold" officeooo:paragraph-rsid="001db74e" style:font-weight-asian="bold" style:font-weight-complex="bold"/>
    </style:style>
    <style:style style:name="P51" style:family="paragraph" style:parent-style-name="Method_20_Body">
      <style:text-properties fo:font-weight="bold" officeooo:paragraph-rsid="001fbc1e" style:font-weight-asian="bold" style:font-weight-complex="bold"/>
    </style:style>
    <style:style style:name="P52" style:family="paragraph" style:parent-style-name="Method_20_Body">
      <style:text-properties fo:font-weight="bold" officeooo:paragraph-rsid="0021baa6" style:font-weight-asian="bold" style:font-weight-complex="bold"/>
    </style:style>
    <style:style style:name="P53" style:family="paragraph" style:parent-style-name="Method_20_Body">
      <style:text-properties officeooo:rsid="0006ee42" officeooo:paragraph-rsid="001db74e"/>
    </style:style>
    <style:style style:name="P54" style:family="paragraph" style:parent-style-name="Method_20_Body">
      <style:text-properties officeooo:rsid="0006ee42" officeooo:paragraph-rsid="001fbc1e"/>
    </style:style>
    <style:style style:name="P55" style:family="paragraph" style:parent-style-name="Method_20_Body">
      <style:text-properties officeooo:rsid="0006ee42" officeooo:paragraph-rsid="0021baa6"/>
    </style:style>
    <style:style style:name="P56" style:family="paragraph" style:parent-style-name="Method_20_Body">
      <style:text-properties officeooo:rsid="000c2047" officeooo:paragraph-rsid="001db74e"/>
    </style:style>
    <style:style style:name="P57" style:family="paragraph" style:parent-style-name="Method_20_Body">
      <style:text-properties fo:font-weight="normal" officeooo:rsid="001fbc1e" officeooo:paragraph-rsid="001fbc1e" style:font-weight-asian="normal" style:font-weight-complex="normal"/>
    </style:style>
    <style:style style:name="P58" style:family="paragraph" style:parent-style-name="Method_20_Body">
      <style:text-properties officeooo:paragraph-rsid="001fbc1e"/>
    </style:style>
    <style:style style:name="P59" style:family="paragraph" style:parent-style-name="Method_20_Body">
      <style:text-properties officeooo:paragraph-rsid="00203891"/>
    </style:style>
    <style:style style:name="P60" style:family="paragraph" style:parent-style-name="Method_20_Body">
      <style:text-properties officeooo:paragraph-rsid="0021baa6"/>
    </style:style>
    <style:style style:name="P61" style:family="paragraph" style:parent-style-name="Standard">
      <style:text-properties officeooo:paragraph-rsid="001db74e"/>
    </style:style>
    <style:style style:name="P62" style:family="paragraph" style:parent-style-name="Standard">
      <style:text-properties fo:color="#000099" style:font-name="DejaVu Sans Mono1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63" style:family="paragraph" style:parent-style-name="Standard">
      <style:text-properties fo:color="#000099" style:font-name="DejaVu Sans Mono1" fo:font-size="9pt" fo:font-weight="bold" officeooo:paragraph-rsid="001db74e" style:font-name-asian="Monospace" style:font-size-asian="9pt" style:font-weight-asian="bold" style:font-name-complex="Monospace" style:font-size-complex="9pt" style:font-weight-complex="bold"/>
    </style:style>
    <style:style style:name="P64" style:family="paragraph" style:parent-style-name="Standard">
      <style:text-properties fo:color="#000099" style:font-name="DejaVu Sans Mono1" fo:font-size="9pt" fo:font-weight="bold" officeooo:rsid="0008a086" officeooo:paragraph-rsid="001fbc1e" style:font-name-asian="Monospace" style:font-size-asian="9pt" style:font-weight-asian="bold" style:font-name-complex="Monospace" style:font-size-complex="9pt" style:font-weight-complex="bold"/>
    </style:style>
    <style:style style:name="P65" style:family="paragraph" style:parent-style-name="Standard">
      <style:text-properties fo:color="#000099" style:font-name="DejaVu Sans Mono1" fo:font-size="9pt" fo:font-weight="bold" officeooo:rsid="0008a086" officeooo:paragraph-rsid="0021baa6" style:font-name-asian="Monospace" style:font-size-asian="9pt" style:font-weight-asian="bold" style:font-name-complex="Monospace" style:font-size-complex="9pt" style:font-weight-complex="bold"/>
    </style:style>
    <style:style style:name="P66" style:family="paragraph" style:parent-style-name="Standard">
      <style:text-properties fo:color="#000099" style:font-name="DejaVu Sans Mono1" fo:font-size="9pt" fo:font-weight="bold" officeooo:paragraph-rsid="001db74e" style:font-size-asian="9pt" style:font-weight-asian="bold" style:font-size-complex="9pt" style:font-weight-complex="bold"/>
    </style:style>
    <style:style style:name="P67" style:family="paragraph" style:parent-style-name="Standard">
      <style:text-properties fo:color="#000080" officeooo:paragraph-rsid="001db74e" style:font-name-asian="Monospace" style:font-name-complex="Monospace"/>
    </style:style>
    <style:style style:name="P68" style:family="paragraph" style:parent-style-name="Standard">
      <style:text-properties fo:color="#000080" style:font-name="Monospace" fo:font-size="10pt" officeooo:paragraph-rsid="001db74e" style:font-name-asian="Monospace" style:font-size-asian="10pt" style:font-name-complex="Monospace" style:font-size-complex="10pt"/>
    </style:style>
    <style:style style:name="P69" style:family="paragraph" style:parent-style-name="Standard">
      <style:text-properties style:font-name="Monospace" fo:font-size="10pt" officeooo:paragraph-rsid="001db74e" style:font-name-asian="Monospace" style:font-size-asian="10pt" style:font-name-complex="Monospace" style:font-size-complex="10pt"/>
    </style:style>
    <style:style style:name="P70" style:family="paragraph" style:parent-style-name="Standard">
      <style:paragraph-properties fo:margin-left="0.5in" fo:margin-right="0in" fo:text-indent="0in" style:auto-text-indent="false"/>
      <style:text-properties fo:color="#000099" style:font-name="DejaVu Sans Mono1" fo:font-size="9pt" fo:font-weight="bold" officeooo:paragraph-rsid="001db74e" style:font-name-asian="Monospace" style:font-size-asian="9pt" style:font-weight-asian="bold" style:font-name-complex="Monospace" style:font-size-complex="9pt" style:font-weight-complex="bold"/>
    </style:style>
    <style:style style:name="P71" style:family="paragraph" style:parent-style-name="Standard">
      <style:paragraph-properties fo:margin-left="0.5in" fo:margin-right="0in" fo:text-indent="0in" style:auto-text-indent="false"/>
      <style:text-properties fo:color="#000099" style:font-name="DejaVu Sans Mono1" fo:font-size="9pt" fo:font-weight="bold" officeooo:paragraph-rsid="001db74e" style:font-size-asian="9pt" style:font-weight-asian="bold" style:font-size-complex="9pt" style:font-weight-complex="bold"/>
    </style:style>
    <style:style style:name="P72" style:family="paragraph" style:parent-style-name="Method_20_Code_20_Listing">
      <style:paragraph-properties>
        <style:tab-stops>
          <style:tab-stop style:position="5.4925in"/>
        </style:tab-stops>
      </style:paragraph-properties>
      <style:text-properties fo:color="#000080" style:font-name="Monospace" fo:font-size="10pt" officeooo:paragraph-rsid="001db74e" style:font-name-asian="Monospace" style:font-size-asian="10pt" style:font-name-complex="Monospace" style:font-size-complex="10pt"/>
    </style:style>
    <style:style style:name="P73" style:family="paragraph" style:parent-style-name="Method_20_Code_20_Listing">
      <style:text-properties fo:color="#000080" style:font-name="Monospace" fo:font-size="10pt" officeooo:paragraph-rsid="001db74e" style:font-name-asian="Monospace" style:font-size-asian="10pt" style:font-name-complex="Monospace" style:font-size-complex="10pt"/>
    </style:style>
    <style:style style:name="P74" style:family="paragraph" style:parent-style-name="Method_20_Code_20_Listing">
      <style:text-properties fo:color="#000080" officeooo:paragraph-rsid="001db74e" style:font-name-asian="Monospace" style:font-name-complex="Monospace"/>
    </style:style>
    <style:style style:name="P75" style:family="paragraph" style:parent-style-name="Method_20_Code_20_Listing">
      <style:paragraph-properties>
        <style:tab-stops>
          <style:tab-stop style:position="5.4925in"/>
        </style:tab-stops>
      </style:paragraph-properties>
      <style:text-properties fo:color="#000080" officeooo:paragraph-rsid="001db74e"/>
    </style:style>
    <style:style style:name="P76" style:family="paragraph" style:parent-style-name="Method_20_Code_20_Listing">
      <style:text-properties fo:color="#000080" officeooo:paragraph-rsid="001db74e"/>
    </style:style>
    <style:style style:name="P77" style:family="paragraph" style:parent-style-name="Method_20_Code_20_Listing">
      <style:text-properties fo:color="#000099" style:font-name="DejaVu Sans Mono1" fo:font-size="9pt" fo:font-weight="bold" officeooo:rsid="000dc0a4" officeooo:paragraph-rsid="001db74e" style:font-name-asian="Monospace" style:font-size-asian="9pt" style:font-weight-asian="bold" style:font-name-complex="Monospace" style:font-size-complex="9pt" style:font-weight-complex="bold"/>
    </style:style>
    <style:style style:name="P78" style:family="paragraph" style:parent-style-name="Method_20_Code_20_Listing">
      <style:text-properties fo:color="#000099" style:font-name="DejaVu Sans Mono1" fo:font-size="9pt" fo:font-weight="bold" officeooo:rsid="0013762d" officeooo:paragraph-rsid="001db74e" style:font-name-asian="Monospace" style:font-size-asian="9pt" style:font-weight-asian="bold" style:font-name-complex="Monospace" style:font-size-complex="9pt" style:font-weight-complex="bold"/>
    </style:style>
    <style:style style:name="P79" style:family="paragraph" style:parent-style-name="Method_20_Code_20_Listing">
      <style:paragraph-properties>
        <style:tab-stops>
          <style:tab-stop style:position="5.4925in"/>
        </style:tab-stops>
      </style:paragraph-properties>
      <style:text-properties fo:color="#000099" style:font-name="DejaVu Sans Mono1" fo:font-size="9pt" fo:font-weight="bold" officeooo:paragraph-rsid="001db74e" style:font-name-asian="Monospace" style:font-size-asian="9pt" style:font-weight-asian="bold" style:font-name-complex="Monospace" style:font-size-complex="9pt" style:font-weight-complex="bold"/>
    </style:style>
    <style:style style:name="P80" style:family="paragraph" style:parent-style-name="Method_20_Code_20_Listing">
      <style:text-properties fo:color="#000099" style:font-name="DejaVu Sans Mono1" fo:font-size="9pt" fo:font-weight="bold" officeooo:paragraph-rsid="001db74e" style:font-name-asian="Monospace" style:font-size-asian="9pt" style:font-weight-asian="bold" style:font-name-complex="Monospace" style:font-size-complex="9pt" style:font-weight-complex="bold"/>
    </style:style>
    <style:style style:name="P81" style:family="paragraph" style:parent-style-name="Method_20_Code_20_Listing">
      <style:text-properties fo:color="#0000ff" style:font-name="DejaVu Serif2" fo:font-size="11pt" fo:font-weight="normal" officeooo:paragraph-rsid="001db74e" style:font-name-asian="Monospace" style:font-size-asian="11pt" style:font-weight-asian="normal" style:font-name-complex="Monospace" style:font-size-complex="11pt" style:font-weight-complex="normal"/>
    </style:style>
    <style:style style:name="P82" style:family="paragraph" style:parent-style-name="Method_20_Code_20_Listing">
      <style:text-properties style:font-name="Monospace" fo:font-size="10pt" officeooo:paragraph-rsid="001db74e" style:font-name-asian="Monospace" style:font-size-asian="10pt" style:font-name-complex="Monospace" style:font-size-complex="10pt"/>
    </style:style>
    <style:style style:name="P83" style:family="paragraph" style:parent-style-name="Method_20_Code_20_Listing">
      <style:text-properties officeooo:paragraph-rsid="001db74e"/>
    </style:style>
    <style:style style:name="P84" style:family="paragraph" style:parent-style-name="Method_20_Code_20_Listing">
      <style:paragraph-properties fo:margin-left="0.472in" fo:margin-right="0in" fo:text-indent="0in" style:auto-text-indent="false">
        <style:tab-stops>
          <style:tab-stop style:position="5.4925in"/>
        </style:tab-stops>
      </style:paragraph-properties>
      <style:text-properties fo:color="#000080" officeooo:paragraph-rsid="001db74e"/>
    </style:style>
    <style:style style:name="P85" style:family="paragraph" style:parent-style-name="Method_20_Code_20_Listing">
      <style:paragraph-properties fo:margin-left="0.472in" fo:margin-right="0in" fo:text-indent="0in" style:auto-text-indent="false"/>
      <style:text-properties fo:color="#000080" officeooo:paragraph-rsid="001db74e"/>
    </style:style>
    <style:style style:name="P86" style:family="paragraph" style:parent-style-name="Code_20_Listing">
      <style:text-properties fo:color="#000099" style:font-name="DejaVu Sans Mono1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87" style:family="paragraph" style:parent-style-name="Method_20_Table_20_Description">
      <style:text-properties officeooo:rsid="001db74e" officeooo:paragraph-rsid="001db74e"/>
    </style:style>
    <style:style style:name="P88" style:family="paragraph" style:parent-style-name="Method_20_Table_20_Description">
      <style:text-properties officeooo:paragraph-rsid="001db74e"/>
    </style:style>
    <style:style style:name="P89" style:family="paragraph" style:parent-style-name="Standard" style:list-style-name="L1"/>
    <style:style style:name="P90" style:family="paragraph" style:parent-style-name="Standard" style:list-style-name="L1">
      <style:text-properties officeooo:paragraph-rsid="001abcfb"/>
    </style:style>
    <style:style style:name="P91" style:family="paragraph" style:parent-style-name="Standard" style:list-style-name="L1">
      <style:text-properties officeooo:rsid="001abcfb" officeooo:paragraph-rsid="001abcfb"/>
    </style:style>
    <style:style style:name="P92" style:family="paragraph" style:parent-style-name="Standard">
      <style:text-properties fo:color="#000099" style:font-name="Monospace1" fo:font-size="10pt" fo:font-weight="bold" officeooo:paragraph-rsid="001db74e" style:font-size-asian="10pt" style:font-weight-asian="bold" style:font-weight-complex="bold"/>
    </style:style>
    <style:style style:name="P93" style:family="paragraph" style:parent-style-name="Standard">
      <style:text-properties fo:color="#000099" style:font-name="DejaVu Sans Mono1" fo:font-size="9pt" fo:font-weight="bold" officeooo:rsid="0008a086" officeooo:paragraph-rsid="001db74e" style:font-name-asian="Monospace" style:font-size-asian="9pt" style:font-weight-asian="bold" style:font-name-complex="Monospace" style:font-size-complex="9pt" style:font-weight-complex="bold"/>
    </style:style>
    <style:style style:name="P94" style:family="paragraph" style:parent-style-name="Standard">
      <style:text-properties officeooo:paragraph-rsid="0029cdb9"/>
    </style:style>
    <style:style style:name="P95" style:family="paragraph" style:parent-style-name="Standard">
      <style:text-properties officeooo:paragraph-rsid="002c0df7"/>
    </style:style>
    <style:style style:name="P96" style:family="paragraph" style:parent-style-name="Standard">
      <style:text-properties fo:color="#000080" style:font-name="Monospace" fo:font-size="10pt" fo:font-weight="bold" officeooo:paragraph-rsid="002c0df7" style:font-name-asian="Monospace" style:font-size-asian="10pt" style:font-weight-asian="bold" style:font-name-complex="Monospace" style:font-size-complex="10pt" style:font-weight-complex="bold"/>
    </style:style>
    <style:style style:name="P9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80" style:font-name="Monospace" fo:font-size="10pt" fo:font-weight="bold" officeooo:paragraph-rsid="0029cdb9" style:font-name-asian="Monospace" style:font-size-asian="10pt" style:font-weight-asian="bold" style:font-name-complex="Monospace" style:font-size-complex="10pt" style:font-weight-complex="bold"/>
    </style:style>
    <style:style style:name="P9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99" style:font-name="DejaVu Sans Mono1" fo:font-size="9pt" fo:font-weight="bold" style:font-size-asian="9pt" style:font-weight-asian="bold" style:font-size-complex="9pt" style:font-weight-complex="bold"/>
    </style:style>
    <style:style style:name="P9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99" style:font-name="DejaVu Sans Mono1" fo:font-size="9pt" fo:font-weight="bold" officeooo:paragraph-rsid="002ec039" style:font-size-asian="9pt" style:font-weight-asian="bold" style:font-size-complex="9pt" style:font-weight-complex="bold"/>
    </style:style>
    <style:style style:name="P100" style:family="paragraph" style:parent-style-name="Class_20_Title">
      <style:text-properties fo:font-size="18pt" style:font-size-asian="18pt" style:font-size-complex="18pt"/>
    </style:style>
    <style:style style:name="P101" style:family="paragraph" style:parent-style-name="Criteria_20_Body" style:list-style-name="L1"/>
    <style:style style:name="P102" style:family="paragraph" style:parent-style-name="Criteria_20_Body" style:list-style-name="L1">
      <style:text-properties officeooo:paragraph-rsid="001abcfb"/>
    </style:style>
    <style:style style:name="P103" style:family="paragraph" style:parent-style-name="Coding_20_Title">
      <style:paragraph-properties fo:break-before="page"/>
    </style:style>
    <style:style style:name="P104" style:family="paragraph" style:parent-style-name="Method_20_Title">
      <style:paragraph-properties fo:break-before="page"/>
      <style:text-properties officeooo:paragraph-rsid="001fbc1e"/>
    </style:style>
    <style:style style:name="P105" style:family="paragraph" style:parent-style-name="Method_20_Title">
      <style:paragraph-properties fo:break-before="page"/>
      <style:text-properties officeooo:paragraph-rsid="0021baa6"/>
    </style:style>
    <style:style style:name="P106" style:family="paragraph" style:parent-style-name="Method_20_Title">
      <style:paragraph-properties fo:break-before="page"/>
      <style:text-properties officeooo:paragraph-rsid="001db74e"/>
    </style:style>
    <style:style style:name="P107" style:family="paragraph" style:parent-style-name="Method_20_Title">
      <style:paragraph-properties fo:break-before="page"/>
      <style:text-properties officeooo:paragraph-rsid="001db74e" style:font-name-asian="Monospace" style:font-name-complex="Monospace"/>
    </style:style>
    <style:style style:name="P108" style:family="paragraph" style:parent-style-name="Method_20_Title">
      <style:paragraph-properties fo:break-before="page"/>
      <style:text-properties officeooo:rsid="0029cdb9" officeooo:paragraph-rsid="0029cdb9"/>
    </style:style>
    <style:style style:name="P109" style:family="paragraph" style:parent-style-name="Method_20_Title">
      <style:paragraph-properties fo:break-before="page"/>
      <style:text-properties officeooo:rsid="0029cdb9" officeooo:paragraph-rsid="002c0df7"/>
    </style:style>
    <style:style style:name="P110" style:family="paragraph" style:parent-style-name="Method_20_Title">
      <style:paragraph-properties fo:margin-left="0in" fo:margin-right="0in" fo:text-indent="0in" style:auto-text-indent="false"/>
      <style:text-properties fo:color="#0000ff" style:font-name="DejaVu Serif2" fo:font-size="11pt" fo:font-weight="normal" officeooo:paragraph-rsid="001db74e" style:font-name-asian="Monospace" style:font-size-asian="11pt" style:font-weight-asian="normal" style:font-name-complex="Monospace" style:font-size-complex="11pt" style:font-weight-complex="normal"/>
    </style:style>
    <style:style style:name="P111" style:family="paragraph" style:parent-style-name="Method_20_Body" style:list-style-name="L2">
      <style:text-properties officeooo:paragraph-rsid="001db74e"/>
    </style:style>
    <style:style style:name="P112" style:family="paragraph" style:parent-style-name="Method_20_Body" style:list-style-name="L2">
      <style:text-properties officeooo:rsid="0006ee42" officeooo:paragraph-rsid="0021baa6"/>
    </style:style>
    <style:style style:name="P113" style:family="paragraph" style:parent-style-name="Method_20_Body" style:list-style-name="L2">
      <style:text-properties officeooo:rsid="0006ee42" officeooo:paragraph-rsid="001fbc1e"/>
    </style:style>
    <style:style style:name="P114" style:family="paragraph" style:parent-style-name="Method_20_Body" style:list-style-name="L2">
      <style:text-properties officeooo:rsid="0006ee42" officeooo:paragraph-rsid="001db74e"/>
    </style:style>
    <style:style style:name="P115" style:family="paragraph" style:parent-style-name="Method_20_Body">
      <style:text-properties officeooo:rsid="0006ee42" officeooo:paragraph-rsid="0029cdb9"/>
    </style:style>
    <style:style style:name="P116" style:family="paragraph" style:parent-style-name="Method_20_Body">
      <style:text-properties officeooo:rsid="0006ee42" officeooo:paragraph-rsid="002c0df7"/>
    </style:style>
    <style:style style:name="P117" style:family="paragraph" style:parent-style-name="Method_20_Body" style:list-style-name="L3">
      <style:text-properties officeooo:paragraph-rsid="0021baa6"/>
    </style:style>
    <style:style style:name="P118" style:family="paragraph" style:parent-style-name="Method_20_Body" style:list-style-name="L2">
      <style:text-properties officeooo:rsid="000a10d3" officeooo:paragraph-rsid="001fbc1e"/>
    </style:style>
    <style:style style:name="P119" style:family="paragraph" style:parent-style-name="Method_20_Body" style:list-style-name="L2">
      <style:text-properties officeooo:rsid="000a10d3" officeooo:paragraph-rsid="0021baa6"/>
    </style:style>
    <style:style style:name="P120" style:family="paragraph" style:parent-style-name="Method_20_Body" style:list-style-name="L2">
      <style:text-properties officeooo:rsid="000a10d3" officeooo:paragraph-rsid="001db74e"/>
    </style:style>
    <style:style style:name="P121" style:family="paragraph" style:parent-style-name="Method_20_Body" style:list-style-name="L2">
      <style:text-properties officeooo:rsid="000c2047" officeooo:paragraph-rsid="001db74e"/>
    </style:style>
    <style:style style:name="P122" style:family="paragraph" style:parent-style-name="Method_20_Body" style:list-style-name="L2">
      <style:text-properties officeooo:rsid="000c2047" officeooo:paragraph-rsid="002f6a9c"/>
    </style:style>
    <style:style style:name="P123" style:family="paragraph" style:parent-style-name="Method_20_Body" style:list-style-name="L12">
      <style:text-properties officeooo:rsid="000c2047" officeooo:paragraph-rsid="001db74e"/>
    </style:style>
    <style:style style:name="P124" style:family="paragraph" style:parent-style-name="Method_20_Body" style:list-style-name="L13">
      <style:text-properties officeooo:rsid="000c2047" officeooo:paragraph-rsid="001db74e"/>
    </style:style>
    <style:style style:name="P125" style:family="paragraph" style:parent-style-name="Method_20_Body" style:list-style-name="L2">
      <style:text-properties officeooo:rsid="00106d1a" officeooo:paragraph-rsid="001db74e"/>
    </style:style>
    <style:style style:name="P126" style:family="paragraph" style:parent-style-name="Method_20_Body" style:list-style-name="L9">
      <style:text-properties officeooo:paragraph-rsid="001db74e"/>
    </style:style>
    <style:style style:name="P127" style:family="paragraph" style:parent-style-name="Method_20_Body" style:list-style-name="L2">
      <style:text-properties officeooo:rsid="00162ae2" officeooo:paragraph-rsid="001db74e"/>
    </style:style>
    <style:style style:name="P128" style:family="paragraph" style:parent-style-name="Method_20_Body" style:list-style-name="L10">
      <style:text-properties officeooo:paragraph-rsid="001db74e"/>
    </style:style>
    <style:style style:name="P129" style:family="paragraph" style:parent-style-name="Method_20_Body" style:list-style-name="L11">
      <style:text-properties officeooo:paragraph-rsid="001db74e"/>
    </style:style>
    <style:style style:name="P130" style:family="paragraph" style:parent-style-name="Method_20_Body" style:list-style-name="L14">
      <style:text-properties officeooo:paragraph-rsid="001db74e"/>
    </style:style>
    <style:style style:name="P131" style:family="paragraph" style:parent-style-name="Method_20_Body" style:list-style-name="L15">
      <style:text-properties officeooo:rsid="001c35e1" officeooo:paragraph-rsid="001db74e"/>
    </style:style>
    <style:style style:name="P132" style:family="paragraph" style:parent-style-name="Method_20_Body" style:list-style-name="L2">
      <style:text-properties officeooo:rsid="001c35e1" officeooo:paragraph-rsid="001db74e"/>
    </style:style>
    <style:style style:name="P133" style:family="paragraph" style:parent-style-name="Method_20_Body" style:list-style-name="L2">
      <style:text-properties officeooo:rsid="001c6340" officeooo:paragraph-rsid="001db74e"/>
    </style:style>
    <style:style style:name="P134" style:family="paragraph" style:parent-style-name="Method_20_Body" style:list-style-name="L16">
      <style:text-properties officeooo:paragraph-rsid="001db74e"/>
    </style:style>
    <style:style style:name="P135" style:family="paragraph" style:parent-style-name="Method_20_Body" style:list-style-name="L17">
      <style:text-properties officeooo:paragraph-rsid="001db74e"/>
    </style:style>
    <style:style style:name="P136" style:family="paragraph" style:parent-style-name="Method_20_Body" style:list-style-name="L18">
      <style:text-properties officeooo:paragraph-rsid="001db74e"/>
    </style:style>
    <style:style style:name="P137" style:family="paragraph" style:parent-style-name="Method_20_Body" style:list-style-name="L19">
      <style:text-properties officeooo:paragraph-rsid="001db74e"/>
    </style:style>
    <style:style style:name="P138" style:family="paragraph" style:parent-style-name="Method_20_Body" style:list-style-name="L2">
      <style:text-properties officeooo:rsid="00259763" officeooo:paragraph-rsid="001db74e"/>
    </style:style>
    <style:style style:name="P139" style:family="paragraph" style:parent-style-name="Method_20_Body" style:list-style-name="L20">
      <style:text-properties officeooo:rsid="00259763" officeooo:paragraph-rsid="001db74e"/>
    </style:style>
    <style:style style:name="P140" style:family="paragraph" style:parent-style-name="Method_20_Body" style:list-style-name="L21">
      <style:text-properties officeooo:rsid="00259763" officeooo:paragraph-rsid="001db74e"/>
    </style:style>
    <style:style style:name="P141" style:family="paragraph" style:parent-style-name="Method_20_Body" style:list-style-name="L22">
      <style:text-properties officeooo:rsid="00259763" officeooo:paragraph-rsid="001db74e"/>
    </style:style>
    <style:style style:name="P142" style:family="paragraph" style:parent-style-name="Method_20_Body" style:list-style-name="L23">
      <style:text-properties officeooo:rsid="00259763" officeooo:paragraph-rsid="001db74e"/>
    </style:style>
    <style:style style:name="P143" style:family="paragraph" style:parent-style-name="Method_20_Body" style:list-style-name="L24">
      <style:text-properties officeooo:rsid="00259763" officeooo:paragraph-rsid="001db74e"/>
    </style:style>
    <style:style style:name="P144" style:family="paragraph" style:parent-style-name="Method_20_Body" style:list-style-name="L25">
      <style:text-properties officeooo:rsid="00259763" officeooo:paragraph-rsid="001db74e"/>
    </style:style>
    <style:style style:name="P145" style:family="paragraph" style:parent-style-name="Method_20_Body">
      <style:text-properties officeooo:paragraph-rsid="00203891"/>
    </style:style>
    <style:style style:name="P146" style:family="paragraph" style:parent-style-name="Method_20_Body">
      <style:text-properties fo:font-weight="normal" officeooo:rsid="001fbc1e" officeooo:paragraph-rsid="0021baa6" style:font-weight-asian="normal" style:font-weight-complex="normal"/>
    </style:style>
    <style:style style:name="P147" style:family="paragraph" style:parent-style-name="Method_20_Body">
      <style:text-properties fo:color="#0000ff" style:font-name="DejaVu Serif2" fo:font-size="11pt" officeooo:rsid="0029cdb9" officeooo:paragraph-rsid="0029cdb9" style:font-name-asian="Monospace" style:font-size-asian="11pt" style:font-name-complex="Monospace" style:font-size-complex="11pt"/>
    </style:style>
    <style:style style:name="P148" style:family="paragraph" style:parent-style-name="Method_20_Body">
      <style:text-properties fo:color="#0000ff" style:font-name="DejaVu Serif2" fo:font-size="11pt" officeooo:rsid="0029cdb9" officeooo:paragraph-rsid="002c0df7" style:font-name-asian="Monospace" style:font-size-asian="11pt" style:font-name-complex="Monospace" style:font-size-complex="11pt"/>
    </style:style>
    <style:style style:name="P149" style:family="paragraph" style:parent-style-name="Method_20_Body">
      <style:text-properties fo:color="#0000ff" style:font-name="DejaVu Serif2" fo:font-size="11pt" officeooo:paragraph-rsid="002b5cf5" style:font-name-asian="Monospace" style:font-size-asian="11pt" style:font-name-complex="Monospace" style:font-size-complex="11pt"/>
    </style:style>
    <style:style style:name="P150" style:family="paragraph" style:parent-style-name="Method_20_Body">
      <style:text-properties fo:color="#0000ff" style:font-name="DejaVu Serif2" fo:font-size="11pt" officeooo:paragraph-rsid="002c0df7" style:font-name-asian="Monospace" style:font-size-asian="11pt" style:font-name-complex="Monospace" style:font-size-complex="11pt"/>
    </style:style>
    <style:style style:name="P151" style:family="paragraph" style:parent-style-name="Method_20_Body">
      <style:text-properties fo:color="#0000ff" style:font-name="DejaVu Serif2" fo:font-size="11pt" fo:font-weight="normal" officeooo:rsid="001fbc1e" officeooo:paragraph-rsid="002b5cf5" style:font-name-asian="Monospace" style:font-size-asian="11pt" style:font-weight-asian="normal" style:font-name-complex="Monospace" style:font-size-complex="11pt" style:font-weight-complex="normal"/>
    </style:style>
    <style:style style:name="P152" style:family="paragraph" style:parent-style-name="Method_20_Body">
      <style:text-properties fo:color="#0000ff" style:font-name="DejaVu Serif2" fo:font-size="11pt" fo:font-weight="normal" officeooo:paragraph-rsid="002b5cf5" style:font-name-asian="Monospace" style:font-size-asian="11pt" style:font-weight-asian="normal" style:font-name-complex="Monospace" style:font-size-complex="11pt" style:font-weight-complex="normal"/>
    </style:style>
    <style:style style:name="P153" style:family="paragraph" style:parent-style-name="Method_20_Body">
      <style:text-properties fo:color="#0000ff" style:font-name="DejaVu Serif2" fo:font-size="11pt" fo:font-weight="normal" officeooo:rsid="002b5cf5" officeooo:paragraph-rsid="002b5cf5" style:font-name-asian="Monospace" style:font-size-asian="11pt" style:font-weight-asian="normal" style:font-name-complex="Monospace" style:font-size-complex="11pt" style:font-weight-complex="normal"/>
    </style:style>
    <style:style style:name="P154" style:family="paragraph" style:parent-style-name="Method_20_Body">
      <style:text-properties fo:color="#0000ff" style:font-name="DejaVu Serif2" fo:font-size="11pt" fo:font-weight="normal" officeooo:rsid="002b5cf5" officeooo:paragraph-rsid="002c0df7" style:font-name-asian="Monospace" style:font-size-asian="11pt" style:font-weight-asian="normal" style:font-name-complex="Monospace" style:font-size-complex="11pt" style:font-weight-complex="normal"/>
    </style:style>
    <style:style style:name="P155" style:family="paragraph" style:parent-style-name="Method_20_Body">
      <style:text-properties fo:color="#0000ff" style:font-name="DejaVu Serif2" fo:font-size="11pt" fo:font-weight="normal" officeooo:paragraph-rsid="002c0df7" style:font-name-asian="Monospace" style:font-size-asian="11pt" style:font-weight-asian="normal" style:font-name-complex="Monospace" style:font-size-complex="11pt" style:font-weight-complex="normal"/>
    </style:style>
    <style:style style:name="P156" style:family="paragraph" style:parent-style-name="Method_20_Body">
      <style:text-properties fo:color="#0000ff" style:font-name="DejaVu Serif2" fo:font-size="11pt" fo:font-weight="normal" officeooo:rsid="002f6a9c" officeooo:paragraph-rsid="002f6a9c" style:font-name-asian="Monospace" style:font-size-asian="11pt" style:font-weight-asian="normal" style:font-name-complex="Monospace" style:font-size-complex="11pt" style:font-weight-complex="normal"/>
    </style:style>
    <style:style style:name="P157" style:family="paragraph" style:parent-style-name="Method_20_Body">
      <style:text-properties fo:color="#0000ff" style:font-name="DejaVu Serif2" fo:font-size="11pt" fo:font-weight="bold" officeooo:paragraph-rsid="002b5cf5" style:font-name-asian="Monospace" style:font-size-asian="11pt" style:font-weight-asian="bold" style:font-name-complex="Monospace" style:font-size-complex="11pt" style:font-weight-complex="bold"/>
    </style:style>
    <style:style style:name="P158" style:family="paragraph" style:parent-style-name="Method_20_Body">
      <style:text-properties fo:color="#0000ff" style:font-name="DejaVu Serif2" fo:font-size="11pt" fo:font-weight="bold" officeooo:paragraph-rsid="002c0df7" style:font-name-asian="Monospace" style:font-size-asian="11pt" style:font-weight-asian="bold" style:font-name-complex="Monospace" style:font-size-complex="11pt" style:font-weight-complex="bold"/>
    </style:style>
    <style:style style:name="P159" style:family="paragraph" style:parent-style-name="Method_20_Body">
      <style:text-properties fo:color="#0000ff" style:font-name="DejaVu Serif2" fo:font-size="11pt" officeooo:paragraph-rsid="002b5cf5" style:font-size-asian="11pt" style:font-size-complex="11pt"/>
    </style:style>
    <style:style style:name="P160" style:family="paragraph" style:parent-style-name="Method_20_Body">
      <style:text-properties fo:color="#0000ff" style:font-name="DejaVu Serif2" fo:font-size="11pt" officeooo:paragraph-rsid="002c0df7" style:font-size-asian="11pt" style:font-size-complex="11pt"/>
    </style:style>
    <style:style style:name="P161" style:family="paragraph" style:parent-style-name="Method_20_Body">
      <style:text-properties fo:color="#0000ff" style:font-name="Droid Serif" fo:font-size="11pt" officeooo:paragraph-rsid="001db74e" style:font-name-asian="Monospace" style:font-size-asian="11pt" style:font-name-complex="Monospace" style:font-size-complex="11pt"/>
    </style:style>
    <style:style style:name="P162" style:family="paragraph" style:parent-style-name="Method_20_Body">
      <style:text-properties fo:color="#0000ff" style:font-name="Droid Serif" fo:font-size="11pt" officeooo:rsid="002f01c8" officeooo:paragraph-rsid="002f01c8" style:font-name-asian="Monospace" style:font-size-asian="11pt" style:font-name-complex="Monospace" style:font-size-complex="11pt"/>
    </style:style>
    <style:style style:name="P163" style:family="paragraph" style:parent-style-name="Method_20_Body">
      <style:text-properties fo:font-weight="bold" officeooo:rsid="0006ee42" officeooo:paragraph-rsid="0029cdb9" style:font-weight-asian="bold" style:font-weight-complex="bold"/>
    </style:style>
    <style:style style:name="P164" style:family="paragraph" style:parent-style-name="Method_20_Body">
      <style:text-properties fo:font-weight="bold" officeooo:rsid="0006ee42" officeooo:paragraph-rsid="002c0df7" style:font-weight-asian="bold" style:font-weight-complex="bold"/>
    </style:style>
    <style:style style:name="P165" style:family="paragraph" style:parent-style-name="Method_20_Body">
      <style:text-properties officeooo:paragraph-rsid="0029cdb9"/>
    </style:style>
    <style:style style:name="P166" style:family="paragraph" style:parent-style-name="Method_20_Body" style:list-style-name="L2">
      <style:text-properties officeooo:rsid="002b2686" officeooo:paragraph-rsid="002b2686"/>
    </style:style>
    <style:style style:name="P167" style:family="paragraph" style:parent-style-name="Method_20_Body" style:list-style-name="L2">
      <style:text-properties officeooo:rsid="002b2686" officeooo:paragraph-rsid="002c0df7"/>
    </style:style>
    <style:style style:name="P168" style:family="paragraph" style:parent-style-name="Method_20_Body">
      <style:text-properties officeooo:paragraph-rsid="002b5cf5"/>
    </style:style>
    <style:style style:name="P169" style:family="paragraph" style:parent-style-name="Method_20_Body">
      <style:text-properties officeooo:paragraph-rsid="002c0df7"/>
    </style:style>
    <style:style style:name="P170" style:family="paragraph" style:parent-style-name="Method_20_Body">
      <style:text-properties officeooo:paragraph-rsid="002f01c8"/>
    </style:style>
    <style:style style:name="P171" style:family="paragraph" style:parent-style-name="Method_20_Body">
      <style:paragraph-properties fo:break-before="page"/>
      <style:text-properties officeooo:paragraph-rsid="00203891"/>
    </style:style>
    <style:style style:name="P172" style:family="paragraph" style:parent-style-name="Method_20_Body">
      <style:paragraph-properties fo:margin-left="0in" fo:margin-right="0in" fo:text-indent="0in" style:auto-text-indent="false"/>
      <style:text-properties fo:color="#0000ff" style:font-name="DejaVu Serif2" fo:font-size="11pt" officeooo:rsid="00297908" officeooo:paragraph-rsid="00297908" style:font-name-asian="Monospace" style:font-size-asian="11pt" style:font-name-complex="Monospace" style:font-size-complex="11pt"/>
    </style:style>
    <style:style style:name="P173" style:family="paragraph" style:parent-style-name="Method_20_Body">
      <style:paragraph-properties fo:margin-left="0in" fo:margin-right="0in" fo:text-indent="0in" style:auto-text-indent="false"/>
      <style:text-properties fo:color="#0000ff" style:font-name="DejaVu Serif2" fo:font-size="11pt" officeooo:rsid="0029cdb9" officeooo:paragraph-rsid="0029cdb9" style:font-name-asian="Monospace" style:font-size-asian="11pt" style:font-name-complex="Monospace" style:font-size-complex="11pt"/>
    </style:style>
    <style:style style:name="P174" style:family="paragraph" style:parent-style-name="Method_20_Body">
      <style:paragraph-properties fo:margin-left="0in" fo:margin-right="0in" fo:text-indent="0in" style:auto-text-indent="false"/>
      <style:text-properties fo:color="#0000ff" style:font-name="DejaVu Serif2" fo:font-size="11pt" officeooo:rsid="002b5cf5" officeooo:paragraph-rsid="002b5cf5" style:font-size-asian="11pt" style:font-size-complex="11pt"/>
    </style:style>
    <style:style style:name="P175" style:family="paragraph" style:parent-style-name="Method_20_Body">
      <style:paragraph-properties fo:margin-left="0in" fo:margin-right="0in" fo:text-indent="0in" style:auto-text-indent="false"/>
      <style:text-properties fo:color="#0000ff" style:font-name="DejaVu Serif2" fo:font-size="10pt" officeooo:paragraph-rsid="001db74e" style:font-size-asian="10pt" style:font-size-complex="10pt"/>
    </style:style>
    <style:style style:name="P176" style:family="paragraph" style:parent-style-name="Method_20_Body">
      <style:paragraph-properties fo:margin-left="0in" fo:margin-right="0in" fo:text-indent="0in" style:auto-text-indent="false"/>
      <style:text-properties fo:color="#0000ff" style:font-name="DejaVu Serif2" fo:font-size="10pt" officeooo:rsid="002f01c8" officeooo:paragraph-rsid="002f01c8" style:font-size-asian="10pt" style:font-size-complex="10pt"/>
    </style:style>
    <style:style style:name="P177" style:family="paragraph" style:parent-style-name="Method_20_Body">
      <style:paragraph-properties fo:margin-left="0in" fo:margin-right="0in" fo:text-indent="0in" style:auto-text-indent="false"/>
      <style:text-properties fo:font-weight="normal" officeooo:rsid="001fbc1e" officeooo:paragraph-rsid="0021baa6" style:font-weight-asian="normal" style:font-weight-complex="normal"/>
    </style:style>
    <style:style style:name="P178" style:family="paragraph" style:parent-style-name="Method_20_Body">
      <style:paragraph-properties fo:margin-left="0in" fo:margin-right="0in" fo:text-indent="0in" style:auto-text-indent="false"/>
      <style:text-properties fo:color="#0000ff" style:font-name="DejaVu Serif2" fo:font-size="11pt" fo:font-weight="normal" officeooo:rsid="001fbc1e" officeooo:paragraph-rsid="002c0df7" style:font-name-asian="Monospace" style:font-size-asian="11pt" style:font-weight-asian="normal" style:font-name-complex="Monospace" style:font-size-complex="11pt" style:font-weight-complex="normal"/>
    </style:style>
    <style:style style:name="P179" style:family="paragraph" style:parent-style-name="Method_20_Code_20_Listing">
      <style:text-properties fo:color="#000099" style:font-name="Monospace" fo:font-size="10pt" fo:font-weight="bold" officeooo:paragraph-rsid="001db74e" style:font-name-asian="Monospace" style:font-size-asian="10pt" style:font-weight-asian="bold" style:font-name-complex="Monospace" style:font-size-complex="10pt" style:font-weight-complex="bold"/>
    </style:style>
    <style:style style:name="P180" style:family="paragraph" style:parent-style-name="Method_20_Code_20_Listing">
      <style:text-properties fo:color="#000080" style:font-name="Monospace" fo:font-size="10pt" fo:font-weight="bold" officeooo:paragraph-rsid="001db74e" style:font-name-asian="Monospace" style:font-size-asian="10pt" style:font-weight-asian="bold" style:font-name-complex="Monospace" style:font-size-complex="10pt" style:font-weight-complex="bold"/>
    </style:style>
    <style:style style:name="P181" style:family="paragraph" style:parent-style-name="Table_20_Contents">
      <style:text-properties fo:font-size="11pt" fo:font-weight="bold" officeooo:rsid="0025c9bf" officeooo:paragraph-rsid="0025c9bf" fo:background-color="transparent" style:font-size-asian="11pt" style:font-weight-asian="bold" style:font-size-complex="11pt" style:font-weight-complex="bold"/>
    </style:style>
    <style:style style:name="P182" style:family="paragraph" style:parent-style-name="Table_20_Contents">
      <style:text-properties fo:font-size="11pt" fo:font-weight="bold" officeooo:rsid="0027b8e7" officeooo:paragraph-rsid="0027b8e7" fo:background-color="transparent" style:font-size-asian="11pt" style:font-weight-asian="bold" style:font-size-complex="11pt" style:font-weight-complex="bold"/>
    </style:style>
    <style:style style:name="P183" style:family="paragraph" style:parent-style-name="Table_20_Contents">
      <style:text-properties fo:font-size="11pt" fo:font-weight="bold" officeooo:rsid="00297908" officeooo:paragraph-rsid="00297908" fo:background-color="transparent" style:font-size-asian="11pt" style:font-weight-asian="bold" style:font-size-complex="11pt" style:font-weight-complex="bold"/>
    </style:style>
    <style:style style:name="P184" style:family="paragraph" style:parent-style-name="Table_20_Contents">
      <style:text-properties fo:font-size="11pt" fo:font-weight="bold" officeooo:rsid="0029cdb9" officeooo:paragraph-rsid="0029cdb9" fo:background-color="transparent" style:font-size-asian="11pt" style:font-weight-asian="bold" style:font-size-complex="11pt" style:font-weight-complex="bold"/>
    </style:style>
    <style:style style:name="P185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officeooo:paragraph-rsid="002b5cf5" fo:background-color="#0000ff" style:font-weight-asian="normal" style:font-weight-complex="bold"/>
    </style:style>
    <style:style style:name="P186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officeooo:rsid="002b5cf5" officeooo:paragraph-rsid="002b5cf5" fo:background-color="#0000ff" style:font-weight-asian="normal" style:font-weight-complex="bold"/>
    </style:style>
    <style:style style:name="P187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officeooo:rsid="002f01c8" officeooo:paragraph-rsid="002f01c8" fo:background-color="#0000ff" style:font-weight-asian="normal" style:font-weight-complex="bold"/>
    </style:style>
    <style:style style:name="P188" style:family="paragraph" style:parent-style-name="Table_20_Contents">
      <style:text-properties fo:color="#0000ff" style:font-name="DejaVu Serif2" fo:font-size="11pt" fo:font-weight="bold" officeooo:paragraph-rsid="002b5cf5" fo:background-color="transparent" style:font-size-asian="11pt" style:font-weight-asian="bold" style:font-size-complex="11pt" style:font-weight-complex="bold"/>
    </style:style>
    <style:style style:name="P189" style:family="paragraph" style:parent-style-name="Table_20_Contents">
      <style:text-properties fo:color="#0000ff" style:font-name="DejaVu Serif2" fo:font-size="10pt" fo:font-weight="bold" officeooo:paragraph-rsid="001db74e" fo:background-color="transparent" style:font-size-asian="10pt" style:font-weight-asian="bold" style:font-size-complex="10pt" style:font-weight-complex="bold"/>
    </style:style>
    <style:style style:name="P190" style:family="paragraph" style:parent-style-name="Method_20_Table_20_Description">
      <style:text-properties officeooo:rsid="0025c9bf" officeooo:paragraph-rsid="0025c9bf"/>
    </style:style>
    <style:style style:name="P191" style:family="paragraph" style:parent-style-name="Method_20_Table_20_Description">
      <style:text-properties officeooo:rsid="0027b8e7" officeooo:paragraph-rsid="0027b8e7"/>
    </style:style>
    <style:style style:name="P192" style:family="paragraph" style:parent-style-name="Method_20_Listing_20_Title">
      <style:text-properties officeooo:paragraph-rsid="001db74e"/>
    </style:style>
    <style:style style:name="P193" style:family="paragraph" style:parent-style-name="Method_20_Listing_20_Title" style:list-style-name="">
      <style:text-properties officeooo:paragraph-rsid="001db74e"/>
    </style:style>
    <style:style style:name="P194" style:family="paragraph" style:parent-style-name="Method_20_Listing_20_Title">
      <style:paragraph-properties fo:margin-left="0in" fo:margin-right="0in" fo:text-indent="0in" style:auto-text-indent="false"/>
      <style:text-properties officeooo:paragraph-rsid="00142a5a"/>
    </style:style>
    <style:style style:name="P195" style:family="paragraph" style:parent-style-name="Method_20_Listing_20_Title">
      <style:paragraph-properties fo:break-before="page"/>
    </style:style>
    <style:style style:name="T1" style:family="text">
      <style:text-properties style:font-name-asian="Monospace" style:font-name-complex="Monospace"/>
    </style:style>
    <style:style style:name="T2" style:family="text">
      <style:text-properties officeooo:rsid="0011986e" style:font-name-asian="Monospace" style:font-name-complex="Monospace"/>
    </style:style>
    <style:style style:name="T3" style:family="text">
      <style:text-properties officeooo:rsid="002b5cf5" style:font-name-asian="Monospace" style:font-name-complex="Monospace"/>
    </style:style>
    <style:style style:name="T4" style:family="text">
      <style:text-properties officeooo:rsid="002cfd15" style:font-name-asian="Monospace" style:font-name-complex="Monospace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19653e" style:font-size-asian="11pt" style:font-size-complex="11pt"/>
    </style:style>
    <style:style style:name="T7" style:family="text">
      <style:text-properties fo:font-size="11pt" officeooo:rsid="001abcfb" style:font-size-asian="11pt" style:font-size-complex="11pt"/>
    </style:style>
    <style:style style:name="T8" style:family="text">
      <style:text-properties fo:font-size="11pt" fo:font-style="italic" officeooo:rsid="0019653e" style:font-size-asian="11pt" style:font-style-asian="italic" style:font-size-complex="11pt" style:font-style-complex="italic"/>
    </style:style>
    <style:style style:name="T9" style:family="text">
      <style:text-properties fo:color="#0000f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a10d3" style:font-weight-asian="bold" style:font-weight-complex="bold"/>
    </style:style>
    <style:style style:name="T12" style:family="text">
      <style:text-properties fo:font-weight="bold" officeooo:rsid="00106d1a" style:font-weight-asian="bold" style:font-weight-complex="bold"/>
    </style:style>
    <style:style style:name="T13" style:family="text">
      <style:text-properties fo:font-weight="bold" officeooo:rsid="000c2047" style:font-weight-asian="bold" style:font-weight-complex="bold"/>
    </style:style>
    <style:style style:name="T14" style:family="text">
      <style:text-properties fo:font-weight="bold" officeooo:rsid="0013762d" style:font-weight-asian="bold" style:font-weight-complex="bold"/>
    </style:style>
    <style:style style:name="T15" style:family="text">
      <style:text-properties fo:font-weight="bold" officeooo:rsid="0014a28c" style:font-weight-asian="bold" style:font-weight-complex="bold"/>
    </style:style>
    <style:style style:name="T16" style:family="text">
      <style:text-properties fo:font-weight="bold" officeooo:rsid="00162ae2" style:font-weight-asian="bold" style:font-weight-complex="bold"/>
    </style:style>
    <style:style style:name="T17" style:family="text">
      <style:text-properties fo:font-weight="bold" officeooo:rsid="00163e90" style:font-weight-asian="bold" style:font-weight-complex="bold"/>
    </style:style>
    <style:style style:name="T18" style:family="text">
      <style:text-properties fo:font-weight="bold" officeooo:rsid="0017b38f" style:font-weight-asian="bold" style:font-weight-complex="bold"/>
    </style:style>
    <style:style style:name="T19" style:family="text">
      <style:text-properties fo:font-weight="bold" officeooo:rsid="00190d0a" style:font-weight-asian="bold" style:font-weight-complex="bold"/>
    </style:style>
    <style:style style:name="T20" style:family="text">
      <style:text-properties fo:font-weight="bold" officeooo:rsid="001973bf" style:font-weight-asian="bold" style:font-weight-complex="bold"/>
    </style:style>
    <style:style style:name="T21" style:family="text">
      <style:text-properties fo:font-weight="bold" officeooo:rsid="001a547c" style:font-weight-asian="bold" style:font-weight-complex="bold"/>
    </style:style>
    <style:style style:name="T22" style:family="text">
      <style:text-properties fo:font-weight="bold" officeooo:rsid="001c35e1" style:font-weight-asian="bold" style:font-weight-complex="bold"/>
    </style:style>
    <style:style style:name="T23" style:family="text">
      <style:text-properties fo:font-weight="bold" officeooo:rsid="001f7abd" style:font-weight-asian="bold" style:font-weight-complex="bold"/>
    </style:style>
    <style:style style:name="T24" style:family="text">
      <style:text-properties fo:font-weight="bold" officeooo:rsid="0021c257" style:font-weight-asian="bold" style:font-weight-complex="bold"/>
    </style:style>
    <style:style style:name="T25" style:family="text">
      <style:text-properties fo:font-weight="bold" officeooo:rsid="00259763" style:font-weight-asian="bold" style:font-weight-complex="bold"/>
    </style:style>
    <style:style style:name="T26" style:family="text">
      <style:text-properties fo:font-weight="bold" officeooo:rsid="002787bd" style:font-weight-asian="bold" style:font-weight-complex="bold"/>
    </style:style>
    <style:style style:name="T27" style:family="text">
      <style:text-properties fo:font-weight="bold" officeooo:rsid="0027d0da" style:font-weight-asian="bold" style:font-weight-complex="bold"/>
    </style:style>
    <style:style style:name="T28" style:family="text">
      <style:text-properties fo:font-weight="bold" officeooo:rsid="0028c0d2" style:font-weight-asian="bold" style:font-weight-complex="bold"/>
    </style:style>
    <style:style style:name="T29" style:family="text">
      <style:text-properties fo:font-weight="bold" officeooo:rsid="0028e84e" style:font-weight-asian="bold" style:font-weight-complex="bold"/>
    </style:style>
    <style:style style:name="T30" style:family="text">
      <style:text-properties fo:font-weight="bold" officeooo:rsid="001fbc1e" style:font-weight-asian="bold" style:font-weight-complex="bold"/>
    </style:style>
    <style:style style:name="T31" style:family="text">
      <style:text-properties fo:font-weight="bold" officeooo:rsid="0021baa6" style:font-weight-asian="bold" style:font-weight-complex="bold"/>
    </style:style>
    <style:style style:name="T32" style:family="text">
      <style:text-properties fo:font-weight="bold" officeooo:rsid="002c7d07" style:font-weight-asian="bold" style:font-weight-complex="bold"/>
    </style:style>
    <style:style style:name="T33" style:family="text">
      <style:text-properties fo:font-weight="bold" officeooo:rsid="002cfd15" style:font-weight-asian="bold" style:font-weight-complex="bold"/>
    </style:style>
    <style:style style:name="T34" style:family="text">
      <style:text-properties fo:font-weight="bold" officeooo:rsid="002f01c8" style:font-weight-asian="bold" style:font-weight-complex="bold"/>
    </style:style>
    <style:style style:name="T35" style:family="text">
      <style:text-properties fo:font-weight="bold" officeooo:rsid="002f6a9c" style:font-weight-asian="bold" style:font-weight-complex="bold"/>
    </style:style>
    <style:style style:name="T36" style:family="text">
      <style:text-properties fo:font-style="italic" style:font-style-asian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1abcfb" style:font-style-asian="italic" style:font-style-complex="italic"/>
    </style:style>
    <style:style style:name="T39" style:family="text">
      <style:text-properties fo:font-style="italic" officeooo:rsid="000c2047" style:font-style-asian="italic" style:font-style-complex="italic"/>
    </style:style>
    <style:style style:name="T40" style:family="text">
      <style:text-properties fo:font-style="italic" officeooo:rsid="000ed22b" style:font-style-asian="italic" style:font-style-complex="italic"/>
    </style:style>
    <style:style style:name="T41" style:family="text">
      <style:text-properties fo:font-style="italic" style:font-style-asian="italic"/>
    </style:style>
    <style:style style:name="T42" style:family="text">
      <style:text-properties fo:font-style="italic" style:font-style-asian="italic"/>
    </style:style>
    <style:style style:name="T4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fo:font-style="italic" fo:font-weight="bold" officeooo:rsid="001db74e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006ee42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officeooo:rsid="000b4e2a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00a10d3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0c2047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00ed22b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officeooo:rsid="0014a28c" style:font-style-asian="italic" style:font-weight-asian="bold" style:font-style-complex="italic" style:font-weight-complex="bold"/>
    </style:style>
    <style:style style:name="T51" style:family="text">
      <style:text-properties fo:font-style="italic" fo:font-weight="bold" officeooo:rsid="00162ae2" style:font-style-asian="italic" style:font-weight-asian="bold" style:font-style-complex="italic" style:font-weight-complex="bold"/>
    </style:style>
    <style:style style:name="T52" style:family="text">
      <style:text-properties fo:font-style="italic" fo:font-weight="bold" officeooo:rsid="00163e90" style:font-style-asian="italic" style:font-weight-asian="bold" style:font-style-complex="italic" style:font-weight-complex="bold"/>
    </style:style>
    <style:style style:name="T53" style:family="text">
      <style:text-properties fo:font-style="italic" fo:font-weight="bold" officeooo:rsid="00190d0a" style:font-style-asian="italic" style:font-weight-asian="bold" style:font-style-complex="italic" style:font-weight-complex="bold"/>
    </style:style>
    <style:style style:name="T54" style:family="text">
      <style:text-properties fo:font-style="italic" fo:font-weight="bold" officeooo:rsid="001f7abd" style:font-style-asian="italic" style:font-weight-asian="bold" style:font-style-complex="italic" style:font-weight-complex="bold"/>
    </style:style>
    <style:style style:name="T55" style:family="text">
      <style:text-properties fo:font-style="italic" fo:font-weight="bold" officeooo:rsid="0021c257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0226a8d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024423c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0259763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0278470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officeooo:rsid="002787bd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officeooo:rsid="0027d0da" style:font-style-asian="italic" style:font-weight-asian="bold" style:font-style-complex="italic" style:font-weight-complex="bold"/>
    </style:style>
    <style:style style:name="T62" style:family="text">
      <style:text-properties fo:font-style="italic" fo:font-weight="bold" officeooo:rsid="002a9838" style:font-style-asian="italic" style:font-weight-asian="bold" style:font-style-complex="italic" style:font-weight-complex="bold"/>
    </style:style>
    <style:style style:name="T63" style:family="text">
      <style:text-properties fo:font-style="italic" fo:font-weight="bold" officeooo:rsid="002c90fb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officeooo:rsid="002e4935" style:font-style-asian="italic" style:font-weight-asian="bold" style:font-style-complex="italic" style:font-weight-complex="bold"/>
    </style:style>
    <style:style style:name="T65" style:family="text">
      <style:text-properties fo:font-style="italic" fo:font-weight="bold" officeooo:rsid="002ea040" style:font-style-asian="italic" style:font-weight-asian="bold" style:font-style-complex="italic" style:font-weight-complex="bold"/>
    </style:style>
    <style:style style:name="T66" style:family="text">
      <style:text-properties fo:font-style="italic" fo:font-weight="bold" officeooo:rsid="002f0dc9" style:font-style-asian="italic" style:font-weight-asian="bold" style:font-style-complex="italic" style:font-weight-complex="bold"/>
    </style:style>
    <style:style style:name="T67" style:family="text">
      <style:text-properties fo:font-style="italic" fo:font-weight="bold" officeooo:rsid="00324e45" style:font-style-asian="italic" style:font-weight-asian="bold" style:font-style-complex="italic" style:font-weight-complex="bold"/>
    </style:style>
    <style:style style:name="T68" style:family="text">
      <style:text-properties fo:font-style="italic" fo:font-weight="bold" officeooo:rsid="001fbc1e" style:font-style-asian="italic" style:font-weight-asian="bold" style:font-style-complex="italic" style:font-weight-complex="bold"/>
    </style:style>
    <style:style style:name="T69" style:family="text">
      <style:text-properties fo:font-style="italic" fo:font-weight="bold" officeooo:rsid="00203891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021baa6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02c7d07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02cfd15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02f01c8" style:font-style-asian="italic" style:font-weight-asian="bold" style:font-style-complex="italic" style:font-weight-complex="bold"/>
    </style:style>
    <style:style style:name="T74" style:family="text">
      <style:text-properties fo:font-style="italic" fo:font-weight="bold" officeooo:rsid="002f6a9c" style:font-style-asian="italic" style:font-weight-asian="bold" style:font-style-complex="italic" style:font-weight-complex="bold"/>
    </style:style>
    <style:style style:name="T75" style:family="text">
      <style:text-properties fo:color="#000000" style:font-name="Monospace1"/>
    </style:style>
    <style:style style:name="T76" style:family="text">
      <style:text-properties fo:color="#000000" style:font-name="Monospace1" fo:font-size="10pt" style:font-size-asian="10pt"/>
    </style:style>
    <style:style style:name="T77" style:family="text">
      <style:text-properties fo:color="#000000" style:font-name="Monospace1" fo:font-size="10pt" style:font-size-asian="10pt"/>
    </style:style>
    <style:style style:name="T78" style:family="text">
      <style:text-properties fo:color="#000000" style:font-name="Monospace1" fo:font-size="10pt" fo:font-weight="bold" officeooo:rsid="0008a086" style:font-name-asian="Monospace" style:font-size-asian="10pt" style:font-weight-asian="bold" style:font-name-complex="Monospace" style:font-size-complex="9pt" style:font-weight-complex="bold"/>
    </style:style>
    <style:style style:name="T79" style:family="text">
      <style:text-properties fo:color="#c5000b" fo:font-size="11pt" style:font-size-asian="11pt" style:font-size-complex="11pt"/>
    </style:style>
    <style:style style:name="T80" style:family="text">
      <style:text-properties officeooo:rsid="001cc3df"/>
    </style:style>
    <style:style style:name="T81" style:family="text">
      <style:text-properties officeooo:rsid="00149620"/>
    </style:style>
    <style:style style:name="T82" style:family="text">
      <style:text-properties officeooo:rsid="001abcfb"/>
    </style:style>
    <style:style style:name="T83" style:family="text">
      <style:text-properties officeooo:rsid="001db74e"/>
    </style:style>
    <style:style style:name="T84" style:family="text">
      <style:text-properties officeooo:rsid="0006ee42"/>
    </style:style>
    <style:style style:name="T85" style:family="text">
      <style:text-properties officeooo:rsid="000a10d3"/>
    </style:style>
    <style:style style:name="T86" style:family="text">
      <style:text-properties fo:color="#000099" style:font-name="DejaVu Sans Mono1" fo:font-size="9pt" fo:font-weight="bold" style:font-size-asian="9pt" style:font-weight-asian="bold" style:font-size-complex="9pt" style:font-weight-complex="bold"/>
    </style:style>
    <style:style style:name="T87" style:family="text">
      <style:text-properties fo:color="#000099" style:font-name="DejaVu Sans Mono1" fo:font-size="9pt" fo:font-weight="bold" officeooo:rsid="000dc0a4" style:font-size-asian="9pt" style:font-weight-asian="bold" style:font-size-complex="9pt" style:font-weight-complex="bold"/>
    </style:style>
    <style:style style:name="T88" style:family="text">
      <style:text-properties fo:color="#000099" style:font-name="DejaVu Sans Mono1" fo:font-size="9pt" fo:font-weight="bold" officeooo:rsid="0013762d" style:font-size-asian="9pt" style:font-weight-asian="bold" style:font-size-complex="9pt" style:font-weight-complex="bold"/>
    </style:style>
    <style:style style:name="T89" style:family="text">
      <style:text-properties fo:color="#000099" style:font-name="DejaVu Sans Mono1" fo:font-size="9pt" fo:font-weight="bold" officeooo:rsid="0008a086" style:font-name-asian="Monospace" style:font-size-asian="9pt" style:font-weight-asian="bold" style:font-name-complex="Monospace" style:font-size-complex="9pt" style:font-weight-complex="bold"/>
    </style:style>
    <style:style style:name="T90" style:family="text">
      <style:text-properties fo:color="#000099" style:font-name="DejaVu Sans Mono1" fo:font-size="9pt" fo:font-weight="bold" style:font-size-asian="9pt" style:font-weight-asian="bold" style:font-size-complex="9pt" style:font-weight-complex="bold"/>
    </style:style>
    <style:style style:name="T91" style:family="text">
      <style:text-properties style:font-weight-complex="bold"/>
    </style:style>
    <style:style style:name="T92" style:family="text">
      <style:text-properties officeooo:rsid="001fbc1e" style:font-weight-complex="bold"/>
    </style:style>
    <style:style style:name="T93" style:family="text">
      <style:text-properties officeooo:rsid="0021baa6" style:font-weight-complex="bold"/>
    </style:style>
    <style:style style:name="T94" style:family="text">
      <style:text-properties officeooo:rsid="000b4e2a"/>
    </style:style>
    <style:style style:name="T95" style:family="text">
      <style:text-properties officeooo:rsid="000c2047"/>
    </style:style>
    <style:style style:name="T96" style:family="text">
      <style:text-properties officeooo:rsid="000ed22b"/>
    </style:style>
    <style:style style:name="T97" style:family="text">
      <style:text-properties officeooo:rsid="00106d1a"/>
    </style:style>
    <style:style style:name="T98" style:family="text">
      <style:text-properties style:font-name="DejaVu Sans Mono1"/>
    </style:style>
    <style:style style:name="T99" style:family="text">
      <style:text-properties style:font-name="DejaVu Sans Mono1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T100" style:family="text">
      <style:text-properties style:font-name="DejaVu Sans Mono1" fo:font-size="9pt" style:font-name-asian="Monospace" style:font-size-asian="9pt" style:font-name-complex="Monospace" style:font-size-complex="9pt"/>
    </style:style>
    <style:style style:name="T101" style:family="text">
      <style:text-properties officeooo:rsid="0013762d"/>
    </style:style>
    <style:style style:name="T102" style:family="text">
      <style:text-properties officeooo:rsid="0014a28c"/>
    </style:style>
    <style:style style:name="T103" style:family="text">
      <style:text-properties officeooo:rsid="00162ae2"/>
    </style:style>
    <style:style style:name="T104" style:family="text">
      <style:text-properties officeooo:rsid="00163e90"/>
    </style:style>
    <style:style style:name="T105" style:family="text">
      <style:text-properties officeooo:rsid="00190d0a"/>
    </style:style>
    <style:style style:name="T106" style:family="text">
      <style:text-properties officeooo:rsid="001973bf"/>
    </style:style>
    <style:style style:name="T107" style:family="text">
      <style:text-properties officeooo:rsid="001a547c"/>
    </style:style>
    <style:style style:name="T108" style:family="text">
      <style:text-properties officeooo:rsid="001c35e1"/>
    </style:style>
    <style:style style:name="T109" style:family="text">
      <style:text-properties officeooo:rsid="001f7abd"/>
    </style:style>
    <style:style style:name="T110" style:family="text">
      <style:text-properties officeooo:rsid="0024423c"/>
    </style:style>
    <style:style style:name="T111" style:family="text">
      <style:text-properties officeooo:rsid="00259763"/>
    </style:style>
    <style:style style:name="T112" style:family="text">
      <style:text-properties officeooo:rsid="0027d0da"/>
    </style:style>
    <style:style style:name="T113" style:family="text">
      <style:text-properties officeooo:rsid="0028e2cc"/>
    </style:style>
    <style:style style:name="T114" style:family="text">
      <style:text-properties officeooo:rsid="002a9838"/>
    </style:style>
    <style:style style:name="T115" style:family="text">
      <style:text-properties officeooo:rsid="002ea040"/>
    </style:style>
    <style:style style:name="T116" style:family="text">
      <style:text-properties officeooo:rsid="001dec54"/>
    </style:style>
    <style:style style:name="T117" style:family="text">
      <style:text-properties officeooo:rsid="001fbc1e"/>
    </style:style>
    <style:style style:name="T118" style:family="text">
      <style:text-properties officeooo:rsid="00203891"/>
    </style:style>
    <style:style style:name="T119" style:family="text">
      <style:text-properties officeooo:rsid="0021baa6"/>
    </style:style>
    <style:style style:name="T120" style:family="text">
      <style:text-properties fo:font-style="normal" fo:font-weight="bold" officeooo:rsid="000a10d3" style:font-style-asian="normal" style:font-weight-asian="bold" style:font-style-complex="normal" style:font-weight-complex="bold"/>
    </style:style>
    <style:style style:name="T121" style:family="text">
      <style:text-properties fo:font-style="normal" fo:font-weight="normal" officeooo:rsid="0021baa6" style:font-style-asian="normal" style:font-weight-asian="normal" style:font-style-complex="normal" style:font-weight-complex="normal"/>
    </style:style>
    <style:style style:name="T122" style:family="text">
      <style:text-properties officeooo:rsid="0023a2a0"/>
    </style:style>
    <style:style style:name="T123" style:family="text">
      <style:text-properties officeooo:rsid="0027b8e7"/>
    </style:style>
    <style:style style:name="T124" style:family="text">
      <style:text-properties style:font-name="DejaVu Sans Mono1"/>
    </style:style>
    <style:style style:name="T125" style:family="text">
      <style:text-properties style:font-name="DejaVu Sans Mono1" fo:font-size="9pt" style:font-size-asian="9pt" style:font-size-complex="9pt"/>
    </style:style>
    <style:style style:name="T126" style:family="text">
      <style:text-properties style:font-name="DejaVu Sans Mono1" fo:font-size="9pt" fo:font-weight="normal" style:font-size-asian="9pt" style:font-weight-asian="normal" style:font-size-complex="9pt" style:font-weight-complex="normal"/>
    </style:style>
    <style:style style:name="T127" style:family="text">
      <style:text-properties officeooo:rsid="002b5cf5"/>
    </style:style>
    <style:style style:name="T128" style:family="text">
      <style:text-properties officeooo:rsid="002c7d07"/>
    </style:style>
    <style:style style:name="T129" style:family="text">
      <style:text-properties officeooo:rsid="002cfd15"/>
    </style:style>
    <style:style style:name="T130" style:family="text">
      <style:text-properties officeooo:rsid="002ec039"/>
    </style:style>
    <style:style style:name="T131" style:family="text">
      <style:text-properties officeooo:rsid="002f01c8"/>
    </style:style>
    <style:style style:name="T132" style:family="text">
      <style:text-properties officeooo:rsid="002f6a9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0" text:outline-level="1">Compress</text:h>
      <text:p text:style-name="Class_20_Description"/>
      <text:p text:style-name="Class_20_Description"><text:span text:style-name="T5">The </text:span><text:span text:style-name="Class_20_Variables"><text:span text:style-name="T5">Compress</text:span></text:span><text:span text:style-name="T5"> </text:span><text:span text:style-name="T6">class </text:span><text:span text:style-name="T5">provides a </text:span><text:span text:style-name="T6">static interface </text:span><text:span text:style-name="T7">to</text:span><text:span text:style-name="T6"> the </text:span><text:span text:style-name="T8">Compress\&lt;adapter&gt;</text:span><text:span text:style-name="T6"> class(es)</text:span><text:span text:style-name="T5">.</text:span></text:p>
      <text:p text:style-name="Class_20_Description"/>
      <text:h text:style-name="Criteria_20_Title" text:outline-level="2">Design criteria and considerations.</text:h>
      <text:p text:style-name="Criteria_20_Body"/>
      <text:list xml:id="list8328299209126057001" text:style-name="L1">
        <text:list-item>
          <text:p text:style-name="P102">Contains static <text:span text:style-name="T82">methods for accessing the selected &lt;adapter&gt; methods;</text:span></text:p>
        </text:list-item>
        <text:list-item>
          <text:p text:style-name="P90"><text:span text:style-name="T82">implemented as a </text:span><text:span text:style-name="T38">Singleton</text:span><text:span text:style-name="T82"> instance;</text:span></text:p>
        </text:list-item>
        <text:list-item>
          <text:p text:style-name="P101"><text:span text:style-name="T82">uses</text:span> the <text:span text:style-name="Class_20_Variables"><text:span text:style-name="T82">Compress\F</text:span></text:span><text:span text:style-name="Class_20_Variables">actory</text:span> <text:span text:style-name="T82">to select the &lt;adapter&gt; class to load;</text:span></text:p>
        </text:list-item>
        <text:list-item>
          <text:p text:style-name="P91">uses the <text:span text:style-name="T43">Library\Compress</text:span> namespace.</text:p>
          <text:p text:style-name="P89"/>
        </text:list-item>
      </text:list>
      <text:h text:style-name="P194" text:outline-level="4"/>
      <text:h text:style-name="P194" text:outline-level="4"><text:span text:style-name="T80">Dependencie</text:span>s</text:h>
      <text:p text:style-name="P44"/>
      <text:p text:style-name="P44">The <text:span text:style-name="Class_20_Variables"><text:span text:style-name="T81">Compress</text:span></text:span> class contains the following <text:span text:style-name="T80">external dependencies</text:span>:</text:p>
      <text:p text:style-name="P44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3">Class Name</text:p>
          </table:table-cell>
        </table:table-row>
        <table:table-row>
          <table:table-cell table:style-name="Table12.A2" office:value-type="string">
            <text:p text:style-name="P28">Library\<text:span text:style-name="T82">Compress\</text:span>Factory</text:p>
          </table:table-cell>
        </table:table-row>
      </table:table>
      <text:p text:style-name="P34"/>
      <text:h text:style-name="P195" text:outline-level="4">Class Properties</text:h>
      <text:h text:style-name="Criteria_20_Title" text:outline-level="2"/>
      <text:p text:style-name="Method_20_Body">The <text:span text:style-name="Class_20_Variables">Compress</text:span> class defines the following class property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19">Properties</text:p>
          </table:table-cell>
          <table:table-cell table:style-name="MethodTable.B1" office:value-type="string">
            <text:p text:style-name="P19">Description</text:p>
          </table:table-cell>
        </table:table-row>
        <table:table-row>
          <table:table-cell table:style-name="MethodTable.A2" office:value-type="string">
            <text:p text:style-name="P25">$<text:span text:style-name="T83">compress</text:span></text:p>
          </table:table-cell>
          <table:table-cell table:style-name="MethodTable.B2" office:value-type="string">
            <text:p text:style-name="P2"><text:span text:style-name="T83">The </text:span><text:span text:style-name="T44">Compress</text:span><text:span text:style-name="T83"> adapter class called by the static classes</text:span>.</text:p>
          </table:table-cell>
        </table:table-row>
      </table:table>
      <text:h text:style-name="Method_20_Listing_20_Title" text:outline-level="4"/>
      <text:h text:style-name="Method_20_Listing_20_Title" text:outline-level="4">Static Class Properties</text:h>
      <text:h text:style-name="Criteria_20_Title" text:outline-level="2"/>
      <text:p text:style-name="Method_20_Body">The <text:span text:style-name="Class_20_Variables">Compress</text:span> class defines the following static class property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Properties</text:p>
          </table:table-cell>
          <table:table-cell table:style-name="Table1.B1" office:value-type="string">
            <text:p text:style-name="P19">Description</text:p>
          </table:table-cell>
        </table:table-row>
        <table:table-row>
          <table:table-cell table:style-name="Table1.A2" office:value-type="string">
            <text:p text:style-name="P25">$me</text:p>
          </table:table-cell>
          <table:table-cell table:style-name="Table1.B2" office:value-type="string">
            <text:p text:style-name="P2">Contains a copy of the class instance object.</text:p>
          </table:table-cell>
        </table:table-row>
      </table:table>
      <text:h text:style-name="Method_20_Listing_20_Title" text:outline-level="4"/>
      <text:h text:style-name="Method_20_Listing_20_Title" text:outline-level="4"/>
      <text:h text:style-name="Method_20_Listing_20_Title" text:outline-level="4">Class Methods</text:h>
      <text:p text:style-name="Method_20_Body"/>
      <text:p text:style-name="Method_20_Body">The <text:span text:style-name="Class_20_Variables">Compress</text:span> class contains the following method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9">Method</text:p>
          </table:table-cell>
          <table:table-cell table:style-name="Table3.B1" office:value-type="string">
            <text:p text:style-name="P19">Description</text:p>
          </table:table-cell>
        </table:table-row>
        <table:table-row>
          <table:table-cell table:style-name="Table3.A2" office:value-type="string">
            <text:p text:style-name="P26"><text:a xlink:type="simple" xlink:href="#construct" text:style-name="Internet_20_link" text:visited-style-name="Visited_20_Internet_20_Link"><text:span text:style-name="T79">__construct</text:span></text:a></text:p>
          </table:table-cell>
          <table:table-cell table:style-name="Table3.B2" office:value-type="string">
            <text:p text:style-name="Method_20_Table_20_Description">A private class constructor, not accessible outside of the class.</text:p>
          </table:table-cell>
        </table:table-row>
        <table:table-row>
          <table:table-cell table:style-name="Table3.A2" office:value-type="string">
            <text:p text:style-name="P27"><text:a xlink:type="simple" xlink:href="#destruct" text:style-name="Internet_20_link" text:visited-style-name="Visited_20_Internet_20_Link">__</text:a><text:a xlink:type="simple" xlink:href="#destruct" text:style-name="Internet_20_link" text:visited-style-name="Visited_20_Internet_20_Link"><text:span text:style-name="T83">destruct</text:span></text:a></text:p>
          </table:table-cell>
          <table:table-cell table:style-name="Table3.B3" office:value-type="string">
            <text:p text:style-name="P87">Class destructor.</text:p>
          </table:table-cell>
        </table:table-row>
      </table:table>
      <text:p text:style-name="Standard"/>
      <text:h text:style-name="Method_20_Listing_20_Title" text:outline-level="4">Static Class Methods</text:h>
      <text:h text:style-name="P192" text:outline-level="4"/>
      <text:p text:style-name="P45">The <text:span text:style-name="Class_20_Variables">Compress</text:span> <text:span text:style-name="T84">class implements</text:span> the following <text:span text:style-name="T83">static class</text:span> methods:</text:p>
      <text:p text:style-name="P45"/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20">Method</text:p>
            </table:table-cell>
            <table:table-cell table:style-name="Table2.B1" office:value-type="string">
              <text:p text:style-name="P20">Description</text:p>
            </table:table-cell>
          </table:table-row>
        </table:table-header-rows>
        <table:table-row table:style-name="Table2.4">
          <table:table-cell table:style-name="Table2.A2" office:value-type="string">
            <text:p text:style-name="P183"><text:a xlink:type="simple" xlink:href="#instance" text:style-name="Internet_20_link" text:visited-style-name="Visited_20_Internet_20_Link">instance</text:a></text:p>
          </table:table-cell>
          <table:table-cell table:style-name="Table2.B30" office:value-type="string">
            <text:p text:style-name="P172">Get the class instance, create it if required.</text:p>
          </table:table-cell>
        </table:table-row>
        <table:table-row table:style-name="Table2.4">
          <table:table-cell table:style-name="Table2.A2" office:value-type="string">
            <text:p text:style-name="P184"><text:span text:style-name="T128">adapter</text:span></text:p>
          </table:table-cell>
          <table:table-cell table:style-name="Table2.B30" office:value-type="string">
            <text:p text:style-name="P173">Get the <text:span text:style-name="T43">Compress\&lt;adapter&gt;</text:span> instance.</text:p>
          </table:table-cell>
        </table:table-row>
        <table:table-row table:style-name="Table2.4">
          <table:table-cell table:style-name="Table2.A2" office:value-type="string">
            <text:p text:style-name="P29"><text:a xlink:type="simple" xlink:href="#open" text:style-name="Internet_20_link" text:visited-style-name="Visited_20_Internet_20_Link">open</text:a></text:p>
          </table:table-cell>
          <table:table-cell table:style-name="Table2.B30" office:value-type="string">
            <text:p text:style-name="P3">Open a compressed file.</text:p>
          </table:table-cell>
        </table:table-row>
        <table:table-row table:style-name="Table2.5">
          <table:table-cell table:style-name="Table2.A2" office:value-type="string">
            <text:p text:style-name="P29"><text:a xlink:type="simple" xlink:href="#fgetc" text:style-name="Internet_20_link" text:visited-style-name="Visited_20_Internet_20_Link">fgetc</text:a></text:p>
          </table:table-cell>
          <table:table-cell table:style-name="Table2.B30" office:value-type="string">
            <text:p text:style-name="P88">Get the next character from the current file.</text:p>
          </table:table-cell>
        </table:table-row>
        <table:table-row table:style-name="Table2.6">
          <table:table-cell table:style-name="Table2.A2" office:value-type="string">
            <text:p text:style-name="P29"><text:a xlink:type="simple" xlink:href="#fgets" text:style-name="Internet_20_link" text:visited-style-name="Visited_20_Internet_20_Link">fgets</text:a></text:p>
          </table:table-cell>
          <table:table-cell table:style-name="Table2.B30" office:value-type="string">
            <text:p text:style-name="P88">Get the next length of uncompressed characters from the current file.</text:p>
          </table:table-cell>
        </table:table-row>
        <table:table-row table:style-name="Table2.7">
          <table:table-cell table:style-name="Table2.A2" office:value-type="string">
            <text:p text:style-name="P29"><text:a xlink:type="simple" xlink:href="#fgetss" text:style-name="Internet_20_link" text:visited-style-name="Visited_20_Internet_20_Link">fgetss</text:a></text:p>
          </table:table-cell>
          <table:table-cell table:style-name="Table2.B30" office:value-type="string">
            <text:p text:style-name="P88">Get the next length of uncompressed characters from the current file and strip tags.</text:p>
          </table:table-cell>
        </table:table-row>
        <table:table-row table:style-name="Table2.8">
          <table:table-cell table:style-name="Table2.A2" office:value-type="string">
            <text:p text:style-name="P29"><text:a xlink:type="simple" xlink:href="#fread" text:style-name="Internet_20_link" text:visited-style-name="Visited_20_Internet_20_Link">fread</text:a></text:p>
          </table:table-cell>
          <table:table-cell table:style-name="Table2.B30" office:value-type="string">
            <text:p text:style-name="P88">Read up to length uncompressed bytes from a file.</text:p>
          </table:table-cell>
        </table:table-row>
        <table:table-row table:style-name="Table2.9">
          <table:table-cell table:style-name="Table2.A2" office:value-type="string">
            <text:p text:style-name="P29"><text:a xlink:type="simple" xlink:href="#fwrite" text:style-name="Internet_20_link" text:visited-style-name="Visited_20_Internet_20_Link">fwrite</text:a></text:p>
          </table:table-cell>
          <table:table-cell table:style-name="Table2.B30" office:value-type="string">
            <text:p text:style-name="P88">Write length bytes (or all) of the buffer to the current file.</text:p>
          </table:table-cell>
        </table:table-row>
        <text:soft-page-break/>
        <table:table-row table:style-name="Table2.10">
          <table:table-cell table:style-name="Table2.A2" office:value-type="string">
            <text:p text:style-name="P29"><text:a xlink:type="simple" xlink:href="#fpassthru" text:style-name="Internet_20_link" text:visited-style-name="Visited_20_Internet_20_Link">fpassthru</text:a></text:p>
          </table:table-cell>
          <table:table-cell table:style-name="Table2.B30" office:value-type="string">
            <text:p text:style-name="P88">Send remainder of uncompressed file to the output device.</text:p>
          </table:table-cell>
        </table:table-row>
        <table:table-row table:style-name="Table2.11">
          <table:table-cell table:style-name="Table2.A2" office:value-type="string">
            <text:p text:style-name="P29"><text:a xlink:type="simple" xlink:href="#rewind" text:style-name="Internet_20_link" text:visited-style-name="Visited_20_Internet_20_Link">rewind</text:a></text:p>
          </table:table-cell>
          <table:table-cell table:style-name="Table2.B30" office:value-type="string">
            <text:p text:style-name="P88">Reset the file pointer to the start of the file.</text:p>
          </table:table-cell>
        </table:table-row>
        <table:table-row table:style-name="Table2.12">
          <table:table-cell table:style-name="Table2.A2" office:value-type="string">
            <text:p text:style-name="P29"><text:a xlink:type="simple" xlink:href="#fseek" text:style-name="Internet_20_link" text:visited-style-name="Visited_20_Internet_20_Link">fseek</text:a></text:p>
          </table:table-cell>
          <table:table-cell table:style-name="Table2.B30" office:value-type="string">
            <text:p text:style-name="P88">Seek to the given offset, or, if whence=SEEK_CUR, relative to current position.</text:p>
          </table:table-cell>
        </table:table-row>
        <table:table-row table:style-name="Table2.13">
          <table:table-cell table:style-name="Table2.A2" office:value-type="string">
            <text:p text:style-name="P29"><text:a xlink:type="simple" xlink:href="#ftell" text:style-name="Internet_20_link" text:visited-style-name="Visited_20_Internet_20_Link">ftell</text:a></text:p>
          </table:table-cell>
          <table:table-cell table:style-name="Table2.B30" office:value-type="string">
            <text:p text:style-name="P88">Return the current pointer into the UNCOMPRESSED file.</text:p>
          </table:table-cell>
        </table:table-row>
        <table:table-row table:style-name="Table2.14">
          <table:table-cell table:style-name="Table2.A2" office:value-type="string">
            <text:p text:style-name="P29"><text:a xlink:type="simple" xlink:href="#eof" text:style-name="Internet_20_link" text:visited-style-name="Visited_20_Internet_20_Link">eof</text:a></text:p>
          </table:table-cell>
          <table:table-cell table:style-name="Table2.B30" office:value-type="string">
            <text:p text:style-name="P88">Test for end of file.</text:p>
          </table:table-cell>
        </table:table-row>
        <table:table-row table:style-name="Table2.15">
          <table:table-cell table:style-name="Table2.A2" office:value-type="string">
            <text:p text:style-name="P29"><text:a xlink:type="simple" xlink:href="#fclose" text:style-name="Internet_20_link" text:visited-style-name="Visited_20_Internet_20_Link">fclose</text:a></text:p>
          </table:table-cell>
          <table:table-cell table:style-name="Table2.B30" office:value-type="string">
            <text:p text:style-name="P88">Close the compressed file.</text:p>
          </table:table-cell>
        </table:table-row>
        <table:table-row table:style-name="Table2.16">
          <table:table-cell table:style-name="Table2.A2" office:value-type="string">
            <text:p text:style-name="P29"><text:a xlink:type="simple" xlink:href="#validHandle" text:style-name="Internet_20_link" text:visited-style-name="Visited_20_Internet_20_Link">validHandle</text:a></text:p>
          </table:table-cell>
          <table:table-cell table:style-name="Table2.B30" office:value-type="string">
            <text:p text:style-name="P88">Returns if the handle is valid, throws exception if not valid.</text:p>
          </table:table-cell>
        </table:table-row>
        <table:table-row table:style-name="Table2.17">
          <table:table-cell table:style-name="Table2.A2" office:value-type="string">
            <text:p text:style-name="P29"><text:a xlink:type="simple" xlink:href="#handle" text:style-name="Internet_20_link" text:visited-style-name="Visited_20_Internet_20_Link">handle</text:a></text:p>
          </table:table-cell>
          <table:table-cell table:style-name="Table2.B30" office:value-type="string">
            <text:p text:style-name="P88">Get the current file handle.</text:p>
          </table:table-cell>
        </table:table-row>
        <table:table-row table:style-name="Table2.18">
          <table:table-cell table:style-name="Table2.A2" office:value-type="string">
            <text:p text:style-name="P29"><text:a xlink:type="simple" xlink:href="#readToArray" text:style-name="Internet_20_link" text:visited-style-name="Visited_20_Internet_20_Link">readToArray</text:a></text:p>
          </table:table-cell>
          <table:table-cell table:style-name="Table2.B30" office:value-type="string">
            <text:p text:style-name="P88">Open and read a complete gz-file into an array of lines.</text:p>
          </table:table-cell>
        </table:table-row>
        <table:table-row table:style-name="Table2.19">
          <table:table-cell table:style-name="Table2.A2" office:value-type="string">
            <text:p text:style-name="P29"><text:a xlink:type="simple" xlink:href="#readFileAndOutput" text:style-name="Internet_20_link" text:visited-style-name="Visited_20_Internet_20_Link">readFileAndOutput</text:a></text:p>
          </table:table-cell>
          <table:table-cell table:style-name="Table2.B30" office:value-type="string">
            <text:p text:style-name="P88">Reads a file, decompresses it and writes it to standard output.</text:p>
          </table:table-cell>
        </table:table-row>
        <table:table-row table:style-name="Table2.20">
          <table:table-cell table:style-name="Table2.A2" office:value-type="string">
            <text:p text:style-name="P29"><text:a xlink:type="simple" xlink:href="#compress" text:style-name="Internet_20_link" text:visited-style-name="Visited_20_Internet_20_Link">compress</text:a></text:p>
          </table:table-cell>
          <table:table-cell table:style-name="Table2.B30" office:value-type="string">
            <text:p text:style-name="P88">Convert the buffer into a compressed buffer.</text:p>
          </table:table-cell>
        </table:table-row>
        <table:table-row table:style-name="Table2.21">
          <table:table-cell table:style-name="Table2.A2" office:value-type="string">
            <text:p text:style-name="P29"><text:a xlink:type="simple" xlink:href="#uncompress" text:style-name="Internet_20_link" text:visited-style-name="Visited_20_Internet_20_Link">uncompress</text:a></text:p>
          </table:table-cell>
          <table:table-cell table:style-name="Table2.B30" office:value-type="string">
            <text:p text:style-name="P88">Convert the compressed buffer into the uncompressed buffer.</text:p>
          </table:table-cell>
        </table:table-row>
        <table:table-row table:style-name="Table2.22">
          <table:table-cell table:style-name="Table2.A2" office:value-type="string">
            <text:p text:style-name="P29"><text:a xlink:type="simple" xlink:href="#encode" text:style-name="Internet_20_link" text:visited-style-name="Visited_20_Internet_20_Link">encode</text:a></text:p>
          </table:table-cell>
          <table:table-cell table:style-name="Table2.B30" office:value-type="string">
            <text:p text:style-name="P88">Encode the supplied buffer.</text:p>
          </table:table-cell>
        </table:table-row>
        <table:table-row table:style-name="Table2.23">
          <table:table-cell table:style-name="Table2.A2" office:value-type="string">
            <text:p text:style-name="P29"><text:a xlink:type="simple" xlink:href="#decode" text:style-name="Internet_20_link" text:visited-style-name="Visited_20_Internet_20_Link">decode</text:a></text:p>
          </table:table-cell>
          <table:table-cell table:style-name="Table2.B30" office:value-type="string">
            <text:p text:style-name="P3">Decode the supplied buffer.</text:p>
          </table:table-cell>
        </table:table-row>
        <table:table-row table:style-name="Table2.24">
          <table:table-cell table:style-name="Table2.A2" office:value-type="string">
            <text:p text:style-name="P29"><text:a xlink:type="simple" xlink:href="#inflate" text:style-name="Internet_20_link" text:visited-style-name="Visited_20_Internet_20_Link">inflate</text:a></text:p>
          </table:table-cell>
          <table:table-cell table:style-name="Table2.B30" office:value-type="string">
            <text:p text:style-name="P88">Inflate (decompress) the supplied buffer.</text:p>
          </table:table-cell>
        </table:table-row>
        <table:table-row table:style-name="Table2.25">
          <table:table-cell table:style-name="Table2.A2" office:value-type="string">
            <text:p text:style-name="P29"><text:a xlink:type="simple" xlink:href="#deflate" text:style-name="Internet_20_link" text:visited-style-name="Visited_20_Internet_20_Link">deflate</text:a></text:p>
          </table:table-cell>
          <table:table-cell table:style-name="Table2.B30" office:value-type="string">
            <text:p text:style-name="P3">Deflate (compress) the supplied buffer.</text:p>
          </table:table-cell>
        </table:table-row>
        <table:table-row table:style-name="Table2.26">
          <table:table-cell table:style-name="Table2.A2" office:value-type="string">
            <text:p text:style-name="P29"><text:a xlink:type="simple" xlink:href="#compressionLevel" text:style-name="Internet_20_link" text:visited-style-name="Visited_20_Internet_20_Link">compressionLevel</text:a></text:p>
          </table:table-cell>
          <table:table-cell table:style-name="Table2.B30" office:value-type="string">
            <text:p text:style-name="P3">Compression factor.</text:p>
          </table:table-cell>
        </table:table-row>
        <table:table-row table:style-name="Table2.27">
          <table:table-cell table:style-name="Table2.A2" office:value-type="string">
            <text:p text:style-name="P29"><text:a xlink:type="simple" xlink:href="#lines" text:style-name="Internet_20_link" text:visited-style-name="Visited_20_Internet_20_Link">lines</text:a></text:p>
          </table:table-cell>
          <table:table-cell table:style-name="Table2.B30" office:value-type="string">
            <text:p text:style-name="P88">Get an array containing the complete file, one line per element.</text:p>
          </table:table-cell>
        </table:table-row>
        <table:table-row table:style-name="Table2.28">
          <table:table-cell table:style-name="Table2.A2" office:value-type="string">
            <text:p text:style-name="P29"><text:a xlink:type="simple" xlink:href="#fileName" text:style-name="Internet_20_link" text:visited-style-name="Visited_20_Internet_20_Link">fileName</text:a></text:p>
          </table:table-cell>
          <table:table-cell table:style-name="Table2.B30" office:value-type="string">
            <text:p text:style-name="P3">Get (and / or set) the file name.</text:p>
          </table:table-cell>
        </table:table-row>
        <table:table-row table:style-name="Table2.29">
          <table:table-cell table:style-name="Table2.A2" office:value-type="string">
            <text:p text:style-name="P29"><text:a xlink:type="simple" xlink:href="#mode" text:style-name="Internet_20_link" text:visited-style-name="Visited_20_Internet_20_Link">mode</text:a></text:p>
          </table:table-cell>
          <table:table-cell table:style-name="Table2.B30" office:value-type="string">
            <text:p text:style-name="P3">Get (and / or set) the file mode.</text:p>
          </table:table-cell>
        </table:table-row>
        <table:table-row table:style-name="Table2.32">
          <table:table-cell table:style-name="Table2.A2" office:value-type="string">
            <text:p text:style-name="P29"><text:a xlink:type="simple" xlink:href="#useIncludePath" text:style-name="Internet_20_link" text:visited-style-name="Visited_20_Internet_20_Link">useIncludePath</text:a></text:p>
          </table:table-cell>
          <table:table-cell table:style-name="Table2.B30" office:value-type="string">
            <text:p text:style-name="P88">Get (and / or set) the use include path flag used when searching for a file.</text:p>
          </table:table-cell>
        </table:table-row>
        <table:table-row table:style-name="Table2.32">
          <table:table-cell table:style-name="Table2.A2" office:value-type="string">
            <text:p text:style-name="P181"><text:a xlink:type="simple" xlink:href="#buffer" text:style-name="Internet_20_link" text:visited-style-name="Visited_20_Internet_20_Link">buffer</text:a></text:p>
          </table:table-cell>
          <table:table-cell table:style-name="Table2.B31" office:value-type="string">
            <text:p text:style-name="P190">Get (and / or set) the <text:span text:style-name="T123">(uncompressed) </text:span>buffer.</text:p>
          </table:table-cell>
        </table:table-row>
        <table:table-row table:style-name="Table2.32">
          <table:table-cell table:style-name="Table2.A2" office:value-type="string">
            <text:p text:style-name="P182"><text:a xlink:type="simple" xlink:href="#compressed" text:style-name="Internet_20_link" text:visited-style-name="Visited_20_Internet_20_Link">compressed</text:a></text:p>
          </table:table-cell>
          <table:table-cell table:style-name="Table2.B32" office:value-type="string">
            <text:p text:style-name="P191">Get (and / or set) the compressed buffer.</text:p>
          </table:table-cell>
        </table:table-row>
      </table:table>
      <text:p text:style-name="P61"/>
      <text:h text:style-name="P192" text:outline-level="4"/>
      <text:h text:style-name="P193" text:outline-level="4"/>
      <text:h text:style-name="P104" text:outline-level="5"><text:bookmark-start text:name="construct"/>__<text:span text:style-name="T117">construct</text:span><text:bookmark-end text:name="construct"/></text:h>
      <text:p text:style-name="P58"/>
      <text:p text:style-name="P36">Class constructor.</text:p>
      <text:p text:style-name="P58"/>
      <text:p text:style-name="P47">Algorithm</text:p>
      <text:list xml:id="list2509433082206651825" text:style-name="L2">
        <text:list-item>
          <text:p text:style-name="P112">A<text:span text:style-name="T119">ccept the parameters</text:span></text:p>
        </text:list-item>
      </text:list>
      <text:list xml:id="list5696981134310969412" text:style-name="L3">
        <text:list-item>
          <text:list>
            <text:list-item>
              <text:p text:style-name="P117"><text:span text:style-name="T70">adapter</text:span><text:span text:style-name="T119"> as a string containing the name of the </text:span><text:span text:style-name="T31">Compress</text:span><text:span text:style-name="T119"> adapter class to use; </text:span></text:p>
            </text:list-item>
            <text:list-item>
              <text:p text:style-name="P117"><text:span text:style-name="T45">fileName</text:span><text:span text:style-name="T84"> as a string containing the name of the file to open;</text:span></text:p>
            </text:list-item>
            <text:list-item>
              <text:p text:style-name="P117"><text:span text:style-name="T45">mode</text:span><text:span text:style-name="T84"> as a string containing the open mode of the file;</text:span></text:p>
            </text:list-item>
            <text:list-item>
              <text:p text:style-name="P117"><text:span text:style-name="T45">use</text:span><text:span text:style-name="T46">I</text:span><text:span text:style-name="T45">nclude</text:span><text:span text:style-name="T46">Path</text:span><text:span text:style-name="T84"> as a boolean containing true to search include directories;</text:span></text:p>
            </text:list-item>
          </text:list>
        </text:list-item>
      </text:list>
      <text:list xml:id="list161955735464589" text:continue-list="list2509433082206651825" text:style-name="L2">
        <text:list-header>
          <text:p text:style-name="P113"/>
        </text:list-header>
        <text:list-item>
          <text:p text:style-name="P118">pass the <text:span text:style-name="T70">adapter</text:span><text:span text:style-name="T121">, </text:span><text:span text:style-name="T43">fileName</text:span>, <text:span text:style-name="T43">mode</text:span> and <text:span text:style-name="T43">useIncludePath</text:span> parameters to the <text:span text:style-name="T31">instantiateClass</text:span><text:span text:style-name="T119"> method of the</text:span> <text:span text:style-name="T31">Library\Compress\Factory</text:span> <text:span text:style-name="T119">class</text:span> and assign the result to the <text:span text:style-name="T70">compress</text:span> class property.</text:p>
        </text:list-item>
      </text:list>
      <text:p text:style-name="P54"/>
      <text:p text:style-name="P47">Implementation</text:p>
      <text:p text:style-name="P58"/>
      <text:p text:style-name="P64"><text:span text:style-name="T76"><text:tab/></text:span><text:span text:style-name="T98">/**</text:span></text:p>
      <text:p text:style-name="P10"><text:tab/> * __construct</text:p>
      <text:p text:style-name="P10"><text:tab/> *</text:p>
      <text:p text:style-name="P10"><text:tab/> * Class constructor</text:p>
      <text:p text:style-name="P10"><text:tab/> * @param string <text:s text:c="2"/>$adapter <text:s text:c="7"/>= compression adapter</text:p>
      <text:p text:style-name="P10"><text:tab/> * @param string <text:s text:c="2"/>$fileName <text:s text:c="6"/>= file <text:span text:style-name="T117">name </text:span>associated with this class instance</text:p>
      <text:p text:style-name="P10"><text:tab/> * @param string <text:s text:c="2"/>$mode <text:s text:c="10"/>= (optional) file open mode (default = 'rb')</text:p>
      <text:p text:style-name="P10"><text:tab/> * @param boolean <text:s/>$useIncludePath = (optional) true = search include path for file</text:p>
      <text:p text:style-name="P10"><text:tab/> */</text:p>
      <text:p text:style-name="P10"><text:tab/>private function __construct($adapter, $fileName, $mode='rb', $useIncludePath=false)</text:p>
      <text:p text:style-name="P10"><text:tab/>{</text:p>
      <text:p text:style-name="P13"><text:tab/><text:tab/>$this-&gt;compress = Factory::<text:span text:style-name="T36">instantiateClass</text:span>($adapter, $fileName, $mode, <text:tab/><text:tab/><text:tab/><text:tab/><text:tab/><text:tab/><text:tab/><text:tab/><text:tab/><text:tab/>$useIncludePath);</text:p>
      <text:p text:style-name="P10"><text:tab/>}</text:p>
      <text:p text:style-name="P15"/>
      <text:p text:style-name="P58"/>
      <text:p text:style-name="P51">Narrative</text:p>
      <text:p text:style-name="P58"/>
      <text:p text:style-name="P58">The <text:span text:style-name="Class_20_Variables"><text:span text:style-name="T91">__</text:span></text:span><text:span text:style-name="Class_20_Variables"><text:span text:style-name="T92">construct</text:span></text:span> method expects <text:span text:style-name="T69">2</text:span> <text:span text:style-name="T118">mandatory </text:span>parameters:</text:p>
      <text:p text:style-name="P58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21">Properties</text:p>
          </table:table-cell>
          <table:table-cell table:style-name="Table27.B1" office:value-type="string">
            <text:p text:style-name="P21">Description</text:p>
          </table:table-cell>
        </table:table-row>
        <table:table-row>
          <table:table-cell table:style-name="Table27.A2" office:value-type="string">
            <text:p text:style-name="P32">$adapter</text:p>
          </table:table-cell>
          <table:table-cell table:style-name="Table27.B2" office:value-type="string">
            <text:p text:style-name="P7">Compression adapter name.</text:p>
          </table:table-cell>
        </table:table-row>
        <table:table-row>
          <table:table-cell table:style-name="Table27.A2" office:value-type="string">
            <text:p text:style-name="P31">$file<text:span text:style-name="T117">Name</text:span></text:p>
          </table:table-cell>
          <table:table-cell table:style-name="Table27.B3" office:value-type="string">
            <text:p text:style-name="P6">The name of the file.</text:p>
          </table:table-cell>
        </table:table-row>
      </table:table>
      <text:p text:style-name="P58"/>
      <text:p text:style-name="P59"><text:span text:style-name="T118">and</text:span> <text:span text:style-name="T69">2</text:span> <text:span text:style-name="T118">optional </text:span>parameters:</text:p>
      <text:p text:style-name="P59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22">Properties</text:p>
          </table:table-cell>
          <table:table-cell table:style-name="Table28.B1" office:value-type="string">
            <text:p text:style-name="P22">Description</text:p>
          </table:table-cell>
          <table:table-cell table:style-name="Table28.C1" office:value-type="string">
            <text:p text:style-name="P24">Default</text:p>
          </table:table-cell>
        </table:table-row>
        <table:table-row>
          <table:table-cell table:style-name="Table28.A2" office:value-type="string">
            <text:p text:style-name="P33">$mode</text:p>
          </table:table-cell>
          <table:table-cell table:style-name="Table28.B2" office:value-type="string">
            <text:p text:style-name="P8">File open mode.</text:p>
          </table:table-cell>
          <table:table-cell table:style-name="Table28.C2" office:value-type="string">
            <text:p text:style-name="P9">'rb'</text:p>
          </table:table-cell>
        </table:table-row>
        <table:table-row>
          <table:table-cell table:style-name="Table28.A2" office:value-type="string">
            <text:p text:style-name="P33">$use<text:span text:style-name="T94">I</text:span>nclude<text:span text:style-name="T94">Path</text:span></text:p>
          </table:table-cell>
          <table:table-cell table:style-name="Table28.B3" office:value-type="string">
            <text:p text:style-name="P8">Search include directories when true.</text:p>
          </table:table-cell>
          <table:table-cell table:style-name="Table28.C3" office:value-type="string">
            <text:p text:style-name="P9">false</text:p>
          </table:table-cell>
        </table:table-row>
      </table:table>
      <text:p text:style-name="P59"/>
      <text:p text:style-name="P59"/>
      <text:p text:style-name="P171"><text:span text:style-name="T117">The </text:span><text:span text:style-name="T68">$adapter</text:span><text:span text:style-name="T117">, </text:span><text:span text:style-name="T68">$fileName</text:span><text:span text:style-name="T117">, </text:span><text:span text:style-name="T68">$mode</text:span><text:span text:style-name="T117"> and </text:span><text:span text:style-name="T68">$useIncludePath</text:span><text:span text:style-name="T117"> parameters are passed to the </text:span><text:span text:style-name="T30">instantiateClass</text:span><text:span text:style-name="T117"> method of the </text:span><text:span text:style-name="T30">Library\Compress\Factory</text:span><text:span text:style-name="T117"> class</text:span> <text:span text:style-name="T117">and the result is assigned to the </text:span><text:span text:style-name="T68">$compress</text:span><text:span text:style-name="T117"> class property.</text:span></text:p>
      <text:p text:style-name="P57"/>
      <text:h text:style-name="P105" text:outline-level="5"><text:bookmark-start text:name="destruct"/>__<text:span text:style-name="T122">destruct</text:span><text:bookmark-end text:name="destruct"/></text:h>
      <text:p text:style-name="P60"/>
      <text:p text:style-name="P37">Class <text:span text:style-name="T122">de</text:span>structor.</text:p>
      <text:p text:style-name="P60"/>
      <text:p text:style-name="P48">Algorithm</text:p>
      <text:list xml:id="list161956417053347" text:continue-list="list161955735464589" text:style-name="L2">
        <text:list-item text:start-value="1">
          <text:p text:style-name="P119"><text:span text:style-name="T119">null</text:span>.</text:p>
        </text:list-item>
      </text:list>
      <text:p text:style-name="P55"/>
      <text:p text:style-name="P48">Implementation</text:p>
      <text:p text:style-name="P60"/>
      <text:p text:style-name="P65"><text:span text:style-name="T76"><text:tab/></text:span><text:span text:style-name="T98">/**</text:span></text:p>
      <text:p text:style-name="P14"><text:tab/> * __<text:span text:style-name="T119">de</text:span>struct</text:p>
      <text:p text:style-name="P14"><text:tab/> *</text:p>
      <text:p text:style-name="P14"><text:tab/> * Class <text:span text:style-name="T119">de</text:span>structor</text:p>
      <text:p text:style-name="P14"><text:tab/> */</text:p>
      <text:p text:style-name="P14"><text:tab/>private function __<text:span text:style-name="T119">de</text:span>struct()</text:p>
      <text:p text:style-name="P14"><text:tab/>{</text:p>
      <text:p text:style-name="P14"><text:tab/>}</text:p>
      <text:p text:style-name="P16"/>
      <text:p text:style-name="P60"/>
      <text:p text:style-name="P52">Narrative</text:p>
      <text:p text:style-name="P60"/>
      <text:p text:style-name="P60">The <text:span text:style-name="Class_20_Variables"><text:span text:style-name="T91">__</text:span></text:span><text:span text:style-name="Class_20_Variables"><text:span text:style-name="T93">de</text:span></text:span><text:span text:style-name="Class_20_Variables"><text:span text:style-name="T92">struct</text:span></text:span> method <text:span text:style-name="T119">accepts NO </text:span>parameters.</text:p>
      <text:p text:style-name="P146"/>
      <text:p text:style-name="P177"/>
      <text:h text:style-name="P108" text:outline-level="5"><text:bookmark-start text:name="instance"/><text:bookmark-start text:name="destruct1"/>i<text:bookmark-end text:name="destruct1"/>nstance<text:bookmark-end text:name="instance"/></text:h>
      <text:p text:style-name="P165"/>
      <text:p text:style-name="P147">Get the class instance, create an instance if it does not exist.</text:p>
      <text:p text:style-name="P165"/>
      <text:p text:style-name="P163">Algorithm</text:p>
      <text:list xml:id="list161956314230871" text:continue-list="list161956417053347" text:style-name="L2">
        <text:list-item text:start-value="1">
          <text:p text:style-name="P166">Accept the optional parameter <text:span text:style-name="T43">adapter </text:span>as a string containing the <text:span text:style-name="T10">Compress\&lt;adapter&gt;</text:span> to use;</text:p>
        </text:list-item>
        <text:list-item>
          <text:p text:style-name="P166">if the <text:span text:style-name="T43">me</text:span> static class property is not null, go to step <text:span text:style-name="T10">4</text:span>;</text:p>
        </text:list-item>
        <text:list-item>
          <text:p text:style-name="P166">pass the <text:span text:style-name="T43">adapter</text:span> parameter to the <text:span text:style-name="T10">__construct</text:span> method of the <text:span text:style-name="T10">Compress</text:span> class and assign the result to the <text:span text:style-name="T43">me</text:span> static static class property;</text:p>
          <text:p text:style-name="P166"/>
        </text:list-item>
        <text:list-item>
          <text:p text:style-name="P166">return the value of the <text:span text:style-name="T43">me</text:span> static class property.</text:p>
        </text:list-item>
      </text:list>
      <text:p text:style-name="P115"/>
      <text:p text:style-name="P163">Implementation</text:p>
      <text:p text:style-name="P165"/>
      <text:p text:style-name="P94"><text:span text:style-name="T78"><text:tab/></text:span><text:span text:style-name="T89">/**</text:span></text:p>
      <text:p text:style-name="P10"><text:tab/> * instance</text:p>
      <text:p text:style-name="P10"><text:tab/> *</text:p>
      <text:p text:style-name="P10"><text:tab/> * get the class instance, create one if it doesn't exist</text:p>
      <text:p text:style-name="P10"><text:tab/> * @return object $instance</text:p>
      <text:p text:style-name="P10"><text:tab/> */</text:p>
      <text:p text:style-name="P10"><text:tab/>public static function <text:span text:style-name="T36">instance</text:span>($adapter='zlib')</text:p>
      <text:p text:style-name="P10"><text:tab/>{</text:p>
      <text:p text:style-name="P10"><text:tab/><text:tab/>if (! self::<text:span text:style-name="T36">$me</text:span>)</text:p>
      <text:p text:style-name="P10"><text:tab/><text:tab/>{</text:p>
      <text:p text:style-name="P10"><text:tab/><text:tab/><text:tab/>self::<text:span text:style-name="T36">$me</text:span> = new Compress($adapter);</text:p>
      <text:p text:style-name="P10"><text:tab/><text:tab/>}</text:p>
      <text:p text:style-name="P10"/>
      <text:p text:style-name="P10"><text:tab/><text:tab/>return self::<text:span text:style-name="T36">$me</text:span>;</text:p>
      <text:p text:style-name="P10"><text:tab/>}</text:p>
      <text:p text:style-name="P97"/>
      <text:p text:style-name="P152"/>
      <text:p text:style-name="P157">Narrative</text:p>
      <text:p text:style-name="P149"/>
      <text:p text:style-name="P159"><text:span text:style-name="T1">The </text:span><text:span text:style-name="Class_20_Variables"><text:span text:style-name="T3">instance</text:span></text:span><text:span text:style-name="T1"> method expects a single </text:span><text:span text:style-name="T3">optional</text:span><text:span text:style-name="T1"> parameter:</text:span></text:p>
      <text:p text:style-name="P168"/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85">Properties</text:p>
          </table:table-cell>
          <table:table-cell table:style-name="Table29.B1" office:value-type="string">
            <text:p text:style-name="P185">Description</text:p>
          </table:table-cell>
          <table:table-cell table:style-name="Table29.C1" office:value-type="string">
            <text:p text:style-name="P186">Default value</text:p>
          </table:table-cell>
        </table:table-row>
        <table:table-row>
          <table:table-cell table:style-name="Table29.A2" office:value-type="string">
            <text:p text:style-name="P188">$<text:span text:style-name="T127">adapter</text:span></text:p>
          </table:table-cell>
          <table:table-cell table:style-name="Table29.B2" office:value-type="string">
            <text:p text:style-name="P174">Compress adapter name to use</text:p>
          </table:table-cell>
          <table:table-cell table:style-name="Table29.C2" office:value-type="string">
            <text:p text:style-name="P174">zlib</text:p>
          </table:table-cell>
        </table:table-row>
      </table:table>
      <text:p text:style-name="P152"/>
      <text:p text:style-name="P153">If the <text:span text:style-name="T43">$me</text:span> static class property is null, pass the <text:span text:style-name="T43">$adapter</text:span> parameter to the <text:span text:style-name="T10">Compress::__construct</text:span> method and assign the result to the <text:span text:style-name="T43">$me</text:span> static class property.</text:p>
      <text:p text:style-name="P153"/>
      <text:p text:style-name="P153">Return the <text:span text:style-name="T43">$me</text:span> static class property.</text:p>
      <text:p text:style-name="P153"/>
      <text:p text:style-name="P151"/>
      <text:h text:style-name="P109" text:outline-level="5"><text:bookmark-start text:name="instance1"/><text:bookmark-start text:name="destruct11"/>i<text:bookmark-end text:name="destruct11"/>nstance<text:bookmark-end text:name="instance1"/></text:h>
      <text:p text:style-name="P169"/>
      <text:p text:style-name="P148">Get the class instance, create an instance if it does not exist.</text:p>
      <text:p text:style-name="P169"/>
      <text:p text:style-name="P164">Algorithm</text:p>
      <text:list xml:id="list161955379837179" text:continue-list="list161956314230871" text:style-name="L2">
        <text:list-item text:start-value="1">
          <text:p text:style-name="P167"><text:span text:style-name="T128">I</text:span>f the <text:span text:style-name="T43">me</text:span> static class property is not null, go to step <text:span text:style-name="T32">3</text:span>;</text:p>
        </text:list-item>
        <text:list-item>
          <text:p text:style-name="P167"><text:span text:style-name="T128">call the </text:span><text:span text:style-name="T32">instance</text:span><text:span text:style-name="T128"> static class method</text:span>;</text:p>
          <text:p text:style-name="P167"/>
        </text:list-item>
        <text:list-item>
          <text:p text:style-name="P167">return the value of the <text:span text:style-name="T71">adapter</text:span> class property.</text:p>
        </text:list-item>
      </text:list>
      <text:p text:style-name="P116"/>
      <text:p text:style-name="P164">Implementation</text:p>
      <text:p text:style-name="P169"/>
      <text:p text:style-name="P95"><text:span text:style-name="T78"><text:tab/></text:span><text:span text:style-name="T86">/**</text:span></text:p>
      <text:p text:style-name="P10"><text:tab/> * adapter</text:p>
      <text:p text:style-name="P10"><text:tab/> *</text:p>
      <text:p text:style-name="P10"><text:tab/> * STATIC</text:p>
      <text:p text:style-name="P10"><text:tab/> * </text:p>
      <text:p text:style-name="P10"><text:tab/> * return the compress adapter</text:p>
      <text:p text:style-name="P10"><text:tab/> * @return object $adapter</text:p>
      <text:p text:style-name="P10"><text:tab/> */</text:p>
      <text:p text:style-name="P10"><text:tab/>public static function <text:span text:style-name="T36">adapter</text:span>()</text:p>
      <text:p text:style-name="P10"><text:tab/>{</text:p>
      <text:p text:style-name="P10"><text:tab/><text:tab/>if (! self::<text:span text:style-name="T36">$me</text:span>)</text:p>
      <text:p text:style-name="P10"><text:tab/><text:tab/>{</text:p>
      <text:p text:style-name="P10"><text:tab/><text:tab/><text:tab/>self::<text:span text:style-name="T36">instance</text:span>();</text:p>
      <text:p text:style-name="P10"><text:tab/><text:tab/>}</text:p>
      <text:p text:style-name="P10"/>
      <text:p text:style-name="P10"><text:tab/><text:tab/>return self::<text:span text:style-name="T36">$me</text:span>-&gt;adapter;</text:p>
      <text:p text:style-name="P10"><text:tab/>}</text:p>
      <text:p text:style-name="P96"/>
      <text:p text:style-name="P155"/>
      <text:p text:style-name="P158">Narrative</text:p>
      <text:p text:style-name="P150"/>
      <text:p text:style-name="P160"><text:span text:style-name="T1">The </text:span><text:span text:style-name="Class_20_Variables"><text:span text:style-name="T3">instance</text:span></text:span><text:span text:style-name="T1"> method expects </text:span><text:span text:style-name="T4">NO</text:span><text:span text:style-name="T1"> parameter</text:span><text:span text:style-name="T4">s.</text:span></text:p>
      <text:p text:style-name="P155"/>
      <text:p text:style-name="P154">If the <text:span text:style-name="T43">$me</text:span> static class property is null, <text:span text:style-name="T129">call the </text:span><text:span text:style-name="T33">instance</text:span><text:span text:style-name="T129"> static class method.</text:span></text:p>
      <text:p text:style-name="P154"/>
      <text:p text:style-name="P154">Return the <text:span text:style-name="T72">adapter</text:span> class property.</text:p>
      <text:p text:style-name="P154"/>
      <text:p text:style-name="P178"/>
      <text:h text:style-name="P106" text:outline-level="5"><text:bookmark-start text:name="open"/>open<text:bookmark-end text:name="open"/></text:h>
      <text:p text:style-name="P45"/>
      <text:p text:style-name="P35">Open a compressed file.</text:p>
      <text:p text:style-name="P45"/>
      <text:p text:style-name="P46">Algorithm</text:p>
      <text:list xml:id="list161955485781848" text:continue-list="list161955379837179" text:style-name="L2">
        <text:list-item text:start-value="1">
          <text:p text:style-name="P114">Accept the parameter <text:span text:style-name="T43">fileName</text:span> as a string containing the name of the file to open, the parameter <text:span text:style-name="T43">mode</text:span> as a string containing the open mode of the file, <text:span text:style-name="T130">and </text:span>the parameter <text:span text:style-name="T43">use</text:span><text:span text:style-name="T46">I</text:span><text:span text:style-name="T43">nclude</text:span><text:span text:style-name="T46">Path</text:span> as a boolean containing <text:span text:style-name="T37">true</text:span> to search include directories;</text:p>
          <text:p text:style-name="P114"/>
        </text:list-item>
        <text:list-item>
          <text:p text:style-name="P111"><text:span text:style-name="T85">pass the </text:span><text:span text:style-name="T47">fileName</text:span><text:span text:style-name="T85">, </text:span><text:span text:style-name="T47">mode</text:span><text:span text:style-name="T85"> and </text:span><text:span text:style-name="T47">useIncludePath</text:span><text:span text:style-name="T85"> parameters to the </text:span><text:span text:style-name="T47">open</text:span><text:span text:style-name="T85"> method of the </text:span><text:span text:style-name="T11">adapter</text:span><text:span text:style-name="T85"> class property.</text:span></text:p>
        </text:list-item>
      </text:list>
      <text:p text:style-name="P53"/>
      <text:p text:style-name="P46">Implementation</text:p>
      <text:p text:style-name="P45"/>
      <text:p text:style-name="P93"><text:span text:style-name="T76"><text:tab/></text:span><text:span text:style-name="T98">/**</text:span></text:p>
      <text:p text:style-name="P10"><text:tab/> * open</text:p>
      <text:p text:style-name="P10"><text:tab/> *</text:p>
      <text:p text:style-name="P10"><text:tab/> * STATIC</text:p>
      <text:p text:style-name="P10"><text:tab/> * </text:p>
      <text:p text:style-name="P10"><text:tab/> * open a compress file</text:p>
      <text:p text:style-name="P10"><text:tab/> * @param string $file = name of the file to open</text:p>
      <text:p text:style-name="P99"><text:tab/> * @param string $mode = file open mode - 3 bytes: 1st = access type {r, w, a}, </text:p>
      <text:p text:style-name="P99"><text:tab/> *<text:tab/><text:tab/> <text:s/>2nd = text-mode, either text or binary {t, b}, 3rd = compression level</text:p>
      <text:p text:style-name="P10"><text:tab/> * @param boolean $use_includes = (optional) true = search include directories also</text:p>
      <text:p text:style-name="P10"><text:tab/> * @throws \Library\Compress\Exception</text:p>
      <text:p text:style-name="P10"><text:tab/> */</text:p>
      <text:p text:style-name="P10"><text:tab/>public static function <text:span text:style-name="T36">open</text:span>($fileName=null, $mode=null, $useIncludePath=false)</text:p>
      <text:p text:style-name="P10"><text:tab/>{</text:p>
      <text:p text:style-name="P10"><text:tab/><text:tab/>self::<text:span text:style-name="T36">adapter</text:span>()-&gt;open($fileName, $mode, $useIncludePath);</text:p>
      <text:p text:style-name="P10"><text:tab/>}</text:p>
      <text:p text:style-name="P180"/>
      <text:p text:style-name="P45"/>
      <text:p text:style-name="P50">Narrative</text:p>
      <text:p text:style-name="P45"/>
      <text:p text:style-name="P45">The <text:span text:style-name="Class_20_Variables"><text:span text:style-name="T91">open</text:span></text:span> method expects three optional parameters:</text:p>
      <text:p text:style-name="P45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0">Properties</text:p>
          </table:table-cell>
          <table:table-cell table:style-name="Table8.B1" office:value-type="string">
            <text:p text:style-name="P20">Description</text:p>
          </table:table-cell>
          <table:table-cell table:style-name="Table8.C1" office:value-type="string">
            <text:p text:style-name="P187">Default</text:p>
          </table:table-cell>
        </table:table-row>
        <table:table-row>
          <table:table-cell table:style-name="Table8.A2" office:value-type="string">
            <text:p text:style-name="P189">$file</text:p>
          </table:table-cell>
          <table:table-cell table:style-name="Table8.B2" office:value-type="string">
            <text:p text:style-name="P175">The name of the file.</text:p>
          </table:table-cell>
          <table:table-cell table:style-name="Table8.C2" office:value-type="string">
            <text:p text:style-name="P176">Current <text:span text:style-name="T43">$fileName</text:span> class property.</text:p>
          </table:table-cell>
        </table:table-row>
        <table:table-row>
          <table:table-cell table:style-name="Table8.A2" office:value-type="string">
            <text:p text:style-name="P189">$mode</text:p>
          </table:table-cell>
          <table:table-cell table:style-name="Table8.B3" office:value-type="string">
            <text:p text:style-name="P175">File open mode.</text:p>
          </table:table-cell>
          <table:table-cell table:style-name="Table8.C3" office:value-type="string">
            <text:p text:style-name="P176">Current <text:span text:style-name="T43">$mode</text:span> class property.</text:p>
          </table:table-cell>
        </table:table-row>
        <table:table-row>
          <table:table-cell table:style-name="Table8.A2" office:value-type="string">
            <text:p text:style-name="P189">$use<text:span text:style-name="T94">I</text:span>nclude<text:span text:style-name="T94">Path</text:span></text:p>
          </table:table-cell>
          <table:table-cell table:style-name="Table8.B4" office:value-type="string">
            <text:p text:style-name="P175">Search include directories when true.</text:p>
          </table:table-cell>
          <table:table-cell table:style-name="Table8.C4" office:value-type="string">
            <text:p text:style-name="P176">Current <text:span text:style-name="T43">$useIncludePath</text:span> class property.</text:p>
          </table:table-cell>
        </table:table-row>
      </table:table>
      <text:p text:style-name="P45"/>
      <text:p text:style-name="P170"><text:span text:style-name="T131">Pass the </text:span><text:span text:style-name="T47">fileName</text:span><text:span text:style-name="T85">, </text:span><text:span text:style-name="T47">mode</text:span><text:span text:style-name="T85"> and </text:span><text:span text:style-name="T47">useIncludePath</text:span><text:span text:style-name="T85"> parameters to the </text:span><text:span text:style-name="T120">open</text:span><text:span text:style-name="T85"> method of the </text:span><text:span text:style-name="T11">adapter</text:span><text:span text:style-name="T85"> class property.</text:span></text:p>
      <text:p text:style-name="P170"/>
      <text:p text:style-name="P170">The <text:span text:style-name="T34">adapter</text:span><text:span text:style-name="T131"> class </text:span>method will throw a <text:span text:style-name="T34">Compress\E</text:span><text:span text:style-name="T10">xception</text:span> upon failure to complete the open request.</text:p>
      <text:p text:style-name="P45"><text:s/></text:p>
      <text:p text:style-name="P45"/>
      <text:h text:style-name="P106" text:outline-level="5"><text:bookmark-start text:name="fgetc"/>fgetc<text:bookmark-end text:name="fgetc"/></text:h>
      <text:p text:style-name="P45"/>
      <text:p text:style-name="P56">Get the next character from the current file.</text:p>
      <text:p text:style-name="P56"/>
      <text:p text:style-name="P46">Algorithm</text:p>
      <text:list xml:id="list161955911322975" text:continue-list="list161955485781848" text:style-name="L2">
        <text:list-item text:start-value="1">
          <text:p text:style-name="P121"><text:span text:style-name="T131">Call the fgetc method of the adapter class and return the result.</text:span> </text:p>
        </text:list-item>
      </text:list>
      <text:p text:style-name="P53"/>
      <text:p text:style-name="P46">Implementation</text:p>
      <text:p text:style-name="P45"/>
      <text:p text:style-name="P92"><text:span text:style-name="T126"><text:tab/>/</text:span><text:span text:style-name="T125">**</text:span></text:p>
      <text:p text:style-name="P10"><text:tab/> * fgetc</text:p>
      <text:p text:style-name="P10"><text:tab/> *</text:p>
      <text:p text:style-name="P10"><text:tab/> * STATIC</text:p>
      <text:p text:style-name="P10"><text:tab/> * </text:p>
      <text:p text:style-name="P10"><text:tab/> * get the next character from the current file</text:p>
      <text:p text:style-name="P10"><text:tab/> * @return string $char</text:p>
      <text:p text:style-name="P10"><text:tab/> * @throws \Library\Compress\Exception</text:p>
      <text:p text:style-name="P10"><text:tab/> */</text:p>
      <text:p text:style-name="P10"><text:tab/>public static function <text:span text:style-name="T36">fgetc</text:span>()</text:p>
      <text:p text:style-name="P10"><text:tab/>{</text:p>
      <text:p text:style-name="P10"><text:tab/><text:tab/>return self::<text:span text:style-name="T36">adapter</text:span>()-&gt;fgetc();</text:p>
      <text:p text:style-name="P10"><text:tab/>}</text:p>
      <text:p text:style-name="P179"/>
      <text:p text:style-name="P41"/>
      <text:p text:style-name="P42">Narrative</text:p>
      <text:p text:style-name="P41"/>
      <text:p text:style-name="P162">The <text:span text:style-name="T10">fgetc</text:span> method expects NO parameters.</text:p>
      <text:p text:style-name="P162"/>
      <text:p text:style-name="P41"><text:span text:style-name="T131">Call the </text:span><text:span text:style-name="T34">fgetc</text:span><text:span text:style-name="T131"> method of the </text:span><text:span text:style-name="T73">$adapter </text:span><text:span text:style-name="T131">class property and return the result</text:span>.</text:p>
      <text:p text:style-name="P41"/>
      <text:p text:style-name="P162">The <text:span text:style-name="T43">$adapter</text:span> class property throws a <text:span text:style-name="T10">Compress\Exception</text:span> on error.</text:p>
      <text:p text:style-name="P162"/>
      <text:p text:style-name="P41"/>
      <text:p text:style-name="P41"/>
      <text:h text:style-name="P107" text:outline-level="5"><text:bookmark-start text:name="fgets"/>fgets<text:bookmark-end text:name="fgets"/></text:h>
      <text:p text:style-name="P41"/>
      <text:p text:style-name="P45">Get the next length of uncompressed characters from the current file.</text:p>
      <text:p text:style-name="P38"/>
      <text:p text:style-name="P56"/>
      <text:p text:style-name="P46">Algorithm</text:p>
      <text:list xml:id="list161955027618691" text:continue-list="list161955911322975" text:style-name="L2">
        <text:list-item text:start-value="1">
          <text:p text:style-name="P114">Accept the parameter <text:span text:style-name="T49">length</text:span> as a<text:span text:style-name="T96">n</text:span> <text:span text:style-name="T96">integer</text:span> containing the n<text:span text:style-name="T96">umber of </text:span><text:span text:style-name="T40">uncompressed</text:span><text:span text:style-name="T96"> characters to get from the file</text:span>;</text:p>
          <text:p text:style-name="P114"/>
        </text:list-item>
        <text:list-item>
          <text:p text:style-name="P122"><text:span text:style-name="T132">pass the </text:span><text:span text:style-name="T74">length</text:span><text:span text:style-name="T132"> parameter to the </text:span><text:span text:style-name="T35">fgets</text:span><text:span text:style-name="T132"> method of the </text:span><text:span text:style-name="T35">adapter</text:span><text:span text:style-name="T132"> class property and store the result in the </text:span><text:span text:style-name="T74">buffer</text:span><text:span text:style-name="T132"> class property;</text:span></text:p>
        </text:list-item>
        <text:list-item>
          <text:p text:style-name="P122"><text:span text:style-name="T132">return the </text:span><text:span text:style-name="T74">buffer</text:span><text:span text:style-name="T132"> class property</text:span>. </text:p>
        </text:list-item>
      </text:list>
      <text:p text:style-name="P53"/>
      <text:p text:style-name="P46">Implementation</text:p>
      <text:p text:style-name="P45"/>
      <text:p text:style-name="P76">/**</text:p>
      <text:p text:style-name="P76"><text:s/>* fgets</text:p>
      <text:p text:style-name="P76"><text:s/>*</text:p>
      <text:p text:style-name="P76"><text:s/>* get the next length of uncompressed characters from the current file</text:p>
      <text:p text:style-name="P76"><text:s/>* <text:span text:style-name="T10">@param</text:span> integer $length = length of uncompressed characters</text:p>
      <text:p text:style-name="P76"><text:s/>* <text:span text:style-name="T10">@return</text:span> string $buffer</text:p>
      <text:p text:style-name="P76"><text:s/>* <text:span text:style-name="T10">@throws</text:span> \Library\Compress\Exception</text:p>
      <text:p text:style-name="P76"><text:s/>*/</text:p>
      <text:p text:style-name="P74">public function fgets($length)</text:p>
      <text:p text:style-name="P67"><text:span text:style-name="T76"><text:tab/></text:span><text:span text:style-name="T87">{</text:span></text:p>
      <text:p text:style-name="P63"><text:tab/><text:tab/>$this-&gt;validHandle();</text:p>
      <text:p text:style-name="P11"><text:tab/><text:tab/>if (! $this-&gt;buffer = @\gzgets($this-&gt;handle, $length))</text:p>
      <text:p text:style-name="P11"><text:tab/><text:tab/>{</text:p>
      <text:p text:style-name="P11"><text:tab/><text:tab/><text:tab/>throw new Exception(Error::<text:span text:style-name="T36">code</text:span>('FileEOF'));</text:p>
      <text:p text:style-name="P11"><text:tab/><text:tab/>}</text:p>
      <text:p text:style-name="P11"/>
      <text:p text:style-name="P11"><text:tab/><text:tab/>return $this-&gt;buffer;</text:p>
      <text:p text:style-name="P77">}</text:p>
      <text:p text:style-name="P39"/>
      <text:p text:style-name="P38">Narrative</text:p>
      <text:p text:style-name="P35"/>
      <text:p text:style-name="P40"><text:span text:style-name="T1">The </text:span><text:span text:style-name="Class_20_Variables"><text:span text:style-name="T1">fgets</text:span></text:span><text:span text:style-name="T1"> method expects a single mandatory parameter:</text:span></text:p>
      <text:p text:style-name="P4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0">Properties</text:p>
          </table:table-cell>
          <table:table-cell table:style-name="Table4.B1" office:value-type="string">
            <text:p text:style-name="P20">Description</text:p>
          </table:table-cell>
        </table:table-row>
        <table:table-row>
          <table:table-cell table:style-name="Table4.A2" office:value-type="string">
            <text:p text:style-name="P30">$length</text:p>
          </table:table-cell>
          <table:table-cell table:style-name="Table4.B2" office:value-type="string">
            <text:p text:style-name="P5">Length of uncompressed characters.</text:p>
          </table:table-cell>
        </table:table-row>
      </table:table>
      <text:p text:style-name="P39"/>
      <text:p text:style-name="P156">Call the validHandle class method to validate the current file handle.</text:p>
      <text:p text:style-name="P156"/>
      <text:p text:style-name="P156">Pass the <text:span text:style-name="T43">$handle</text:span> class property and the <text:span text:style-name="T43">$length</text:span> parameter to the <text:span text:style-name="T10">fgets</text:span> method of the <text:span text:style-name="T43">$adapter </text:span>class property and assign the result to the <text:span text:style-name="T43">$buffer </text:span>class property.</text:p>
      <text:p text:style-name="P156"/>
      <text:p text:style-name="P156">Return the <text:span text:style-name="T43">$buffer</text:span> class property.</text:p>
      <text:p text:style-name="P39"/>
      <text:p text:style-name="P39">An <text:span text:style-name="T35">Compress\E</text:span><text:span text:style-name="T10">xception</text:span> will be thrown upon detection of an error.</text:p>
      <text:p text:style-name="P39"/>
      <text:p text:style-name="P39"/>
      <text:p text:style-name="P39"/>
      <text:h text:style-name="P107" text:outline-level="5"><text:bookmark-start text:name="fgetss"/>fgetss<text:bookmark-end text:name="fgetss"/></text:h>
      <text:p text:style-name="P41"/>
      <text:p text:style-name="P45">Get the next length of uncompressed characters from the current file and strip HTML/PHP tags.</text:p>
      <text:p text:style-name="P38"/>
      <text:p text:style-name="P46">Algorithm</text:p>
      <text:list xml:id="list161955642225057" text:continue-list="list161955027618691" text:style-name="L2">
        <text:list-item text:start-value="1">
          <text:p text:style-name="P114">Accept the parameter <text:span text:style-name="T49">length</text:span> as a<text:span text:style-name="T96">n</text:span> <text:span text:style-name="T96">integer</text:span> containing the n<text:span text:style-name="T96">umber of </text:span><text:span text:style-name="T40">uncompressed</text:span><text:span text:style-name="T96"> characters to get from the file</text:span>;</text:p>
        </text:list-item>
        <text:list-item>
          <text:p text:style-name="P125">accept the parameter <text:span text:style-name="T43">allowableTags</text:span> as an optional string containing a list of allowable tags;</text:p>
          <text:p text:style-name="P114"/>
        </text:list-item>
        <text:list-item>
          <text:p text:style-name="P121">call the <text:span text:style-name="T10">validHandle</text:span> class method to make sure that the <text:span text:style-name="T43">handle</text:span> class property is valid;</text:p>
          <text:p text:style-name="P121"/>
        </text:list-item>
        <text:list-item>
          <text:p text:style-name="P121">pass the <text:span text:style-name="T43">handle</text:span> class property, <text:span text:style-name="T97">the length parameter and the allowableTags parameter</text:span> to the <text:span text:style-name="T10">PHP gzget</text:span><text:span text:style-name="T12">ss</text:span> function and assign the result to the <text:span text:style-name="T43">buffer</text:span> class property;</text:p>
        </text:list-item>
      </text:list>
      <text:list xml:id="list7884071334777298703" text:style-name="L9">
        <text:list-item>
          <text:list>
            <text:list-item>
              <text:p text:style-name="P126"><text:span text:style-name="T95">if the </text:span><text:span text:style-name="T48">buffer</text:span><text:span text:style-name="T95"> class property is </text:span><text:span text:style-name="T39">not </text:span><text:span text:style-name="T95">empty, return the </text:span><text:span text:style-name="T48">buffer</text:span><text:span text:style-name="T95"> class property;</text:span></text:p>
            </text:list-item>
          </text:list>
        </text:list-item>
      </text:list>
      <text:list xml:id="list161956004288305" text:continue-list="list161955642225057" text:style-name="L2">
        <text:list-header>
          <text:p text:style-name="P121"/>
        </text:list-header>
        <text:list-item>
          <text:p text:style-name="P121">throw exception “File EOF” and exit. </text:p>
        </text:list-item>
      </text:list>
      <text:p text:style-name="P53"/>
      <text:p text:style-name="P46">Implementation</text:p>
      <text:p text:style-name="P45"/>
      <text:p text:style-name="P76">/**</text:p>
      <text:p text:style-name="P76"><text:s/>* fgetss</text:p>
      <text:p text:style-name="P76"><text:s/>*</text:p>
      <text:p text:style-name="P76"><text:s/>* get the next length of uncompressed characters from the current file</text:p>
      <text:p text:style-name="P85"><text:s/>* <text:span text:style-name="T10">@param</text:span> integer $length = length of uncompressed characters</text:p>
      <text:p text:style-name="P85"><text:s/>* <text:span text:style-name="T99">@param</text:span><text:span text:style-name="T100"> string $allowableTags = (optional) list of allowable tags</text:span></text:p>
      <text:p text:style-name="P76"><text:s/>* <text:span text:style-name="T10">@return</text:span> string $buffer</text:p>
      <text:p text:style-name="P76"><text:s/>* <text:span text:style-name="T10">@throws</text:span> \Library\Compress\Exception</text:p>
      <text:p text:style-name="P76"><text:s/>*/</text:p>
      <text:p text:style-name="P74">public function fgetss($length, $allowableTags=null)</text:p>
      <text:p text:style-name="P67"><text:span text:style-name="T76"><text:tab/></text:span><text:span text:style-name="T86">{</text:span></text:p>
      <text:p text:style-name="P11"><text:tab/><text:tab/>$this-&gt;validHandle();</text:p>
      <text:p text:style-name="P11"><text:tab/><text:tab/>if (! $this-&gt;buffer = @\gzgetss($this-&gt;handle, $length, $allowableTags))</text:p>
      <text:p text:style-name="P11"><text:tab/><text:tab/>{</text:p>
      <text:p text:style-name="P11"><text:tab/><text:tab/><text:tab/>throw new Exception(Error::<text:span text:style-name="T36">code</text:span>('FileEOF'));</text:p>
      <text:p text:style-name="P11"><text:tab/><text:tab/>}</text:p>
      <text:p text:style-name="P11"/>
      <text:p text:style-name="P11"><text:tab/><text:tab/>return $this-&gt;buffer;</text:p>
      <text:p text:style-name="P11"><text:tab/>}</text:p>
      <text:p text:style-name="P18"/>
      <text:p text:style-name="P39"/>
      <text:p text:style-name="P38">Narrative</text:p>
      <text:p text:style-name="P35"/>
      <text:p text:style-name="P40"><text:span text:style-name="T1">The </text:span><text:span text:style-name="Class_20_Variables"><text:span text:style-name="T1">fgets</text:span></text:span><text:span text:style-name="Class_20_Variables"><text:span text:style-name="T2">s</text:span></text:span><text:span text:style-name="T1"> method expects a single mandatory parameter:</text:span></text:p>
      <text:p text:style-name="P4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0">Properties</text:p>
          </table:table-cell>
          <table:table-cell table:style-name="Table5.B1" office:value-type="string">
            <text:p text:style-name="P20">Description</text:p>
          </table:table-cell>
        </table:table-row>
        <table:table-row>
          <table:table-cell table:style-name="Table5.A2" office:value-type="string">
            <text:p text:style-name="P30">$length</text:p>
          </table:table-cell>
          <table:table-cell table:style-name="Table5.B2" office:value-type="string">
            <text:p text:style-name="P5">Length of uncompressed characters.</text:p>
          </table:table-cell>
        </table:table-row>
      </table:table>
      <text:p text:style-name="P39"/>
      <text:p text:style-name="P39">And a single optional parameter:</text:p>
      <text:p text:style-name="P45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20">Properties</text:p>
          </table:table-cell>
          <table:table-cell table:style-name="Table6.B1" office:value-type="string">
            <text:p text:style-name="P20">Description</text:p>
          </table:table-cell>
        </table:table-row>
        <table:table-row>
          <table:table-cell table:style-name="Table6.A2" office:value-type="string">
            <text:p text:style-name="P30">$allowableTags</text:p>
          </table:table-cell>
          <table:table-cell table:style-name="Table6.B2" office:value-type="string">
            <text:p text:style-name="P5">List of allowable tags.</text:p>
          </table:table-cell>
        </table:table-row>
      </table:table>
      <text:p text:style-name="P39"/>
      <text:p text:style-name="P39">A string containing the uncompressed characters is returned.</text:p>
      <text:p text:style-name="P39"/>
      <text:p text:style-name="P39">An exception will be thrown upon detection of an error.</text:p>
      <text:p text:style-name="P39"/>
      <text:p text:style-name="P39"/>
      <text:p text:style-name="P4"/>
      <text:p text:style-name="P39"/>
      <text:h text:style-name="P107" text:outline-level="5"><text:bookmark-start text:name="fread"/>fread<text:bookmark-end text:name="fread"/></text:h>
      <text:p text:style-name="P41"/>
      <text:p text:style-name="P43">Reads up to length uncompressed bytes from a file.</text:p>
      <text:p text:style-name="P56"/>
      <text:p text:style-name="P46">Algorithm</text:p>
      <text:list xml:id="list161954448058213" text:continue-list="list161956004288305" text:style-name="L2">
        <text:list-item text:start-value="1">
          <text:p text:style-name="P114">Accept the parameter <text:span text:style-name="T49">length</text:span> as a<text:span text:style-name="T96">n</text:span> <text:span text:style-name="T96">integer</text:span> containing the n<text:span text:style-name="T96">umber of </text:span><text:span text:style-name="T40">uncompressed</text:span><text:span text:style-name="T96"> characters to get from the file</text:span>;</text:p>
          <text:p text:style-name="P114"/>
        </text:list-item>
        <text:list-item>
          <text:p text:style-name="P121">call the <text:span text:style-name="T10">validHandle</text:span> class method to make sure that the <text:span text:style-name="T43">handle</text:span> class property is valid;</text:p>
          <text:p text:style-name="P121"/>
        </text:list-item>
        <text:list-item>
          <text:p text:style-name="P111"><text:span text:style-name="T95">pass the </text:span><text:span text:style-name="T48">handle</text:span><text:span text:style-name="T95"> class property to the </text:span><text:span text:style-name="T13">PHP gz</text:span><text:span text:style-name="T14">read</text:span><text:span text:style-name="T95"> function and assign the result to the </text:span><text:span text:style-name="T48">buffer</text:span><text:span text:style-name="T95"> class property;</text:span></text:p>
        </text:list-item>
        <text:list-item>
          <text:p text:style-name="P111"><text:span text:style-name="T95">return the </text:span><text:span text:style-name="T48">buffer</text:span><text:span text:style-name="T95"> class property;</text:span></text:p>
        </text:list-item>
      </text:list>
      <text:p text:style-name="P53"/>
      <text:p text:style-name="P46">Implementation</text:p>
      <text:p text:style-name="P45"/>
      <text:p text:style-name="P76">/**</text:p>
      <text:p text:style-name="P76"><text:s/>* fread</text:p>
      <text:p text:style-name="P76"><text:s/>*</text:p>
      <text:p text:style-name="P76"><text:s/>* Reads up to length uncompressed bytes from a file</text:p>
      <text:p text:style-name="P76"><text:s/>* <text:span text:style-name="T10">@param</text:span> integer $length = length of bytes to read from the file</text:p>
      <text:p text:style-name="P76"><text:s/>* <text:span text:style-name="T10">@return</text:span> string $buffer</text:p>
      <text:p text:style-name="P76"><text:s/>* <text:span text:style-name="T10">@throws</text:span> \Library\Compress\Exception</text:p>
      <text:p text:style-name="P76"><text:s/>*/</text:p>
      <text:p text:style-name="P73">public function fread($length)</text:p>
      <text:p text:style-name="P68"><text:span text:style-name="T75"><text:tab/></text:span><text:span text:style-name="T88">{</text:span></text:p>
      <text:p text:style-name="P63"><text:span text:style-name="T101"><text:tab/></text:span><text:tab/>$this-&gt;validHandle();</text:p>
      <text:p text:style-name="P11"/>
      <text:p text:style-name="P11"><text:tab/><text:tab/>$this-&gt;buffer = @\gzread($this-&gt;handle, $length);</text:p>
      <text:p text:style-name="P11"><text:tab/><text:tab/>return $this-&gt;buffer;</text:p>
      <text:p text:style-name="P78">}</text:p>
      <text:p text:style-name="P80"/>
      <text:p text:style-name="P39"/>
      <text:p text:style-name="P38">Narrative</text:p>
      <text:p text:style-name="P35"/>
      <text:p text:style-name="P40"><text:span text:style-name="T1">The </text:span><text:span text:style-name="Class_20_Variables"><text:span text:style-name="T1">fread</text:span></text:span><text:span text:style-name="T1"> method expects a single mandatory parameter:</text:span></text:p>
      <text:p text:style-name="P4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0">Properties</text:p>
          </table:table-cell>
          <table:table-cell table:style-name="Table7.B1" office:value-type="string">
            <text:p text:style-name="P20">Description</text:p>
          </table:table-cell>
        </table:table-row>
        <table:table-row>
          <table:table-cell table:style-name="Table7.A2" office:value-type="string">
            <text:p text:style-name="P30">$length</text:p>
          </table:table-cell>
          <table:table-cell table:style-name="Table7.B2" office:value-type="string">
            <text:p text:style-name="P5">Length of uncompressed characters.</text:p>
          </table:table-cell>
        </table:table-row>
      </table:table>
      <text:p text:style-name="P39"/>
      <text:p text:style-name="P39">A string containing the uncompressed characters is returned.</text:p>
      <text:p text:style-name="P39"/>
      <text:p text:style-name="P39">An exception will be thrown upon detection of an error.</text:p>
      <text:p text:style-name="P39"/>
      <text:p text:style-name="P4"/>
      <text:p text:style-name="P39"/>
      <text:h text:style-name="P107" text:outline-level="5"><text:bookmark-start text:name="fwrite"/>fwrite<text:bookmark-end text:name="fwrite"/></text:h>
      <text:p text:style-name="P41"/>
      <text:p text:style-name="P43">Writes up to length bytes from the buffer to the current file.</text:p>
      <text:p text:style-name="P38"/>
      <text:p text:style-name="P46">Algorithm</text:p>
      <text:list xml:id="list161956301713176" text:continue-list="list161954448058213" text:style-name="L2">
        <text:list-item text:start-value="1">
          <text:p text:style-name="P114">Accept the parameter <text:span text:style-name="T50">buffer</text:span> as a <text:span text:style-name="T102">string</text:span> containing the <text:span text:style-name="T102">data to write to the file, and</text:span> the parameter <text:span text:style-name="T49">length</text:span> as a<text:span text:style-name="T96">n</text:span> <text:span text:style-name="T96">integer</text:span> containing the <text:span text:style-name="T102">number of bytes to write from the </text:span><text:span text:style-name="T15">buffer</text:span><text:span text:style-name="T102"> parameter</text:span>;</text:p>
          <text:p text:style-name="P114"/>
        </text:list-item>
        <text:list-item>
          <text:p text:style-name="P127"><text:span text:style-name="T95">call the </text:span><text:span text:style-name="T13">validHandle</text:span><text:span text:style-name="T95"> class method to make sure that the </text:span><text:span text:style-name="T48">handle</text:span><text:span text:style-name="T95"> class property is valid;</text:span></text:p>
        </text:list-item>
        <text:list-item>
          <text:p text:style-name="P127">pass the <text:span text:style-name="T43">buffer</text:span> parameter to the <text:span text:style-name="T10">buffer</text:span> class method and assign the result to the <text:span text:style-name="T43">buffer</text:span> parameter</text:p>
        </text:list-item>
      </text:list>
      <text:list xml:id="list8747351394703310192" text:style-name="L10">
        <text:list-item>
          <text:list>
            <text:list-item>
              <text:p text:style-name="P128"><text:span text:style-name="T103">if the </text:span><text:span text:style-name="T51">buffer</text:span><text:span text:style-name="T103"> parameter is not empty or null, go to step </text:span><text:span text:style-name="T16">5</text:span><text:span text:style-name="T103">;</text:span></text:p>
            </text:list-item>
          </text:list>
        </text:list-item>
      </text:list>
      <text:list xml:id="list161955619601774" text:continue-list="list161956301713176" text:style-name="L2">
        <text:list-header>
          <text:p text:style-name="P127"/>
        </text:list-header>
        <text:list-item>
          <text:p text:style-name="P127">throw exception “Empty Buffer” and exit;</text:p>
          <text:p text:style-name="P121"/>
        </text:list-item>
        <text:list-item>
          <text:p text:style-name="P127">if the <text:span text:style-name="T43">length</text:span> parameter is not null, go to step <text:span text:style-name="T10">7</text:span>;</text:p>
        </text:list-item>
        <text:list-item>
          <text:p text:style-name="P127">pass the <text:span text:style-name="T43">buffer</text:span> parameter to the <text:span text:style-name="T10">PHP strlen</text:span> function and assign the result to the <text:span text:style-name="T43">buffer</text:span> parameter;</text:p>
          <text:p text:style-name="P127"/>
        </text:list-item>
        <text:list-item>
          <text:p text:style-name="P127">pass the <text:span text:style-name="T43">handle</text:span> class property, and the <text:span text:style-name="T43">buffer</text:span> and <text:span text:style-name="T43">length</text:span> parameters, to the <text:span text:style-name="T10">PHP gzwrite</text:span> function and assign the result to the <text:span text:style-name="T43">bytes</text:span> method property;</text:p>
          <text:p text:style-name="P127"/>
        </text:list-item>
        <text:list-item>
          <text:p text:style-name="P111"><text:span text:style-name="T95">return the </text:span><text:span text:style-name="T48">b</text:span><text:span text:style-name="T50">ytes</text:span><text:span text:style-name="T95"> method property;</text:span></text:p>
        </text:list-item>
      </text:list>
      <text:p text:style-name="P53"/>
      <text:p text:style-name="P46">Implementation</text:p>
      <text:p text:style-name="P45"/>
      <text:p text:style-name="P76">/**</text:p>
      <text:p text:style-name="P76"><text:s/>* fwrite</text:p>
      <text:p text:style-name="P76"><text:s/>*</text:p>
      <text:p text:style-name="P76"><text:s/>* Write length bytes (or all) of the buffer to the current file</text:p>
      <text:p text:style-name="P76"><text:s/>* <text:span text:style-name="T10">@param</text:span> string $buffer = (optional) buffer to write, null = use current buffer</text:p>
      <text:p text:style-name="P76"><text:s/>* <text:span text:style-name="T10">@param</text:span> integer $length = (optional) buffer bytes to write, all if null</text:p>
      <text:p text:style-name="P76"><text:s/>* <text:span text:style-name="T10">@return</text:span> integer $bytes = bytes written</text:p>
      <text:p text:style-name="P76"><text:s/>* <text:span text:style-name="T10">@throws</text:span> \Library\Compress\Exception</text:p>
      <text:p text:style-name="P76"><text:s/>*/</text:p>
      <text:p text:style-name="P73">public function fwrite($buffer=null, $length=null)</text:p>
      <text:p text:style-name="P63"><text:tab/>{</text:p>
      <text:p text:style-name="P11"><text:tab/><text:tab/>$this-&gt;validHandle();</text:p>
      <text:p text:style-name="P11"><text:tab/><text:tab/>if (! $buffer = $this-&gt;buffer($buffer))</text:p>
      <text:p text:style-name="P11"><text:tab/><text:tab/>{</text:p>
      <text:p text:style-name="P11"><text:tab/><text:tab/><text:tab/>throw new Exception(Error::<text:span text:style-name="T36">code</text:span>('EmptyBuffer'));</text:p>
      <text:p text:style-name="P11"><text:tab/><text:tab/>}</text:p>
      <text:p text:style-name="P11"/>
      <text:p text:style-name="P11"><text:tab/><text:tab/>if ($length === null)</text:p>
      <text:p text:style-name="P11"><text:tab/><text:tab/>{</text:p>
      <text:p text:style-name="P11"><text:tab/><text:tab/><text:tab/>$length = strlen($buffer);</text:p>
      <text:p text:style-name="P11"><text:tab/><text:tab/>}</text:p>
      <text:p text:style-name="P11"/>
      <text:p text:style-name="P11"><text:tab/><text:tab/>$this-&gt;bytes = @\gzwrite($this-&gt;handle, $buffer, $length);</text:p>
      <text:p text:style-name="P11"><text:tab/><text:tab/>return $this-&gt;bytes;</text:p>
      <text:p text:style-name="P11"><text:tab/>}</text:p>
      <text:p text:style-name="P80"/>
      <text:p text:style-name="P39"/>
      <text:p text:style-name="P38"><text:soft-page-break/>Narrative</text:p>
      <text:p text:style-name="P35"/>
      <text:p text:style-name="P40"><text:span text:style-name="T1">The </text:span><text:span text:style-name="Class_20_Variables"><text:span text:style-name="T1">fwrite</text:span></text:span><text:span text:style-name="T1"> method expects two optional parameters:</text:span></text:p>
      <text:p text:style-name="P45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0">Properties</text:p>
          </table:table-cell>
          <table:table-cell table:style-name="Table9.B1" office:value-type="string">
            <text:p text:style-name="P20">Description</text:p>
          </table:table-cell>
        </table:table-row>
        <table:table-row>
          <table:table-cell table:style-name="Table9.A2" office:value-type="string">
            <text:p text:style-name="P30">$buffer</text:p>
          </table:table-cell>
          <table:table-cell table:style-name="Table9.B3" office:value-type="string">
            <text:p text:style-name="P5">Buffer to write.</text:p>
          </table:table-cell>
        </table:table-row>
        <table:table-row>
          <table:table-cell table:style-name="Table9.A2" office:value-type="string">
            <text:p text:style-name="P30">$length</text:p>
          </table:table-cell>
          <table:table-cell table:style-name="Table9.B3" office:value-type="string">
            <text:p text:style-name="P5">Length of characters to output.</text:p>
          </table:table-cell>
        </table:table-row>
      </table:table>
      <text:p text:style-name="P39"/>
      <text:p text:style-name="P39">The provided buffer is written to the file.</text:p>
      <text:p text:style-name="P39"/>
      <text:p text:style-name="P39">The number of bytes written is returned upon successful completion.</text:p>
      <text:p text:style-name="P39"/>
      <text:p text:style-name="P39">An exception will be thrown upon detection of an error.</text:p>
      <text:p text:style-name="P39"/>
      <text:p text:style-name="P4"/>
      <text:p text:style-name="P39"/>
      <text:h text:style-name="P107" text:outline-level="5"><text:bookmark-start text:name="fpassthru"/>fpassthru<text:bookmark-end text:name="fpassthru"/></text:h>
      <text:p text:style-name="P41"/>
      <text:p text:style-name="P43">Send the remainder of the uncompressed file to the output device.</text:p>
      <text:p text:style-name="P38"/>
      <text:p text:style-name="P46">Algorithm</text:p>
      <text:list xml:id="list161955949626416" text:continue-list="list161955619601774" text:style-name="L2">
        <text:list-item text:start-value="1">
          <text:p text:style-name="P121">call the <text:span text:style-name="T10">validHandle</text:span> class method to make sure that the <text:span text:style-name="T43">handle</text:span> class property is valid;</text:p>
          <text:p text:style-name="P121"/>
        </text:list-item>
        <text:list-item>
          <text:p text:style-name="P121">pass the <text:span text:style-name="T43">handle</text:span> class property to the <text:span text:style-name="T10">PHP gz</text:span><text:span text:style-name="T17">passthru</text:span> function and assign the result to the <text:span text:style-name="T43">b</text:span><text:span text:style-name="T52">ytes</text:span> class property</text:p>
        </text:list-item>
      </text:list>
      <text:list xml:id="list1121445559405480387" text:style-name="L11">
        <text:list-item>
          <text:list>
            <text:list-item>
              <text:p text:style-name="P129"><text:span text:style-name="T95">if the </text:span><text:span text:style-name="T48">b</text:span><text:span text:style-name="T52">ytes</text:span><text:span text:style-name="T95"> class property is not false, return the </text:span><text:span text:style-name="T48">b</text:span><text:span text:style-name="T52">ytes</text:span><text:span text:style-name="T95"> class property;</text:span></text:p>
            </text:list-item>
          </text:list>
        </text:list-item>
      </text:list>
      <text:list xml:id="list161955474244751" text:continue-list="list161955949626416" text:style-name="L2">
        <text:list-header>
          <text:p text:style-name="P121"/>
        </text:list-header>
        <text:list-item>
          <text:p text:style-name="P121">throw exception “File <text:span text:style-name="T104">Flush Failed</text:span>” and exit. </text:p>
        </text:list-item>
      </text:list>
      <text:p text:style-name="P53"/>
      <text:p text:style-name="P46">Implementation</text:p>
      <text:p text:style-name="P45"/>
      <text:p text:style-name="P76">/**</text:p>
      <text:p text:style-name="P76"><text:s/>* fpassthru</text:p>
      <text:p text:style-name="P76"><text:s/>*</text:p>
      <text:p text:style-name="P76"><text:s/>* Send remainder of uncompressed file to the output device</text:p>
      <text:p text:style-name="P76"><text:s/>* <text:span text:style-name="T10">@return</text:span> integer $bytes = number of uncompressed bytes processed</text:p>
      <text:p text:style-name="P76"><text:s/>* <text:span text:style-name="T10">@throws</text:span> \Library\Compress\Exception</text:p>
      <text:p text:style-name="P76"><text:s/>*/</text:p>
      <text:p text:style-name="P73">public function fpassthru()</text:p>
      <text:p text:style-name="P70">{</text:p>
      <text:p text:style-name="P11"><text:tab/><text:tab/>$this-&gt;validHandle();</text:p>
      <text:p text:style-name="P11"><text:tab/><text:tab/>if (! $this-&gt;bytes = @\gzpassthru($this-&gt;handle))</text:p>
      <text:p text:style-name="P11"><text:tab/><text:tab/>{</text:p>
      <text:p text:style-name="P11"><text:tab/><text:tab/><text:tab/>throw new Exception(Error::<text:span text:style-name="T36">code</text:span>('FileFlushFailed'));</text:p>
      <text:p text:style-name="P11"><text:tab/><text:tab/>}</text:p>
      <text:p text:style-name="P11"/>
      <text:p text:style-name="P11"><text:tab/><text:tab/>return $this-&gt;bytes;</text:p>
      <text:p text:style-name="P11"><text:tab/>}</text:p>
      <text:p text:style-name="P73"/>
      <text:p text:style-name="P39"/>
      <text:p text:style-name="P38">Narrative</text:p>
      <text:p text:style-name="P35"/>
      <text:p text:style-name="P39">The number of bytes written is returned upon successful completion.</text:p>
      <text:p text:style-name="P39"/>
      <text:p text:style-name="P39">An exception will be thrown upon detection of an error.</text:p>
      <text:p text:style-name="P39"/>
      <text:p text:style-name="P4"/>
      <text:p text:style-name="P4"/>
      <text:p text:style-name="P39"/>
      <text:h text:style-name="P107" text:outline-level="5"><text:bookmark-start text:name="rewind"/>rewind<text:bookmark-end text:name="rewind"/></text:h>
      <text:p text:style-name="P41"/>
      <text:p text:style-name="P43">Reset the file pointer to the start of the file.</text:p>
      <text:p text:style-name="P38"/>
      <text:p text:style-name="P46">Algorithm</text:p>
      <text:list xml:id="list161955867379011" text:continue-list="list161955474244751" text:style-name="L2">
        <text:list-item text:start-value="1">
          <text:p text:style-name="P121"><text:span text:style-name="T105">C</text:span>all the <text:span text:style-name="T10">validHandle</text:span> class method to make sure that the <text:span text:style-name="T43">handle</text:span> class property is valid;</text:p>
          <text:p text:style-name="P121"/>
        </text:list-item>
        <text:list-item>
          <text:p text:style-name="P111"><text:span text:style-name="T95">pass the </text:span><text:span text:style-name="T48">handle</text:span><text:span text:style-name="T95"> class property to the </text:span><text:span text:style-name="T13">PHP gz</text:span><text:span text:style-name="T18">rewind</text:span><text:span text:style-name="T95"> function</text:span></text:p>
        </text:list-item>
      </text:list>
      <text:list xml:id="list7458342319015548903" text:style-name="L12">
        <text:list-item>
          <text:list>
            <text:list-item>
              <text:p text:style-name="P123">if the result is false, throw exception “File Rewind Error”</text:p>
            </text:list-item>
          </text:list>
        </text:list-item>
      </text:list>
      <text:list xml:id="list161954863790789" text:continue-list="list161955867379011" text:style-name="L2">
        <text:list-header>
          <text:p text:style-name="P111"/>
        </text:list-header>
        <text:list-item>
          <text:p text:style-name="P121">exit. </text:p>
        </text:list-item>
      </text:list>
      <text:p text:style-name="P53"/>
      <text:p text:style-name="P46">Implementation</text:p>
      <text:p text:style-name="P45"/>
      <text:p text:style-name="P76">/**</text:p>
      <text:p text:style-name="P76"><text:s/>* rewind</text:p>
      <text:p text:style-name="P76"><text:s/>*</text:p>
      <text:p text:style-name="P76"><text:s/>* reset the file pointer to the start of the file</text:p>
      <text:p text:style-name="P76"><text:s/>* <text:span text:style-name="T10">@throws</text:span> \Library\Compress\Exception</text:p>
      <text:p text:style-name="P76"><text:s/>*/</text:p>
      <text:p text:style-name="P80">public function rewind()</text:p>
      <text:p text:style-name="P70">{</text:p>
      <text:p text:style-name="P11"><text:tab/><text:tab/>$this-&gt;validHandle();</text:p>
      <text:p text:style-name="P11"><text:tab/><text:tab/>if (! \gzrewind($this-&gt;handle))</text:p>
      <text:p text:style-name="P11"><text:tab/><text:tab/>{</text:p>
      <text:p text:style-name="P11"><text:tab/><text:tab/><text:tab/>throw new Exception(Error::<text:span text:style-name="T36">code</text:span>('FileRewindError'));</text:p>
      <text:p text:style-name="P11"><text:tab/><text:tab/>}</text:p>
      <text:p text:style-name="P11"><text:tab/>}</text:p>
      <text:p text:style-name="P73"/>
      <text:p text:style-name="P39"/>
      <text:p text:style-name="P38">Narrative</text:p>
      <text:p text:style-name="P35"/>
      <text:p text:style-name="P39">An exception will be thrown upon detection of an error.</text:p>
      <text:p text:style-name="P39"/>
      <text:p text:style-name="P4"/>
      <text:p text:style-name="P4"/>
      <text:p text:style-name="P39"/>
      <text:p text:style-name="P4"/>
      <text:h text:style-name="P107" text:outline-level="5"><text:bookmark-start text:name="fseek"/>fseek<text:bookmark-end text:name="fseek"/></text:h>
      <text:p text:style-name="P41"/>
      <text:p text:style-name="P43">Seek to the given offset, or, if whence=SEEK_CUR, relative to current position.</text:p>
      <text:p text:style-name="P38"/>
      <text:p text:style-name="P46">Algorithm</text:p>
      <text:list xml:id="list161955769861150" text:continue-list="list161954863790789" text:style-name="L2">
        <text:list-item text:start-value="1">
          <text:p text:style-name="P121"><text:span text:style-name="T105">Accept the parameter </text:span><text:span text:style-name="T53">offset</text:span><text:span text:style-name="T105"> as the distance to seek and the parameter </text:span><text:span text:style-name="T53">whence</text:span><text:span text:style-name="T105"> as the seek type;</text:span></text:p>
          <text:p text:style-name="P121"/>
        </text:list-item>
        <text:list-item>
          <text:p text:style-name="P121"><text:span text:style-name="T105">c</text:span>all the <text:span text:style-name="T10">validHandle</text:span> class method to make sure that the <text:span text:style-name="T43">handle</text:span> class property is valid;</text:p>
          <text:p text:style-name="P121"/>
        </text:list-item>
        <text:list-item>
          <text:p text:style-name="P111"><text:span text:style-name="T95">pass the </text:span><text:span text:style-name="T48">handle</text:span><text:span text:style-name="T95"> class property, and the offset and whence properties, to the </text:span><text:span text:style-name="T13">PHP gz</text:span><text:span text:style-name="T19">seek</text:span><text:span text:style-name="T95"> function</text:span></text:p>
        </text:list-item>
      </text:list>
      <text:list xml:id="list1421531966605869231" text:style-name="L13">
        <text:list-item>
          <text:list>
            <text:list-item>
              <text:p text:style-name="P124">if the result is non-zero, throw exception “File Seek Error”</text:p>
            </text:list-item>
          </text:list>
        </text:list-item>
      </text:list>
      <text:list xml:id="list161955015494203" text:continue-list="list161955769861150" text:style-name="L2">
        <text:list-header>
          <text:p text:style-name="P111"/>
        </text:list-header>
        <text:list-item>
          <text:p text:style-name="P121">exit. </text:p>
        </text:list-item>
      </text:list>
      <text:p text:style-name="P53"/>
      <text:p text:style-name="P46">Implementation</text:p>
      <text:p text:style-name="P45"/>
      <text:p text:style-name="P76">/**</text:p>
      <text:p text:style-name="P76"><text:s/>* fseek</text:p>
      <text:p text:style-name="P76"><text:s/>*</text:p>
      <text:p text:style-name="P76"><text:s/>* Seek to the given offset, or, if whence=SEEK_CUR, relative to current position</text:p>
      <text:p text:style-name="P76"><text:s/>* <text:span text:style-name="T10">@param</text:span> integer $offset = distance to seek</text:p>
      <text:p text:style-name="P85"><text:s/>* <text:span text:style-name="T10">@param</text:span> integer $whence = (optional) seek type, SEEK_SET (absolute) or </text:p>
      <text:p text:style-name="P85"><text:s/>*<text:tab/><text:tab/><text:tab/><text:tab/><text:tab/><text:tab/><text:tab/> <text:s text:c="3"/>SEEK_CUR (relative)</text:p>
      <text:p text:style-name="P76"><text:s/>* <text:span text:style-name="T10">@throws</text:span> \Library\Compress\Exception</text:p>
      <text:p text:style-name="P76"><text:s/>*/</text:p>
      <text:p text:style-name="P73">public function fseek($offset, $whence=SEEK_SET)</text:p>
      <text:p text:style-name="P68"><text:span text:style-name="T75"><text:tab/></text:span><text:span text:style-name="T86">{</text:span></text:p>
      <text:p text:style-name="P11"><text:tab/><text:tab/>$this-&gt;validHandle();</text:p>
      <text:p text:style-name="P11"><text:tab/><text:tab/>if (@\gzseek($this-&gt;handle, $offset, $whence) != 0)</text:p>
      <text:p text:style-name="P11"><text:tab/><text:tab/>{</text:p>
      <text:p text:style-name="P11"><text:tab/><text:tab/><text:tab/>throw new Exception(Error::<text:span text:style-name="T36">code</text:span>('FileSeekError'));</text:p>
      <text:p text:style-name="P11"><text:tab/><text:tab/>}</text:p>
      <text:p text:style-name="P11"><text:tab/>}</text:p>
      <text:p text:style-name="P80"/>
      <text:p text:style-name="P81"/>
      <text:p text:style-name="P38">Narrative</text:p>
      <text:p text:style-name="P35"/>
      <text:p text:style-name="P40"><text:span text:style-name="T1">The </text:span><text:span text:style-name="Class_20_Variables"><text:span text:style-name="T1">fseek</text:span></text:span><text:span text:style-name="T1"> method expects single mandatory parameter:</text:span></text:p>
      <text:p text:style-name="P4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0">Properties</text:p>
          </table:table-cell>
          <table:table-cell table:style-name="Table10.B1" office:value-type="string">
            <text:p text:style-name="P20">Description</text:p>
          </table:table-cell>
        </table:table-row>
        <table:table-row>
          <table:table-cell table:style-name="Table10.A2" office:value-type="string">
            <text:p text:style-name="P30">$offset</text:p>
          </table:table-cell>
          <table:table-cell table:style-name="Table10.B2" office:value-type="string">
            <text:p text:style-name="P5">Distance to seek.</text:p>
          </table:table-cell>
        </table:table-row>
      </table:table>
      <text:p text:style-name="P39"/>
      <text:p text:style-name="P45">and a single optional parameter:</text:p>
      <text:p text:style-name="P45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0">Properties</text:p>
          </table:table-cell>
          <table:table-cell table:style-name="Table11.B1" office:value-type="string">
            <text:p text:style-name="P20">Description</text:p>
          </table:table-cell>
        </table:table-row>
        <table:table-row>
          <table:table-cell table:style-name="Table11.A2" office:value-type="string">
            <text:p text:style-name="P30">$whence</text:p>
          </table:table-cell>
          <table:table-cell table:style-name="Table11.B2" office:value-type="string">
            <text:p text:style-name="P5">Seek type: SEEK_SET (absolute) or SEEK_CUR (relative).</text:p>
          </table:table-cell>
        </table:table-row>
      </table:table>
      <text:p text:style-name="P39"/>
      <text:p text:style-name="P39">A seek operation is performed according to the provided parameter(s).</text:p>
      <text:p text:style-name="P39"><text:soft-page-break/></text:p>
      <text:p text:style-name="P39">An exception will be thrown upon detection of an error.</text:p>
      <text:p text:style-name="P39"/>
      <text:p text:style-name="P4"/>
      <text:p text:style-name="P39"/>
      <text:h text:style-name="P110" text:outline-level="5"/>
      <text:h text:style-name="P107" text:outline-level="5"><text:bookmark-start text:name="ftell"/>ftell<text:bookmark-end text:name="ftell"/></text:h>
      <text:p text:style-name="P41"/>
      <text:p text:style-name="P43">Reset the file pointer to the start of the file.</text:p>
      <text:p text:style-name="P38"/>
      <text:p text:style-name="P46">Algorithm</text:p>
      <text:list xml:id="list161955078402844" text:continue-list="list161955015494203" text:style-name="L2">
        <text:list-item text:start-value="1">
          <text:p text:style-name="P121"><text:span text:style-name="T106">C</text:span>all the <text:span text:style-name="T10">validHandle</text:span> class method to make sure that the <text:span text:style-name="T43">handle</text:span> class property is valid;</text:p>
          <text:p text:style-name="P121"/>
        </text:list-item>
        <text:list-item>
          <text:p text:style-name="P111"><text:span text:style-name="T95">pass the </text:span><text:span text:style-name="T48">handle</text:span><text:span text:style-name="T95"> class property to the </text:span><text:span text:style-name="T13">PHP gz</text:span><text:span text:style-name="T20">tell</text:span><text:span text:style-name="T95"> function and assign the result to the </text:span><text:span text:style-name="T48">position</text:span><text:span text:style-name="T95"> method property</text:span></text:p>
        </text:list-item>
      </text:list>
      <text:list xml:id="list1058941969098864886" text:style-name="L14">
        <text:list-item>
          <text:list>
            <text:list-item>
              <text:p text:style-name="P130"><text:span text:style-name="T95">if the</text:span><text:span text:style-name="T48"> position</text:span><text:span text:style-name="T95"> method property is false, throw exception “File Seek Error”</text:span></text:p>
            </text:list-item>
          </text:list>
        </text:list-item>
      </text:list>
      <text:list xml:id="list161954548356232" text:continue-list="list161955078402844" text:style-name="L2">
        <text:list-header>
          <text:p text:style-name="P111"/>
        </text:list-header>
        <text:list-item>
          <text:p text:style-name="P121">exit. </text:p>
        </text:list-item>
      </text:list>
      <text:p text:style-name="P53"/>
      <text:p text:style-name="P46">Implementation</text:p>
      <text:p text:style-name="P45"/>
      <text:p text:style-name="P76">/**</text:p>
      <text:p text:style-name="P76"><text:s/>* ftell</text:p>
      <text:p text:style-name="P76"><text:s/>*</text:p>
      <text:p text:style-name="P76"><text:s/>* Return the current pointer into the UNCOMPRESSED file</text:p>
      <text:p text:style-name="P76"><text:s/>* <text:span text:style-name="T10">@return</text:span> integer $offset</text:p>
      <text:p text:style-name="P76"><text:s/>* <text:span text:style-name="T10">@throws</text:span> \Library\Compress\Exception</text:p>
      <text:p text:style-name="P76"><text:s/>*/</text:p>
      <text:p text:style-name="P73">public function ftell()</text:p>
      <text:p text:style-name="P63"><text:tab/>{</text:p>
      <text:p text:style-name="P11"><text:tab/><text:tab/>$this-&gt;validHandle();</text:p>
      <text:p text:style-name="P11"><text:tab/><text:tab/>$position = @\gztell($this-&gt;handle);</text:p>
      <text:p text:style-name="P11"><text:tab/><text:tab/>if ($position === false)</text:p>
      <text:p text:style-name="P11"><text:tab/><text:tab/>{</text:p>
      <text:p text:style-name="P11"><text:tab/><text:tab/><text:tab/>throw new Exception(Error::<text:span text:style-name="T36">code</text:span>('FileSeekError'));</text:p>
      <text:p text:style-name="P11"><text:tab/><text:tab/>}</text:p>
      <text:p text:style-name="P11"/>
      <text:p text:style-name="P11"><text:tab/><text:tab/>return $position;</text:p>
      <text:p text:style-name="P11"><text:tab/>}</text:p>
      <text:p text:style-name="P73"/>
      <text:p text:style-name="P39"/>
      <text:p text:style-name="P38">Narrative</text:p>
      <text:p text:style-name="P35"/>
      <text:p text:style-name="P39">The current byte location in the file is returned.</text:p>
      <text:p text:style-name="P39"/>
      <text:p text:style-name="P39">An exception will be thrown upon detection of an error.</text:p>
      <text:p text:style-name="P4"/>
      <text:p text:style-name="P4"/>
      <text:p text:style-name="P4"/>
      <text:h text:style-name="P107" text:outline-level="5"><text:bookmark-start text:name="eof"/>eof<text:bookmark-end text:name="eof"/></text:h>
      <text:p text:style-name="P41"/>
      <text:p text:style-name="P43">Return the end-of-file status.</text:p>
      <text:p text:style-name="P38"/>
      <text:p text:style-name="P46">Algorithm</text:p>
      <text:list xml:id="list161955091547176" text:continue-list="list161954548356232" text:style-name="L2">
        <text:list-item text:start-value="1">
          <text:p text:style-name="P121"><text:span text:style-name="T106">C</text:span>all the <text:span text:style-name="T10">validHandle</text:span> class method to make sure that the <text:span text:style-name="T43">handle</text:span> class property is valid;</text:p>
          <text:p text:style-name="P121"/>
        </text:list-item>
        <text:list-item>
          <text:p text:style-name="P111"><text:span text:style-name="T95">pass the </text:span><text:span text:style-name="T48">handle</text:span><text:span text:style-name="T95"> class property to the </text:span><text:span text:style-name="T13">PHP gz</text:span><text:span text:style-name="T21">eof</text:span><text:span text:style-name="T95"> function and return the result. </text:span></text:p>
        </text:list-item>
      </text:list>
      <text:p text:style-name="P53"/>
      <text:p text:style-name="P46">Implementation</text:p>
      <text:p text:style-name="P45"/>
      <text:p text:style-name="P76">/**</text:p>
      <text:p text:style-name="P76"><text:s/>* eof</text:p>
      <text:p text:style-name="P76"><text:s/>*</text:p>
      <text:p text:style-name="P76"><text:s/>* Test the handle for end of file</text:p>
      <text:p text:style-name="P76"><text:s/>* <text:span text:style-name="T10">@return</text:span> boolean $eof = end of file status</text:p>
      <text:p text:style-name="P76"><text:s/>* <text:span text:style-name="T10">@throws</text:span> \Library\Compress\Exception</text:p>
      <text:p text:style-name="P76"><text:s/>*/</text:p>
      <text:p text:style-name="P80">public function eof(<text:span text:style-name="T107">)</text:span></text:p>
      <text:p text:style-name="P63"><text:tab/>{</text:p>
      <text:p text:style-name="P11"><text:tab/><text:tab/>$this-&gt;validHandle();</text:p>
      <text:p text:style-name="P11"><text:tab/><text:tab/>return \gzeof($this-&gt;handle);</text:p>
      <text:p text:style-name="P11"><text:tab/>}</text:p>
      <text:p text:style-name="P73"/>
      <text:p text:style-name="P39"/>
      <text:p text:style-name="P38">Narrative</text:p>
      <text:p text:style-name="P35"/>
      <text:p text:style-name="P39">Returns true if the file is at end-of-file, false otherwise.</text:p>
      <text:p text:style-name="P39"/>
      <text:p text:style-name="P39">An exception will be thrown upon detection of an error.</text:p>
      <text:p text:style-name="P4"/>
      <text:p text:style-name="P4"/>
      <text:p text:style-name="P4"/>
      <text:h text:style-name="P107" text:outline-level="5"><text:bookmark-start text:name="fclose"/>fclose<text:bookmark-end text:name="fclose"/></text:h>
      <text:p text:style-name="P41"/>
      <text:p text:style-name="P43">Close the file.</text:p>
      <text:p text:style-name="P38"/>
      <text:p text:style-name="P46">Algorithm</text:p>
      <text:list xml:id="list161955781210631" text:continue-list="list161955091547176" text:style-name="L2">
        <text:list-item text:start-value="1">
          <text:p text:style-name="P121"><text:span text:style-name="T106">C</text:span>all the <text:span text:style-name="T10">validHandle</text:span> class method to make sure that the <text:span text:style-name="T43">handle</text:span> class property is valid;</text:p>
          <text:p text:style-name="P121"/>
        </text:list-item>
        <text:list-item>
          <text:p text:style-name="P111"><text:span text:style-name="T95">pass the </text:span><text:span text:style-name="T48">handle</text:span><text:span text:style-name="T95"> class property to the </text:span><text:span text:style-name="T13">PHP gz</text:span><text:span text:style-name="T22">close</text:span><text:span text:style-name="T95"> function</text:span></text:p>
        </text:list-item>
      </text:list>
      <text:list xml:id="list1239324687405229065" text:style-name="L15">
        <text:list-item>
          <text:list>
            <text:list-item>
              <text:p text:style-name="P131">if the result is true, go to step 5;</text:p>
            </text:list-item>
          </text:list>
        </text:list-item>
      </text:list>
      <text:list xml:id="list161956030894591" text:continue-list="list161955781210631" text:style-name="L2">
        <text:list-header>
          <text:p text:style-name="P132"/>
        </text:list-header>
        <text:list-item>
          <text:p text:style-name="P132">set the handle class property to null;</text:p>
        </text:list-item>
        <text:list-item>
          <text:p text:style-name="P132">throw exception “File Close Error” and exit;</text:p>
          <text:p text:style-name="P132"/>
        </text:list-item>
        <text:list-item>
          <text:p text:style-name="P132">set the handle class property to null;</text:p>
        </text:list-item>
        <text:list-item>
          <text:p text:style-name="P132">exit.</text:p>
        </text:list-item>
      </text:list>
      <text:p text:style-name="P53"/>
      <text:p text:style-name="P46">Implementation</text:p>
      <text:p text:style-name="P45"/>
      <text:p text:style-name="P83">/**</text:p>
      <text:p text:style-name="P83"><text:s/>* fclose</text:p>
      <text:p text:style-name="P83"><text:s/>*</text:p>
      <text:p text:style-name="P83"><text:s/>* close the file</text:p>
      <text:p text:style-name="P83"><text:s/>* <text:span text:style-name="T10">@throws</text:span> \Library\Compress\Exception</text:p>
      <text:p text:style-name="P83"><text:s/>*/</text:p>
      <text:p text:style-name="P82">public function fclose()</text:p>
      <text:p text:style-name="P69"><text:span text:style-name="T75"><text:tab/></text:span><text:span text:style-name="T86">{</text:span></text:p>
      <text:p text:style-name="P11"><text:tab/><text:tab/>$this-&gt;validHandle();</text:p>
      <text:p text:style-name="P11"><text:tab/><text:tab/>if (! @\gzclose($this-&gt;handle))</text:p>
      <text:p text:style-name="P11"><text:tab/><text:tab/>{</text:p>
      <text:p text:style-name="P11"><text:tab/><text:tab/><text:tab/>$this-&gt;handle = null;</text:p>
      <text:p text:style-name="P11"><text:tab/><text:tab/><text:tab/>throw new Exception(Error::<text:span text:style-name="T36">code</text:span>('FileCloseError'));</text:p>
      <text:p text:style-name="P11"><text:tab/><text:tab/>}</text:p>
      <text:p text:style-name="P11"/>
      <text:p text:style-name="P11"><text:tab/><text:tab/>$this-&gt;handle = null;</text:p>
      <text:p text:style-name="P11"><text:tab/>}</text:p>
      <text:p text:style-name="P82"/>
      <text:p text:style-name="P39"/>
      <text:p text:style-name="P38">Narrative</text:p>
      <text:p text:style-name="P35"/>
      <text:p text:style-name="P39">An exception will be thrown upon detection of an error.</text:p>
      <text:p text:style-name="P4"/>
      <text:p text:style-name="P4"/>
      <text:p text:style-name="P4"/>
      <text:h text:style-name="P107" text:outline-level="5"><text:bookmark-start text:name="validHandle"/>validHandle<text:bookmark-end text:name="validHandle"/></text:h>
      <text:p text:style-name="P41"/>
      <text:p text:style-name="P43">Check handle validity.</text:p>
      <text:p text:style-name="P38"/>
      <text:p text:style-name="P46">Algorithm</text:p>
      <text:list xml:id="list161954985416032" text:continue-list="list161956030894591" text:style-name="L2">
        <text:list-item text:start-value="1">
          <text:p text:style-name="P133">If the handle class property is not null, return;</text:p>
        </text:list-item>
        <text:list-item>
          <text:p text:style-name="P133">thr<text:span text:style-name="T108">ow exception “</text:span>Not Initialized<text:span text:style-name="T108">” and exit.</text:span></text:p>
        </text:list-item>
      </text:list>
      <text:p text:style-name="P53"/>
      <text:p text:style-name="P53"/>
      <text:p text:style-name="P46">Implementation</text:p>
      <text:p text:style-name="P45"/>
      <text:p text:style-name="P76">/**</text:p>
      <text:p text:style-name="P76"><text:s/>* validHandle</text:p>
      <text:p text:style-name="P76"><text:s/>*</text:p>
      <text:p text:style-name="P76"><text:s/>* returns if the handle is valid, throws exception if not valid</text:p>
      <text:p text:style-name="P76"><text:s/>* <text:span text:style-name="T10">@throws</text:span> \Library\Compress\Exception</text:p>
      <text:p text:style-name="P76"><text:s/>*/</text:p>
      <text:p text:style-name="P73">public function validHandle()</text:p>
      <text:p text:style-name="P68"><text:span text:style-name="T75"><text:tab/></text:span><text:span text:style-name="T86">{</text:span></text:p>
      <text:p text:style-name="P11"><text:tab/><text:tab/>if (! $this-&gt;handle)</text:p>
      <text:p text:style-name="P11"><text:tab/><text:tab/>{</text:p>
      <text:p text:style-name="P11"><text:tab/><text:tab/><text:tab/>throw new Exception(Error::<text:span text:style-name="T36">code</text:span>('NotInitialized'));</text:p>
      <text:p text:style-name="P11"><text:tab/><text:tab/>}</text:p>
      <text:p text:style-name="P11"><text:tab/>}</text:p>
      <text:p text:style-name="P73"/>
      <text:p text:style-name="P39"/>
      <text:p text:style-name="P38">Narrative</text:p>
      <text:p text:style-name="P35"/>
      <text:p text:style-name="P39">An exception will be thrown upon detection of an error.</text:p>
      <text:p text:style-name="P4"/>
      <text:p text:style-name="P4"/>
      <text:p text:style-name="P4"/>
      <text:h text:style-name="P107" text:outline-level="5"><text:bookmark-start text:name="handle"/>handle<text:bookmark-end text:name="handle"/></text:h>
      <text:p text:style-name="P41"/>
      <text:p text:style-name="P43">Get the current file handle.</text:p>
      <text:p text:style-name="P38"/>
      <text:p text:style-name="P46">Algorithm</text:p>
      <text:list xml:id="list161955313830104" text:continue-list="list161954985416032" text:style-name="L2">
        <text:list-item text:start-value="1">
          <text:p text:style-name="P133"><text:span text:style-name="T109">Return the </text:span><text:span text:style-name="T54">handle</text:span><text:span text:style-name="T109"> class property.</text:span></text:p>
        </text:list-item>
      </text:list>
      <text:p text:style-name="P53"/>
      <text:p text:style-name="P46">Implementation</text:p>
      <text:p text:style-name="P45"/>
      <text:p text:style-name="P76">/**</text:p>
      <text:p text:style-name="P76"><text:s/>* handle</text:p>
      <text:p text:style-name="P76"><text:s/>*</text:p>
      <text:p text:style-name="P76"><text:s/>* get the current file handle</text:p>
      <text:p text:style-name="P76"><text:s/>* <text:span text:style-name="T10">@return</text:span> resource $handle</text:p>
      <text:p text:style-name="P76"><text:s/>*/</text:p>
      <text:p text:style-name="P73">public function handle()</text:p>
      <text:p text:style-name="P68"><text:span text:style-name="T75"><text:tab/></text:span><text:span text:style-name="T86">{</text:span></text:p>
      <text:p text:style-name="P11"><text:tab/><text:tab/>return $this-&gt;handle;</text:p>
      <text:p text:style-name="P11"><text:tab/>}</text:p>
      <text:p text:style-name="P80"/>
      <text:p text:style-name="P39"/>
      <text:p text:style-name="P38">Narrative</text:p>
      <text:p text:style-name="P35"/>
      <text:p text:style-name="P39">Returns the current file handle.</text:p>
      <text:p text:style-name="P4"/>
      <text:p text:style-name="P4"/>
      <text:p text:style-name="P4"/>
      <text:h text:style-name="P107" text:outline-level="5"><text:bookmark-start text:name="readToArray"/>readToArray<text:bookmark-end text:name="readToArray"/></text:h>
      <text:p text:style-name="P41"/>
      <text:p text:style-name="P45">Open and read a complete gz-file into an array of lines.</text:p>
      <text:p text:style-name="P46"/>
      <text:p text:style-name="P49">Algorithm</text:p>
      <text:list xml:id="list161956574161064" text:continue-list="list161955313830104" text:style-name="L2">
        <text:list-item text:start-value="1">
          <text:p text:style-name="P111"><text:span text:style-name="T84">Accept the parameter </text:span><text:span text:style-name="T45">fileName</text:span><text:span text:style-name="T84"> as a string containing the name of the file to open and the parameter </text:span><text:span text:style-name="T45">use</text:span><text:span text:style-name="T46">I</text:span><text:span text:style-name="T45">nclude</text:span><text:span text:style-name="T46">Path</text:span><text:span text:style-name="T84"> as a boolean containing true to search include directories;</text:span></text:p>
          <text:p text:style-name="P114"/>
        </text:list-item>
        <text:list-item>
          <text:p text:style-name="P120">pass the <text:span text:style-name="T43">fileName</text:span> parameter to the <text:span text:style-name="T10">fileName</text:span> class method and store the result in the <text:span text:style-name="T43">fileName</text:span> parameter</text:p>
        </text:list-item>
      </text:list>
      <text:list xml:id="list7573418813332812762" text:style-name="L16">
        <text:list-item>
          <text:list>
            <text:list-item>
              <text:p text:style-name="P134"><text:span text:style-name="T85">if the </text:span><text:span text:style-name="T47">fileName</text:span><text:span text:style-name="T85"> parameter is not null, go to step </text:span><text:span text:style-name="T11">8</text:span></text:p>
            </text:list-item>
          </text:list>
        </text:list-item>
      </text:list>
      <text:list xml:id="list161955663965348" text:continue-list="list161956574161064" text:style-name="L2">
        <text:list-header>
          <text:p text:style-name="P120"/>
        </text:list-header>
        <text:list-item>
          <text:p text:style-name="P120">throw exception “Missing Required Properties” and exit;</text:p>
          <text:p text:style-name="P120"/>
        </text:list-item>
        <text:list-item>
          <text:p text:style-name="P120">pass the <text:span text:style-name="T43">fileName</text:span> and <text:span text:style-name="T43">useIncludePath</text:span> parameters to the <text:span text:style-name="T10">PHP gz</text:span><text:span text:style-name="T23">file</text:span> function and assign the result to the <text:span text:style-name="T54">lines</text:span><text:span text:style-name="T109"> method property</text:span>;</text:p>
        </text:list-item>
      </text:list>
      <text:list xml:id="list7649309338731487315" text:style-name="L17">
        <text:list-item>
          <text:list>
            <text:list-item>
              <text:p text:style-name="P135"><text:span text:style-name="T109">return the </text:span><text:span text:style-name="T54">lines</text:span><text:span text:style-name="T109"> method property.</text:span></text:p>
            </text:list-item>
          </text:list>
        </text:list-item>
      </text:list>
      <text:list xml:id="list161956277916426" text:continue-list="list161955663965348" text:style-name="L2">
        <text:list-header>
          <text:p text:style-name="P120"/>
        </text:list-header>
      </text:list>
      <text:p text:style-name="P46">Implementation</text:p>
      <text:p text:style-name="P45"/>
      <text:p text:style-name="P76">/**</text:p>
      <text:p text:style-name="P76"><text:s/>* readToArray</text:p>
      <text:p text:style-name="P76"><text:s/>*</text:p>
      <text:p text:style-name="P76"><text:s/>* Open and read a complete gz-file into an array of lines.</text:p>
      <text:p text:style-name="P76"><text:s/>* <text:span text:style-name="T10">@param</text:span> string $fileName = (optional) file name to open</text:p>
      <text:p text:style-name="P76"><text:s/>* <text:span text:style-name="T10">@param</text:span> boolean $useIncludePath = (optional) include path flag</text:p>
      <text:p text:style-name="P76"><text:s/>* <text:span text:style-name="T10">@return</text:span> array $lines</text:p>
      <text:p text:style-name="P76"><text:s/>* <text:span text:style-name="T10">@throws</text:span> \Library\Compress\Exception</text:p>
      <text:p text:style-name="P76"><text:s/>*/</text:p>
      <text:p text:style-name="P73">public function readToArray($fileName=null, $useIncludePath=false)</text:p>
      <text:p text:style-name="P63"><text:tab/>{</text:p>
      <text:p text:style-name="P11"><text:tab/><text:tab/>if (! $fileName = $this-&gt;fileName($fileName))</text:p>
      <text:p text:style-name="P11"><text:tab/><text:tab/>{</text:p>
      <text:p text:style-name="P11"><text:tab/><text:tab/><text:tab/>throw new Exception(Error::<text:span text:style-name="T36">code</text:span>('MissingRequiredProperties'));</text:p>
      <text:p text:style-name="P11"><text:tab/><text:tab/>}</text:p>
      <text:p text:style-name="P11"/>
      <text:p text:style-name="P11"><text:tab/><text:tab/>$this-&gt;lines = @\gzfile($fileName, $this-&gt;useIncludePath($useIncludePath));</text:p>
      <text:p text:style-name="P11"/>
      <text:p text:style-name="P11"><text:tab/><text:tab/>return $this-&gt;lines;</text:p>
      <text:p text:style-name="P11"><text:tab/>}</text:p>
      <text:p text:style-name="P80"/>
      <text:p text:style-name="P39"/>
      <text:p text:style-name="P38">Narrative</text:p>
      <text:p text:style-name="P35"/>
      <text:p text:style-name="P40"><text:span text:style-name="T1">The </text:span><text:span text:style-name="Class_20_Variables"><text:span text:style-name="T1">readToArray</text:span></text:span><text:span text:style-name="T1"> method expects two optional parameters</text:span></text:p>
      <text:p text:style-name="P4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0">Properties</text:p>
          </table:table-cell>
          <table:table-cell table:style-name="Table13.B1" office:value-type="string">
            <text:p text:style-name="P20">Description</text:p>
          </table:table-cell>
        </table:table-row>
        <table:table-row>
          <table:table-cell table:style-name="Table13.A2" office:value-type="string">
            <text:p text:style-name="P30">$fileName</text:p>
          </table:table-cell>
          <table:table-cell table:style-name="Table13.B3" office:value-type="string">
            <text:p text:style-name="P5">File name to open.</text:p>
          </table:table-cell>
        </table:table-row>
        <table:table-row>
          <table:table-cell table:style-name="Table13.A2" office:value-type="string">
            <text:p text:style-name="P30">$useIncludePath</text:p>
          </table:table-cell>
          <table:table-cell table:style-name="Table13.B3" office:value-type="string">
            <text:p text:style-name="P5">Search include path also, if true.</text:p>
          </table:table-cell>
        </table:table-row>
      </table:table>
      <text:p text:style-name="P39"/>
      <text:p text:style-name="P39">An array containing each line read as an array element.</text:p>
      <text:p text:style-name="P39"><text:soft-page-break/></text:p>
      <text:p text:style-name="P39">An exception will be thrown upon detection of an error.</text:p>
      <text:p text:style-name="P4"/>
      <text:p text:style-name="P4"/>
      <text:h text:style-name="P107" text:outline-level="5"><text:bookmark-start text:name="readFileAndOutput"/>readFileAndOutput<text:bookmark-end text:name="readFileAndOutput"/></text:h>
      <text:p text:style-name="P41"/>
      <text:p text:style-name="P45">Reads a file, decompresses it and writes it to standard output.</text:p>
      <text:p text:style-name="P38"/>
      <text:p text:style-name="P49">Algorithm</text:p>
      <text:list xml:id="list161954704583690" text:continue-list="list161956277916426" text:style-name="L2">
        <text:list-item text:start-value="1">
          <text:p text:style-name="P111"><text:span text:style-name="T84">Accept the parameter </text:span><text:span text:style-name="T45">fileName</text:span><text:span text:style-name="T84"> as a string containing the name of the file to open, and the parameter </text:span><text:span text:style-name="T45">use</text:span><text:span text:style-name="T46">I</text:span><text:span text:style-name="T45">nclude</text:span><text:span text:style-name="T46">Path</text:span><text:span text:style-name="T84"> as a boolean containing true to search include directories;</text:span></text:p>
          <text:p text:style-name="P114"/>
        </text:list-item>
        <text:list-item>
          <text:p text:style-name="P120">pass the <text:span text:style-name="T43">fileName</text:span> parameter to the <text:span text:style-name="T10">fileName</text:span> class method and store the result in the <text:span text:style-name="T43">fileName</text:span> parameter</text:p>
        </text:list-item>
      </text:list>
      <text:list xml:id="list7015786549284499768" text:style-name="L18">
        <text:list-item>
          <text:list>
            <text:list-item>
              <text:p text:style-name="P136"><text:span text:style-name="T85">if the </text:span><text:span text:style-name="T47">fileName</text:span><text:span text:style-name="T85"> parameter is not null, go to step </text:span><text:span text:style-name="T11">8</text:span></text:p>
            </text:list-item>
          </text:list>
        </text:list-item>
      </text:list>
      <text:list xml:id="list161956657064873" text:continue-list="list161954704583690" text:style-name="L2">
        <text:list-header>
          <text:p text:style-name="P120"/>
        </text:list-header>
        <text:list-item>
          <text:p text:style-name="P120">throw exception “Missing Required Properties” and exit;</text:p>
          <text:p text:style-name="P120"/>
        </text:list-item>
        <text:list-item>
          <text:p text:style-name="P120">pass the <text:span text:style-name="T43">fileName</text:span> and <text:span text:style-name="T43">useIncludePath</text:span> parameters to the <text:span text:style-name="T10">PHP </text:span><text:span text:style-name="T24">read</text:span><text:span text:style-name="T10">gz</text:span><text:span text:style-name="T23">file</text:span> function and assign the result to the <text:span text:style-name="T55">bytes</text:span><text:span text:style-name="T109"> method property</text:span>;</text:p>
        </text:list-item>
      </text:list>
      <text:list xml:id="list5449323598496267581" text:style-name="L19">
        <text:list-item>
          <text:list>
            <text:list-item>
              <text:p text:style-name="P137"><text:span text:style-name="T109">return the </text:span><text:span text:style-name="T54">bytes</text:span><text:span text:style-name="T109"> method property.</text:span></text:p>
            </text:list-item>
          </text:list>
        </text:list-item>
      </text:list>
      <text:list xml:id="list161955013272881" text:continue-list="list161956657064873" text:style-name="L2">
        <text:list-header>
          <text:p text:style-name="P120"/>
        </text:list-header>
      </text:list>
      <text:p text:style-name="P46">Implementation</text:p>
      <text:p text:style-name="P45"/>
      <text:p text:style-name="P83">/**</text:p>
      <text:p text:style-name="P83"><text:s/>* readFileAndOutput</text:p>
      <text:p text:style-name="P83"><text:s/>*</text:p>
      <text:p text:style-name="P83"><text:s/>* Reads a file, decompresses it and writes it to standard output.</text:p>
      <text:p text:style-name="P83"><text:s/>* <text:span text:style-name="T10">@param</text:span> string $fileName = (optional) file name to open</text:p>
      <text:p text:style-name="P83"><text:s/>* <text:span text:style-name="T10">@param</text:span> boolean $useIncludePath = (optional) include path flag</text:p>
      <text:p text:style-name="P83"><text:s/>* <text:span text:style-name="T10">@return</text:span> integer $bytes = number of bytes read.</text:p>
      <text:p text:style-name="P83"><text:s/>* <text:span text:style-name="T10">@throws</text:span> \Library\Compress\Exception</text:p>
      <text:p text:style-name="P83"><text:s/>*/</text:p>
      <text:p text:style-name="P82">public function readFileAndOutput($fileName=null, $useIncludePath=false)</text:p>
      <text:p text:style-name="P63"><text:tab/>{</text:p>
      <text:p text:style-name="P11"><text:tab/><text:tab/>if (! $fileName = $this-&gt;fileName($fileName))</text:p>
      <text:p text:style-name="P11"><text:tab/><text:tab/>{</text:p>
      <text:p text:style-name="P11"><text:tab/><text:tab/><text:tab/>throw new Exception(Error::<text:span text:style-name="T36">code</text:span>('MissingRequiredProperties'));</text:p>
      <text:p text:style-name="P11"><text:tab/><text:tab/>}</text:p>
      <text:p text:style-name="P11"/>
      <text:p text:style-name="P11"><text:tab/><text:tab/>$this-&gt;bytes = @\readgzfile($fileName, </text:p>
      <text:p text:style-name="P11"><text:tab/><text:tab/><text:tab/><text:tab/><text:tab/><text:tab/> $this-&gt;useIncludePath($useIncludePath));</text:p>
      <text:p text:style-name="P11"/>
      <text:p text:style-name="P11"><text:tab/><text:tab/>return $this-&gt;bytes;</text:p>
      <text:p text:style-name="P11"><text:tab/>}</text:p>
      <text:p text:style-name="P80"/>
      <text:p text:style-name="P39"/>
      <text:p text:style-name="P38">Narrative</text:p>
      <text:p text:style-name="P35"/>
      <text:p text:style-name="P40"><text:span text:style-name="T1">The </text:span><text:span text:style-name="Class_20_Variables"><text:span text:style-name="T1">readFileAndOutput</text:span></text:span><text:span text:style-name="T1"> method expects two optional parameters</text:span></text:p>
      <text:p text:style-name="P45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20">Properties</text:p>
          </table:table-cell>
          <table:table-cell table:style-name="Table14.B1" office:value-type="string">
            <text:p text:style-name="P20">Description</text:p>
          </table:table-cell>
        </table:table-row>
        <table:table-row>
          <table:table-cell table:style-name="Table14.A2" office:value-type="string">
            <text:p text:style-name="P30">$fileName</text:p>
          </table:table-cell>
          <table:table-cell table:style-name="Table14.B3" office:value-type="string">
            <text:p text:style-name="P5">File name to open.</text:p>
          </table:table-cell>
        </table:table-row>
        <table:table-row>
          <table:table-cell table:style-name="Table14.A2" office:value-type="string">
            <text:p text:style-name="P30">$useIncludePath</text:p>
          </table:table-cell>
          <table:table-cell table:style-name="Table14.B3" office:value-type="string">
            <text:p text:style-name="P5">Search include path also, if true.</text:p>
          </table:table-cell>
        </table:table-row>
      </table:table>
      <text:p text:style-name="P39"/>
      <text:p text:style-name="P39">Returns the number of bytes read.</text:p>
      <text:p text:style-name="P39"><text:soft-page-break/></text:p>
      <text:p text:style-name="P39">An exception will be thrown upon detection of an error.</text:p>
      <text:p text:style-name="P4"/>
      <text:h text:style-name="P107" text:outline-level="5"><text:bookmark-start text:name="compress"/>compress<text:bookmark-end text:name="compress"/></text:h>
      <text:p text:style-name="P41"/>
      <text:p text:style-name="P45"><text:span text:style-name="T9">Uses ZLIB compression to convert the buffer into a compressed buffer</text:span>.</text:p>
      <text:p text:style-name="P38"/>
      <text:p text:style-name="P49">Algorithm</text:p>
      <text:list xml:id="list161956128331965" text:continue-list="list161955013272881" text:style-name="L2">
        <text:list-item text:start-value="1">
          <text:p text:style-name="P111"><text:span text:style-name="T84">Accept the parameter </text:span><text:span text:style-name="T56">buffer</text:span><text:span text:style-name="T84"> as a string containing the buffer to compress, and the parameter </text:span><text:span text:style-name="T56">level</text:span><text:span text:style-name="T84"> as an integer containing the compression level;</text:span></text:p>
          <text:p text:style-name="P111"/>
        </text:list-item>
        <text:list-item>
          <text:p text:style-name="P111"><text:span text:style-name="T84">if the </text:span><text:span text:style-name="T57">buffer</text:span><text:span text:style-name="T85"> parameter is not null, go to step </text:span><text:span text:style-name="T25">4</text:span></text:p>
        </text:list-item>
        <text:list-item>
          <text:p text:style-name="P120">throw exception “<text:span text:style-name="T110">Empty Buffer</text:span>” and exit;</text:p>
          <text:p text:style-name="P120"/>
        </text:list-item>
        <text:list-item>
          <text:p text:style-name="P120"><text:span text:style-name="T111">if the </text:span><text:span text:style-name="T58">level</text:span><text:span text:style-name="T111"> parameter is not null, go to step </text:span><text:span text:style-name="T25">6</text:span><text:span text:style-name="T111">;</text:span></text:p>
        </text:list-item>
        <text:list-item>
          <text:p text:style-name="P138">set the l<text:span text:style-name="T43">evel</text:span> parameter to -1;</text:p>
          <text:p text:style-name="P138"/>
        </text:list-item>
        <text:list-item>
          <text:p text:style-name="P120">pass the <text:span text:style-name="T58">buffer</text:span> and <text:span text:style-name="T58">level</text:span> parameters to the <text:span text:style-name="T10">PHP </text:span><text:span text:style-name="T25">gzcompress</text:span> function and assign the result to the <text:span text:style-name="T58">compressed</text:span><text:span text:style-name="T109"> class property</text:span>;</text:p>
        </text:list-item>
        <text:list-item>
          <text:p text:style-name="P138">if the <text:span text:style-name="T43">compressed</text:span> class property is empty,</text:p>
        </text:list-item>
      </text:list>
      <text:list xml:id="list225237849108733714" text:style-name="L20">
        <text:list-item>
          <text:list>
            <text:list-item>
              <text:p text:style-name="P139">throw exception “File Compress Error” and exit;</text:p>
            </text:list-item>
          </text:list>
        </text:list-item>
      </text:list>
      <text:list xml:id="list161956600186037" text:continue-list="list161956128331965" text:style-name="L2">
        <text:list-header>
          <text:p text:style-name="P138"/>
        </text:list-header>
        <text:list-item>
          <text:p text:style-name="P111"><text:span text:style-name="T111">return the </text:span><text:span text:style-name="T58">compressed</text:span><text:span text:style-name="T111"> class property.</text:span></text:p>
          <text:p text:style-name="P120"/>
        </text:list-item>
      </text:list>
      <text:p text:style-name="P46">Implementation</text:p>
      <text:p text:style-name="P45"/>
      <text:p text:style-name="P76">/**</text:p>
      <text:p text:style-name="P76"><text:s/>* compress</text:p>
      <text:p text:style-name="P76"><text:s/>*</text:p>
      <text:p text:style-name="P76"><text:s/>* Uses ZLIB compression to convert the buffer into a compressed buffer</text:p>
      <text:p text:style-name="P76"><text:s/>* <text:span text:style-name="T10">@param</text:span> string $buffer = (optional) buffer to compress, use current buffer if null</text:p>
      <text:p text:style-name="P76"><text:s/>* <text:span text:style-name="T10">@param</text:span> integer level = (optional) compression factor (0 to 9), -1 = use default</text:p>
      <text:p text:style-name="P76"><text:s/>* <text:span text:style-name="T10">@return</text:span> string $compressed</text:p>
      <text:p text:style-name="P76"><text:s/>* <text:span text:style-name="T10">@throws</text:span> \Library\Compress\Exception</text:p>
      <text:p text:style-name="P76"><text:s/>*/</text:p>
      <text:p text:style-name="P73">public function compress($buffer=null, $level=null)</text:p>
      <text:p text:style-name="P70">{</text:p>
      <text:p text:style-name="P11"><text:tab/><text:tab/>if (! $buffer = $this-&gt;buffer($buffer))</text:p>
      <text:p text:style-name="P11"><text:tab/><text:tab/>{</text:p>
      <text:p text:style-name="P11"><text:tab/><text:tab/><text:tab/>throw new Exception(Error::<text:span text:style-name="T36">code</text:span>('EmptyBuffer'));</text:p>
      <text:p text:style-name="P11"><text:tab/><text:tab/>}</text:p>
      <text:p text:style-name="P11"/>
      <text:p text:style-name="P11"><text:tab/><text:tab/>$level = $this-&gt;compressionLevel($level);</text:p>
      <text:p text:style-name="P11"/>
      <text:p text:style-name="P11"><text:tab/><text:tab/>if ($level === null)</text:p>
      <text:p text:style-name="P11"><text:tab/><text:tab/>{</text:p>
      <text:p text:style-name="P11"><text:tab/><text:tab/><text:tab/>$level = $this-&gt;compressionLevel(-1);</text:p>
      <text:p text:style-name="P11"><text:tab/><text:tab/>}</text:p>
      <text:p text:style-name="P11"/>
      <text:p text:style-name="P11"><text:tab/><text:tab/>if (! $this-&gt;compressed = @\gzcompress($buffer, $level))</text:p>
      <text:p text:style-name="P11"><text:tab/><text:tab/>{</text:p>
      <text:p text:style-name="P11"><text:tab/><text:tab/><text:tab/>throw new Exception(Error::<text:span text:style-name="T36">code</text:span>('FileCompressError'));</text:p>
      <text:p text:style-name="P11"><text:tab/><text:tab/>}</text:p>
      <text:p text:style-name="P11"/>
      <text:p text:style-name="P11"><text:tab/><text:tab/>return $this-&gt;compressed;</text:p>
      <text:p text:style-name="P11"><text:tab/>}</text:p>
      <text:p text:style-name="P80"/>
      <text:p text:style-name="P39"/>
      <text:p text:style-name="P38"><text:soft-page-break/>Narrative</text:p>
      <text:p text:style-name="P35"/>
      <text:p text:style-name="P40"><text:span text:style-name="T1">The </text:span><text:span text:style-name="Class_20_Variables"><text:span text:style-name="T1">compress</text:span></text:span><text:span text:style-name="T1"> method expects two optional parameters</text:span></text:p>
      <text:p text:style-name="P45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0">Properties</text:p>
          </table:table-cell>
          <table:table-cell table:style-name="Table15.B1" office:value-type="string">
            <text:p text:style-name="P20">Description</text:p>
          </table:table-cell>
        </table:table-row>
        <table:table-row>
          <table:table-cell table:style-name="Table15.A2" office:value-type="string">
            <text:p text:style-name="P30">$buffer</text:p>
          </table:table-cell>
          <table:table-cell table:style-name="Table15.B3" office:value-type="string">
            <text:p text:style-name="P5">The buffer to compress, null to use current buffer.</text:p>
          </table:table-cell>
        </table:table-row>
        <table:table-row>
          <table:table-cell table:style-name="Table15.A2" office:value-type="string">
            <text:p text:style-name="P30">$level</text:p>
          </table:table-cell>
          <table:table-cell table:style-name="Table15.B3" office:value-type="string">
            <text:p text:style-name="P5">Compression factor.</text:p>
          </table:table-cell>
        </table:table-row>
      </table:table>
      <text:p text:style-name="P39"/>
      <text:p text:style-name="P39">Returns the compressed buffer.</text:p>
      <text:p text:style-name="P39"/>
      <text:p text:style-name="P39">An exception will be thrown upon detection of an error.</text:p>
      <text:p text:style-name="P4"/>
      <text:p text:style-name="P4"/>
      <text:p text:style-name="P4"/>
      <text:h text:style-name="P107" text:outline-level="5"><text:bookmark-start text:name="uncompress"/>uncompress<text:bookmark-end text:name="uncompress"/></text:h>
      <text:p text:style-name="P41"/>
      <text:p text:style-name="P45"><text:span text:style-name="T9">Uses ZLIB compression to convert the compressed buffer into an uncompressed buffer</text:span>.</text:p>
      <text:p text:style-name="P38"/>
      <text:p text:style-name="P49">Algorithm</text:p>
      <text:list xml:id="list161954854763107" text:continue-list="list161956600186037" text:style-name="L2">
        <text:list-item text:start-value="1">
          <text:p text:style-name="P111"><text:span text:style-name="T84">Accept the parameter </text:span><text:span text:style-name="T59">compressed</text:span><text:span text:style-name="T84"> as a string containing the buffer to uncompress, and the parameter </text:span><text:span text:style-name="T56">le</text:span><text:span text:style-name="T59">ngth</text:span><text:span text:style-name="T84"> as an integer containing the length to decode;</text:span></text:p>
          <text:p text:style-name="P111"/>
        </text:list-item>
        <text:list-item>
          <text:p text:style-name="P111"><text:span text:style-name="T84">if the </text:span><text:span text:style-name="T59">compressed</text:span><text:span text:style-name="T84"> parameter is not null, go to step </text:span><text:span text:style-name="T25">4</text:span></text:p>
        </text:list-item>
        <text:list-item>
          <text:p text:style-name="P120">throw exception “<text:span text:style-name="T110">Empty Buffer</text:span>” and exit;</text:p>
          <text:p text:style-name="P120"/>
        </text:list-item>
        <text:list-item>
          <text:p text:style-name="P120">pass the <text:span text:style-name="T60">compressed</text:span> and <text:span text:style-name="T58">le</text:span><text:span text:style-name="T60">ngth</text:span> parameters to the <text:span text:style-name="T10">PHP </text:span><text:span text:style-name="T25">gz</text:span><text:span text:style-name="T26">unc</text:span><text:span text:style-name="T25">ompress</text:span> function and assign the result to the <text:span text:style-name="T60">buffer</text:span><text:span text:style-name="T109"> class property</text:span>;</text:p>
        </text:list-item>
        <text:list-item>
          <text:p text:style-name="P138">if the <text:span text:style-name="T60">buffer</text:span> class property is empty,</text:p>
        </text:list-item>
      </text:list>
      <text:list xml:id="list8905026711840278519" text:style-name="L21">
        <text:list-item>
          <text:list>
            <text:list-item>
              <text:p text:style-name="P140">throw exception “File Decompress Error” and exit;</text:p>
            </text:list-item>
          </text:list>
        </text:list-item>
      </text:list>
      <text:list xml:id="list161955005455988" text:continue-list="list161954854763107" text:style-name="L2">
        <text:list-header>
          <text:p text:style-name="P138"/>
        </text:list-header>
        <text:list-item>
          <text:p text:style-name="P111"><text:span text:style-name="T111">return the </text:span><text:span text:style-name="T60">buffer</text:span><text:span text:style-name="T111"> class property.</text:span></text:p>
          <text:p text:style-name="P120"/>
        </text:list-item>
      </text:list>
      <text:p text:style-name="P46">Implementation</text:p>
      <text:p text:style-name="P45"/>
      <text:p text:style-name="P75">/**</text:p>
      <text:p text:style-name="P75"><text:s/>* uncompress</text:p>
      <text:p text:style-name="P75"><text:s/>*</text:p>
      <text:p text:style-name="P84"><text:s/>* Uses ZLIB compression to convert the compressed buffer into the </text:p>
      <text:p text:style-name="P84"><text:s/>* <text:s text:c="10"/>uncompressed buffer</text:p>
      <text:p text:style-name="P84"><text:s/>* <text:span text:style-name="T10">@param</text:span> string $compressed = (optional) buffer to uncompress, </text:p>
      <text:p text:style-name="P84"><text:s/>* <text:s text:c="39"/>use current compressed buffer if null</text:p>
      <text:p text:style-name="P84"><text:s/>* <text:span text:style-name="T10">@param</text:span> integer length = (optional) length to decode</text:p>
      <text:p text:style-name="P84"><text:s/>* @return string $buffer = uncompressed buffer</text:p>
      <text:p text:style-name="P84"><text:s/>* <text:span text:style-name="T10">@throws</text:span> \Library\Compress\Exception</text:p>
      <text:p text:style-name="P75"><text:s/>*/</text:p>
      <text:p text:style-name="P72">public function uncompress($compressed=null, $length=0)</text:p>
      <text:p text:style-name="P79">{</text:p>
      <text:p text:style-name="P11"><text:tab/><text:tab/>if (! $compressed = $this-&gt;compressed($compressed))</text:p>
      <text:p text:style-name="P11"><text:tab/><text:tab/>{</text:p>
      <text:p text:style-name="P11"><text:tab/><text:tab/><text:tab/>throw new Exception(Error::<text:span text:style-name="T36">code</text:span>('EmptyBuffer'));</text:p>
      <text:p text:style-name="P11"><text:tab/><text:tab/>}</text:p>
      <text:p text:style-name="P11"/>
      <text:p text:style-name="P11"><text:tab/><text:tab/>if (! $this-&gt;buffer = @\gzuncompress($compressed, $length))</text:p>
      <text:p text:style-name="P11"><text:tab/><text:tab/>{</text:p>
      <text:p text:style-name="P11"><text:tab/><text:tab/><text:tab/>throw new Exception(Error::<text:span text:style-name="T36">code</text:span>('FileDecompressError'));</text:p>
      <text:p text:style-name="P11"><text:tab/><text:tab/>}</text:p>
      <text:p text:style-name="P11"/>
      <text:p text:style-name="P11"><text:tab/><text:tab/>return $this-&gt;buffer;</text:p>
      <text:p text:style-name="P11"><text:tab/>}</text:p>
      <text:p text:style-name="P79"/>
      <text:p text:style-name="P39"/>
      <text:p text:style-name="P38">Narrative</text:p>
      <text:p text:style-name="P35"/>
      <text:p text:style-name="P40"><text:span text:style-name="T1">The </text:span><text:span text:style-name="Class_20_Variables"><text:span text:style-name="T1">compress</text:span></text:span><text:span text:style-name="T1"> method expects two optional parameters</text:span></text:p>
      <text:p text:style-name="P45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20">Properties</text:p>
          </table:table-cell>
          <table:table-cell table:style-name="Table16.B1" office:value-type="string">
            <text:p text:style-name="P20">Description</text:p>
          </table:table-cell>
        </table:table-row>
        <text:soft-page-break/>
        <table:table-row>
          <table:table-cell table:style-name="Table16.A2" office:value-type="string">
            <text:p text:style-name="P30">$buffer</text:p>
          </table:table-cell>
          <table:table-cell table:style-name="Table16.B3" office:value-type="string">
            <text:p text:style-name="P5">The buffer to compress, null to use current buffer.</text:p>
          </table:table-cell>
        </table:table-row>
        <table:table-row>
          <table:table-cell table:style-name="Table16.A2" office:value-type="string">
            <text:p text:style-name="P30">$length</text:p>
          </table:table-cell>
          <table:table-cell table:style-name="Table16.B3" office:value-type="string">
            <text:p text:style-name="P5">Length to uncompress.</text:p>
          </table:table-cell>
        </table:table-row>
      </table:table>
      <text:p text:style-name="P39"/>
      <text:p text:style-name="P39">A copy of the uncompressed buffer is returned.</text:p>
      <text:p text:style-name="P39"/>
      <text:p text:style-name="P39">An exception will be thrown upon detection of an error.</text:p>
      <text:p text:style-name="P4"/>
      <text:p text:style-name="P4"/>
      <text:h text:style-name="P107" text:outline-level="5"><text:bookmark-start text:name="encode"/>encode<text:bookmark-end text:name="encode"/></text:h>
      <text:p text:style-name="P41"/>
      <text:p text:style-name="P45"><text:span text:style-name="T9">Use GZIP compression to encode the supplied buffer</text:span>.</text:p>
      <text:p text:style-name="P38"/>
      <text:p text:style-name="P49">Algorithm</text:p>
      <text:list xml:id="list161955580991675" text:continue-list="list161955005455988" text:style-name="L2">
        <text:list-item text:start-value="1">
          <text:p text:style-name="P111"><text:span text:style-name="T84">Accept the parameter </text:span><text:span text:style-name="T56">buffer</text:span><text:span text:style-name="T84"> as a string containing the buffer to compress, the parameter </text:span><text:span text:style-name="T56">level</text:span><text:span text:style-name="T84"> as an integer containing the compression level, and the parameter </text:span><text:span text:style-name="T45">mode</text:span><text:span text:style-name="T84"> as an integer containing the encoding mode;</text:span></text:p>
          <text:p text:style-name="P111"/>
        </text:list-item>
        <text:list-item>
          <text:p text:style-name="P111"><text:span text:style-name="T84">if the </text:span><text:span text:style-name="T57">buffer</text:span><text:span text:style-name="T85"> parameter is not null, go to step </text:span><text:span text:style-name="T25">4</text:span></text:p>
        </text:list-item>
        <text:list-item>
          <text:p text:style-name="P120">throw exception “<text:span text:style-name="T110">Empty Buffer</text:span>” and exit;</text:p>
          <text:p text:style-name="P120"/>
        </text:list-item>
        <text:list-item>
          <text:p text:style-name="P120"><text:span text:style-name="T111">if the </text:span><text:span text:style-name="T58">level</text:span><text:span text:style-name="T111"> parameter is not null, go to step </text:span><text:span text:style-name="T25">6</text:span><text:span text:style-name="T111">;</text:span></text:p>
        </text:list-item>
        <text:list-item>
          <text:p text:style-name="P138">set the l<text:span text:style-name="T43">evel</text:span> parameter to -1;</text:p>
          <text:p text:style-name="P138"/>
        </text:list-item>
        <text:list-item>
          <text:p text:style-name="P120">pass the <text:span text:style-name="T58">buffer</text:span>, <text:span text:style-name="T61">level</text:span><text:span text:style-name="T112"> </text:span>and <text:span text:style-name="T61">mode</text:span> parameters to the <text:span text:style-name="T10">PHP </text:span><text:span text:style-name="T25">gz</text:span><text:span text:style-name="T27">encode</text:span> function and assign the result to the <text:span text:style-name="T58">compressed</text:span><text:span text:style-name="T109"> class property</text:span>;</text:p>
        </text:list-item>
        <text:list-item>
          <text:p text:style-name="P138">if the <text:span text:style-name="T43">compressed</text:span> class property is empty,</text:p>
        </text:list-item>
      </text:list>
      <text:list xml:id="list1795004406306362025" text:style-name="L22">
        <text:list-item>
          <text:list>
            <text:list-item>
              <text:p text:style-name="P141">throw exception “Encode Error” and exit;</text:p>
            </text:list-item>
          </text:list>
        </text:list-item>
      </text:list>
      <text:list xml:id="list161956383843636" text:continue-list="list161955580991675" text:style-name="L2">
        <text:list-header>
          <text:p text:style-name="P138"/>
        </text:list-header>
        <text:list-item>
          <text:p text:style-name="P111"><text:span text:style-name="T111">return the </text:span><text:span text:style-name="T58">compressed</text:span><text:span text:style-name="T111"> class property.</text:span></text:p>
          <text:p text:style-name="P120"/>
        </text:list-item>
      </text:list>
      <text:p text:style-name="P46">Implementation</text:p>
      <text:p text:style-name="P45"/>
      <text:p text:style-name="P76">/**</text:p>
      <text:p text:style-name="P76"><text:s/>* encode</text:p>
      <text:p text:style-name="P76"><text:s/>*</text:p>
      <text:p text:style-name="P76"><text:s/>* Use GZIP compression to encode the supplied buffer</text:p>
      <text:p text:style-name="P76"><text:s/>* <text:span text:style-name="T10">@param</text:span> string $buffer = (optional) buffer to compress, use current buffer if null</text:p>
      <text:p text:style-name="P76"><text:s/>* <text:span text:style-name="T10">@param</text:span> integer level = (optional) compression factor (0 to 9), -1 = use default</text:p>
      <text:p text:style-name="P76"><text:s/>* <text:span text:style-name="T10">@param</text:span> integer mode = encoding mode (FORCE_GZIP or FORCE_DEFLATE)</text:p>
      <text:p text:style-name="P76"><text:s/>* <text:span text:style-name="T10">@return</text:span> string $compressed = GZIP encoded buffer</text:p>
      <text:p text:style-name="P76"><text:s/>* <text:span text:style-name="T10">@throws</text:span> \Library\Compress\Exception</text:p>
      <text:p text:style-name="P76"><text:s/>*/</text:p>
      <text:p text:style-name="P80">public function encode($buffer=null, $level=null, $mode=FORCE_GZIP)</text:p>
      <text:p text:style-name="P63"><text:tab/>{</text:p>
      <text:p text:style-name="P11"><text:tab/><text:tab/>if (! $buffer = $this-&gt;buffer($buffer))</text:p>
      <text:p text:style-name="P11"><text:tab/><text:tab/>{</text:p>
      <text:p text:style-name="P11"><text:tab/><text:tab/><text:tab/>throw new Exception(Error::<text:span text:style-name="T36">codes</text:span>('EmptyBuffer'));</text:p>
      <text:p text:style-name="P11"><text:tab/><text:tab/>}</text:p>
      <text:p text:style-name="P11"/>
      <text:p text:style-name="P11"><text:tab/><text:tab/>$level = $this-&gt;compressionLevel($level);</text:p>
      <text:p text:style-name="P11"/>
      <text:p text:style-name="P11"><text:tab/><text:tab/>if ($level === null)</text:p>
      <text:p text:style-name="P11"><text:tab/><text:tab/>{</text:p>
      <text:p text:style-name="P11"><text:tab/><text:tab/><text:tab/>$level = $this-&gt;compressionLevel(-1);</text:p>
      <text:p text:style-name="P11"><text:tab/><text:tab/>}</text:p>
      <text:p text:style-name="P11"/>
      <text:p text:style-name="P11"><text:tab/><text:tab/>if (! $this-&gt;compressed = \gzencode($buffer, $level, $mode))</text:p>
      <text:p text:style-name="P11"><text:tab/><text:tab/>{</text:p>
      <text:p text:style-name="P11"><text:tab/><text:tab/><text:tab/>throw new Exception(Error::<text:span text:style-name="T36">code</text:span>('EncodeError'));</text:p>
      <text:p text:style-name="P11"><text:tab/><text:tab/>}</text:p>
      <text:p text:style-name="P11"/>
      <text:p text:style-name="P11"><text:tab/><text:tab/>return $this-&gt;compressed;</text:p>
      <text:p text:style-name="P11"><text:tab/>}</text:p>
      <text:p text:style-name="P73"/>
      <text:p text:style-name="P39"><text:soft-page-break/></text:p>
      <text:p text:style-name="P38">Narrative</text:p>
      <text:p text:style-name="P35"/>
      <text:p text:style-name="P40"><text:span text:style-name="T1">The </text:span><text:span text:style-name="Class_20_Variables"><text:span text:style-name="T1">encode</text:span></text:span><text:span text:style-name="T1"> method expects three optional parameters</text:span></text:p>
      <text:p text:style-name="P45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20">Properties</text:p>
          </table:table-cell>
          <table:table-cell table:style-name="Table17.B1" office:value-type="string">
            <text:p text:style-name="P20">Description</text:p>
          </table:table-cell>
        </table:table-row>
        <table:table-row>
          <table:table-cell table:style-name="Table17.A2" office:value-type="string">
            <text:p text:style-name="P30">$buffer</text:p>
          </table:table-cell>
          <table:table-cell table:style-name="Table17.B4" office:value-type="string">
            <text:p text:style-name="P5">The buffer to compress, null to use current buffer.</text:p>
          </table:table-cell>
        </table:table-row>
        <table:table-row>
          <table:table-cell table:style-name="Table17.A2" office:value-type="string">
            <text:p text:style-name="P30">$level</text:p>
          </table:table-cell>
          <table:table-cell table:style-name="Table17.B4" office:value-type="string">
            <text:p text:style-name="P5">Compression factor.</text:p>
          </table:table-cell>
        </table:table-row>
        <table:table-row>
          <table:table-cell table:style-name="Table17.A2" office:value-type="string">
            <text:p text:style-name="P30">$mode</text:p>
          </table:table-cell>
          <table:table-cell table:style-name="Table17.B4" office:value-type="string">
            <text:p text:style-name="P5">Encoding mode</text:p>
          </table:table-cell>
        </table:table-row>
      </table:table>
      <text:p text:style-name="P39"/>
      <text:p text:style-name="P39">A copy of the compressed buffer is returned.</text:p>
      <text:p text:style-name="P39"/>
      <text:p text:style-name="P39">An exception will be thrown upon detection of an error.</text:p>
      <text:p text:style-name="P4"/>
      <text:p text:style-name="P4"/>
      <text:h text:style-name="P107" text:outline-level="5"><text:bookmark-start text:name="decode"/>decode<text:bookmark-end text:name="decode"/></text:h>
      <text:p text:style-name="P41"/>
      <text:p text:style-name="P45"><text:span text:style-name="T9">Use GZIP compression to decode the supplied buffer</text:span>.</text:p>
      <text:p text:style-name="P38"/>
      <text:p text:style-name="P49">Algorithm</text:p>
      <text:list xml:id="list161955654783336" text:continue-list="list161956383843636" text:style-name="L2">
        <text:list-item text:start-value="1">
          <text:p text:style-name="P111"><text:span text:style-name="T84">Accept the parameter </text:span><text:span text:style-name="T59">compressed</text:span><text:span text:style-name="T84"> as a string containing the buffer to uncompress, and the parameter </text:span><text:span text:style-name="T56">le</text:span><text:span text:style-name="T59">ngth</text:span><text:span text:style-name="T84"> as an integer containing the length to decode;</text:span></text:p>
          <text:p text:style-name="P111"/>
        </text:list-item>
        <text:list-item>
          <text:p text:style-name="P111"><text:span text:style-name="T84">if the </text:span><text:span text:style-name="T59">compressed</text:span><text:span text:style-name="T84"> parameter is not null, go to step </text:span><text:span text:style-name="T25">4</text:span></text:p>
        </text:list-item>
        <text:list-item>
          <text:p text:style-name="P120">throw exception “<text:span text:style-name="T110">Empty Buffer</text:span>” and exit;</text:p>
          <text:p text:style-name="P120"/>
        </text:list-item>
        <text:list-item>
          <text:p text:style-name="P120">pass the <text:span text:style-name="T60">compressed</text:span> and <text:span text:style-name="T58">le</text:span><text:span text:style-name="T60">ngth</text:span> parameters to the <text:span text:style-name="T10">PHP </text:span><text:span text:style-name="T25">gz</text:span><text:span text:style-name="T27">decode</text:span> function and assign the result to the <text:span text:style-name="T60">buffer</text:span><text:span text:style-name="T109"> class property</text:span>;</text:p>
        </text:list-item>
        <text:list-item>
          <text:p text:style-name="P138">if the <text:span text:style-name="T60">buffer</text:span> class property is empty,</text:p>
        </text:list-item>
      </text:list>
      <text:list xml:id="list3234192577929410430" text:style-name="L23">
        <text:list-item>
          <text:list>
            <text:list-item>
              <text:p text:style-name="P142">throw exception “File Decode Error” and exit;</text:p>
            </text:list-item>
          </text:list>
        </text:list-item>
      </text:list>
      <text:list xml:id="list161954672946422" text:continue-list="list161955654783336" text:style-name="L2">
        <text:list-header>
          <text:p text:style-name="P138"/>
        </text:list-header>
        <text:list-item>
          <text:p text:style-name="P111"><text:span text:style-name="T111">return the </text:span><text:span text:style-name="T60">buffer</text:span><text:span text:style-name="T111"> class property.</text:span></text:p>
          <text:p text:style-name="P120"/>
        </text:list-item>
      </text:list>
      <text:p text:style-name="P46">Implementation</text:p>
      <text:p text:style-name="P45"/>
      <text:p text:style-name="P76">/**</text:p>
      <text:p text:style-name="P76"><text:s/>* decode</text:p>
      <text:p text:style-name="P76"><text:s/>*</text:p>
      <text:p text:style-name="P76"><text:s/>* Use GZIP compression to decode the supplied buffer</text:p>
      <text:p text:style-name="P85"><text:s/>* <text:span text:style-name="T10">@param</text:span> string $compressed = (optional) buffer to compress, </text:p>
      <text:p text:style-name="P85"><text:s/>* <text:s text:c="28"/>use current compressed buffer if null</text:p>
      <text:p text:style-name="P76"><text:s/>* <text:span text:style-name="T10">@param</text:span> integer length = (optional) length to decode</text:p>
      <text:p text:style-name="P76"><text:s/>* <text:span text:style-name="T10">@return</text:span> string $buffer = decoded buffer</text:p>
      <text:p text:style-name="P76"><text:s/>* <text:span text:style-name="T10">@throws</text:span> \Library\Compress\Exception</text:p>
      <text:p text:style-name="P76"><text:s/>*/</text:p>
      <text:p text:style-name="P73">public function decode($compressed=null, $length=null)</text:p>
      <text:p text:style-name="P68"><text:span text:style-name="T75"><text:tab/></text:span><text:span text:style-name="T86">{</text:span></text:p>
      <text:p text:style-name="P11"><text:tab/><text:tab/>if (! $compressed = $this-&gt;compressed($compressed))</text:p>
      <text:p text:style-name="P11"><text:tab/><text:tab/>{</text:p>
      <text:p text:style-name="P11"><text:tab/><text:tab/><text:tab/>throw new Exception(Error::<text:span text:style-name="T36">code</text:span>('EmptyBuffer'));</text:p>
      <text:p text:style-name="P11"><text:tab/><text:tab/>}</text:p>
      <text:p text:style-name="P11"/>
      <text:p text:style-name="P11"><text:tab/><text:tab/>if (! $this-&gt;buffer = \gzdecode($compressed, $length))</text:p>
      <text:p text:style-name="P11"><text:tab/><text:tab/>{</text:p>
      <text:p text:style-name="P11"><text:tab/><text:tab/><text:tab/>throw new Exception(Error::<text:span text:style-name="T36">code</text:span>('<text:span text:style-name="T112">De</text:span>codeError'));</text:p>
      <text:p text:style-name="P11"><text:tab/><text:tab/>}</text:p>
      <text:p text:style-name="P11"/>
      <text:p text:style-name="P11"><text:tab/><text:tab/>return $this-&gt;buffer;</text:p>
      <text:p text:style-name="P11"><text:tab/>}</text:p>
      <text:p text:style-name="P73"/>
      <text:p text:style-name="P39"/>
      <text:p text:style-name="P38">Narrative</text:p>
      <text:p text:style-name="P35"/>
      <text:p text:style-name="P40"><text:span text:style-name="T1">The </text:span><text:span text:style-name="Class_20_Variables"><text:span text:style-name="T1">decode</text:span></text:span><text:span text:style-name="T1"> method expects two optional parameters</text:span></text:p>
      <text:p text:style-name="P45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20">Properties</text:p>
          </table:table-cell>
          <table:table-cell table:style-name="Table18.B1" office:value-type="string">
            <text:p text:style-name="P20">Description</text:p>
          </table:table-cell>
        </table:table-row>
        <table:table-row>
          <table:table-cell table:style-name="Table18.A2" office:value-type="string">
            <text:p text:style-name="P30">$compressed</text:p>
          </table:table-cell>
          <table:table-cell table:style-name="Table18.B3" office:value-type="string">
            <text:p text:style-name="P5">The buffer to compress, null to use current buffer.</text:p>
          </table:table-cell>
        </table:table-row>
        <text:soft-page-break/>
        <table:table-row>
          <table:table-cell table:style-name="Table18.A2" office:value-type="string">
            <text:p text:style-name="P30">$length</text:p>
          </table:table-cell>
          <table:table-cell table:style-name="Table18.B3" office:value-type="string">
            <text:p text:style-name="P5">Length to decode.</text:p>
          </table:table-cell>
        </table:table-row>
      </table:table>
      <text:p text:style-name="P39"/>
      <text:p text:style-name="P39">A copy of the decoded buffer is returned.</text:p>
      <text:p text:style-name="P39"/>
      <text:p text:style-name="P39">An exception will be thrown upon detection of an error.</text:p>
      <text:p text:style-name="P4"/>
      <text:p text:style-name="P4"/>
      <text:h text:style-name="P107" text:outline-level="5"><text:bookmark-start text:name="deflate"/>deflate<text:bookmark-end text:name="deflate"/></text:h>
      <text:p text:style-name="P41"/>
      <text:p text:style-name="P45"><text:span text:style-name="T9">Use DEFLATE compression to deflate the supplied buffer</text:span>.</text:p>
      <text:p text:style-name="P38"/>
      <text:p text:style-name="P49">Algorithm</text:p>
      <text:list xml:id="list161955845318205" text:continue-list="list161954672946422" text:style-name="L2">
        <text:list-item text:start-value="1">
          <text:p text:style-name="P111"><text:span text:style-name="T84">Accept the parameter </text:span><text:span text:style-name="T56">buffer</text:span><text:span text:style-name="T84"> as a string containing the buffer to deflate, the parameter </text:span><text:span text:style-name="T56">level</text:span><text:span text:style-name="T84"> as an integer containing the compression level;</text:span></text:p>
          <text:p text:style-name="P111"/>
        </text:list-item>
        <text:list-item>
          <text:p text:style-name="P111"><text:span text:style-name="T84">if the </text:span><text:span text:style-name="T57">buffer</text:span><text:span text:style-name="T85"> parameter is not null, go to step </text:span><text:span text:style-name="T25">4</text:span></text:p>
        </text:list-item>
        <text:list-item>
          <text:p text:style-name="P120">throw exception “<text:span text:style-name="T110">Empty Buffer</text:span>” and exit;</text:p>
          <text:p text:style-name="P120"/>
        </text:list-item>
        <text:list-item>
          <text:p text:style-name="P120"><text:span text:style-name="T111">if the </text:span><text:span text:style-name="T58">level</text:span><text:span text:style-name="T111"> parameter is not null, go to step </text:span><text:span text:style-name="T25">6</text:span><text:span text:style-name="T111">;</text:span></text:p>
        </text:list-item>
        <text:list-item>
          <text:p text:style-name="P138">set the l<text:span text:style-name="T43">evel</text:span> parameter to -1;</text:p>
          <text:p text:style-name="P138"/>
        </text:list-item>
        <text:list-item>
          <text:p text:style-name="P120">pass the <text:span text:style-name="T58">buffer</text:span>, <text:span text:style-name="T61">level</text:span><text:span text:style-name="T112"> </text:span>and <text:span text:style-name="T61">mode</text:span> parameters to the <text:span text:style-name="T10">PHP </text:span><text:span text:style-name="T25">gz</text:span><text:span text:style-name="T28">deflate</text:span> function and assign the result to the <text:span text:style-name="T58">compressed</text:span><text:span text:style-name="T109"> class property</text:span>;</text:p>
        </text:list-item>
        <text:list-item>
          <text:p text:style-name="P138">if the <text:span text:style-name="T43">compressed</text:span> class property is empty,</text:p>
        </text:list-item>
      </text:list>
      <text:list xml:id="list8690928681138209917" text:style-name="L24">
        <text:list-item>
          <text:list>
            <text:list-item>
              <text:p text:style-name="P143">throw exception “Deflate Error” and exit;</text:p>
            </text:list-item>
          </text:list>
        </text:list-item>
      </text:list>
      <text:list xml:id="list161955681832704" text:continue-list="list161955845318205" text:style-name="L2">
        <text:list-header>
          <text:p text:style-name="P138"/>
        </text:list-header>
        <text:list-item>
          <text:p text:style-name="P111"><text:span text:style-name="T111">return the </text:span><text:span text:style-name="T58">compressed</text:span><text:span text:style-name="T111"> class property.</text:span></text:p>
          <text:p text:style-name="P120"/>
        </text:list-item>
      </text:list>
      <text:p text:style-name="P46">Implementation</text:p>
      <text:p text:style-name="P45"/>
      <text:p text:style-name="P83">/**</text:p>
      <text:p text:style-name="P83"><text:s/>* deflate</text:p>
      <text:p text:style-name="P83"><text:s/>*</text:p>
      <text:p text:style-name="P83"><text:s/>* Use DEFLATE compression to deflate the supplied buffer</text:p>
      <text:p text:style-name="P83"><text:s/>* <text:span text:style-name="T10">@param</text:span> string $buffer = (optional) buffer to deflate, use current buffer if null</text:p>
      <text:p text:style-name="P83"><text:s/>* <text:span text:style-name="T10">@param</text:span> integer level = (optional) compression factor (0 to 9), -1 = use default</text:p>
      <text:p text:style-name="P83"><text:s/>* <text:span text:style-name="T10">@return</text:span> string $compressed = DEFLATE encoded buffer</text:p>
      <text:p text:style-name="P83"><text:s/>* <text:span text:style-name="T10">@throws</text:span> \Library\Compress\Exception</text:p>
      <text:p text:style-name="P83"><text:s/>*/</text:p>
      <text:p text:style-name="P82">public function deflate($buffer=null, $level=null)</text:p>
      <text:p text:style-name="P63"><text:tab/>{</text:p>
      <text:p text:style-name="P11"><text:tab/><text:tab/>if (! $buffer = $this-&gt;buffer($buffer))</text:p>
      <text:p text:style-name="P11"><text:tab/><text:tab/>{</text:p>
      <text:p text:style-name="P11"><text:tab/><text:tab/><text:tab/>throw new Exception(Error::<text:span text:style-name="T36">code</text:span>('EmptyBuffer'));</text:p>
      <text:p text:style-name="P11"><text:tab/><text:tab/>}</text:p>
      <text:p text:style-name="P11"/>
      <text:p text:style-name="P11"><text:tab/><text:tab/>$level = $this-&gt;compressionLevel($level);</text:p>
      <text:p text:style-name="P11"/>
      <text:p text:style-name="P11"><text:tab/><text:tab/>if ($level === null)</text:p>
      <text:p text:style-name="P11"><text:tab/><text:tab/>{</text:p>
      <text:p text:style-name="P11"><text:tab/><text:tab/><text:tab/>$level = $this-&gt;compressionLevel(-1);</text:p>
      <text:p text:style-name="P11"><text:tab/><text:tab/>}</text:p>
      <text:p text:style-name="P11"/>
      <text:p text:style-name="P11"><text:tab/><text:tab/>if (! $this-&gt;compressed = @\gzdeflate($buffer, $level))</text:p>
      <text:p text:style-name="P11"><text:tab/><text:tab/>{</text:p>
      <text:p text:style-name="P11"><text:tab/><text:tab/><text:tab/>throw new Exception(Error::<text:span text:style-name="T36">code</text:span>('De<text:span text:style-name="T113">flate</text:span>Error'));</text:p>
      <text:p text:style-name="P11"><text:tab/><text:tab/>}</text:p>
      <text:p text:style-name="P11"/>
      <text:p text:style-name="P11"><text:tab/><text:tab/>return $this-&gt;compressed;</text:p>
      <text:p text:style-name="P11"><text:tab/>}</text:p>
      <text:p text:style-name="P80"/>
      <text:p text:style-name="P39"/>
      <text:p text:style-name="P38"><text:soft-page-break/>Narrative</text:p>
      <text:p text:style-name="P35"/>
      <text:p text:style-name="P40"><text:span text:style-name="T1">The </text:span><text:span text:style-name="Class_20_Variables"><text:span text:style-name="T1">deflate</text:span></text:span><text:span text:style-name="T1"> method expects two optional parameters</text:span></text:p>
      <text:p text:style-name="P45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0">Properties</text:p>
          </table:table-cell>
          <table:table-cell table:style-name="Table19.B1" office:value-type="string">
            <text:p text:style-name="P20">Description</text:p>
          </table:table-cell>
        </table:table-row>
        <table:table-row>
          <table:table-cell table:style-name="Table19.A2" office:value-type="string">
            <text:p text:style-name="P30">$buffer</text:p>
          </table:table-cell>
          <table:table-cell table:style-name="Table19.B3" office:value-type="string">
            <text:p text:style-name="P5">The buffer to compress, null to use current buffer.</text:p>
          </table:table-cell>
        </table:table-row>
        <table:table-row>
          <table:table-cell table:style-name="Table19.A2" office:value-type="string">
            <text:p text:style-name="P30">$level</text:p>
          </table:table-cell>
          <table:table-cell table:style-name="Table19.B3" office:value-type="string">
            <text:p text:style-name="P5">Compression factor.</text:p>
          </table:table-cell>
        </table:table-row>
      </table:table>
      <text:p text:style-name="P39"/>
      <text:p text:style-name="P39">A copy of the deflated buffer is returned.</text:p>
      <text:p text:style-name="P39"/>
      <text:p text:style-name="P39">An exception will be thrown upon detection of an error.</text:p>
      <text:p text:style-name="P4"/>
      <text:p text:style-name="P4"/>
      <text:h text:style-name="P107" text:outline-level="5"><text:bookmark-start text:name="inflate"/>inflate<text:bookmark-end text:name="inflate"/></text:h>
      <text:p text:style-name="P41"/>
      <text:p text:style-name="P45"><text:span text:style-name="T9">Inflate a deflated string buffer</text:span>.</text:p>
      <text:p text:style-name="P38"/>
      <text:p text:style-name="P49">Algorithm</text:p>
      <text:list xml:id="list161956563441233" text:continue-list="list161955681832704" text:style-name="L2">
        <text:list-item text:start-value="1">
          <text:p text:style-name="P111"><text:span text:style-name="T84">Accept the parameter </text:span><text:span text:style-name="T59">compressed</text:span><text:span text:style-name="T84"> as a string containing the buffer to uncompress, and the parameter </text:span><text:span text:style-name="T56">le</text:span><text:span text:style-name="T59">ngth</text:span><text:span text:style-name="T84"> as an integer containing the length to inflate;</text:span></text:p>
          <text:p text:style-name="P111"/>
        </text:list-item>
        <text:list-item>
          <text:p text:style-name="P111"><text:span text:style-name="T84">if the </text:span><text:span text:style-name="T59">compressed</text:span><text:span text:style-name="T84"> parameter is not null, go to step </text:span><text:span text:style-name="T25">4</text:span></text:p>
        </text:list-item>
        <text:list-item>
          <text:p text:style-name="P120">throw exception “<text:span text:style-name="T110">Empty Buffer</text:span>” and exit;</text:p>
          <text:p text:style-name="P120"/>
        </text:list-item>
        <text:list-item>
          <text:p text:style-name="P120">pass the <text:span text:style-name="T60">compressed</text:span> and <text:span text:style-name="T58">le</text:span><text:span text:style-name="T60">ngth</text:span> parameters to the <text:span text:style-name="T10">PHP </text:span><text:span text:style-name="T25">gz</text:span><text:span text:style-name="T29">inflate</text:span> function and assign the result to the <text:span text:style-name="T60">buffer</text:span><text:span text:style-name="T109"> class property</text:span>;</text:p>
        </text:list-item>
        <text:list-item>
          <text:p text:style-name="P138">if the <text:span text:style-name="T60">buffer</text:span> class property is empty,</text:p>
        </text:list-item>
      </text:list>
      <text:list xml:id="list1135529377467704544" text:style-name="L25">
        <text:list-item>
          <text:list>
            <text:list-item>
              <text:p text:style-name="P144">throw exception “Inflate Error” and exit;</text:p>
            </text:list-item>
          </text:list>
        </text:list-item>
      </text:list>
      <text:list xml:id="list161954890498576" text:continue-list="list161956563441233" text:style-name="L2">
        <text:list-header>
          <text:p text:style-name="P138"/>
        </text:list-header>
        <text:list-item>
          <text:p text:style-name="P111"><text:span text:style-name="T111">return the </text:span><text:span text:style-name="T60">buffer</text:span><text:span text:style-name="T111"> class property.</text:span></text:p>
          <text:p text:style-name="P120"/>
        </text:list-item>
      </text:list>
      <text:p text:style-name="P46">Implementation</text:p>
      <text:p text:style-name="P45"/>
      <text:p text:style-name="P76">/**</text:p>
      <text:p text:style-name="P76"><text:s/>* inflate</text:p>
      <text:p text:style-name="P76"><text:s/>*</text:p>
      <text:p text:style-name="P76"><text:s/>* Inflate a deflated string buffer</text:p>
      <text:p text:style-name="P85"><text:s/>* <text:span text:style-name="T10">@param</text:span> string $compressed = (optional) buffer to compress, </text:p>
      <text:p text:style-name="P85"><text:s/>* <text:s text:c="28"/>use current compressed buffer if null</text:p>
      <text:p text:style-name="P76"><text:s/>* <text:span text:style-name="T10">@param</text:span> integer length = (optional) length to decode</text:p>
      <text:p text:style-name="P76"><text:s/>* <text:span text:style-name="T10">@return</text:span> string $buffer = decoded buffer</text:p>
      <text:p text:style-name="P76"><text:s/>* <text:span text:style-name="T10">@throws</text:span> \Library\Compress\Exception</text:p>
      <text:p text:style-name="P76"><text:s/>*/</text:p>
      <text:p text:style-name="P73">public function inflate($compressed=null, $length=null)</text:p>
      <text:p text:style-name="P63"><text:tab/>{</text:p>
      <text:p text:style-name="P11"><text:tab/><text:tab/>if (! $compressed = $this-&gt;compressed($compressed))</text:p>
      <text:p text:style-name="P11"><text:tab/><text:tab/>{</text:p>
      <text:p text:style-name="P11"><text:tab/><text:tab/><text:tab/>throw new Exception(Error::<text:span text:style-name="T36">code</text:span>('EmptyBuffer'));</text:p>
      <text:p text:style-name="P11"><text:tab/><text:tab/>}</text:p>
      <text:p text:style-name="P11"/>
      <text:p text:style-name="P11"><text:tab/><text:tab/>if (! $this-&gt;buffer = @\gzinflate($compressed, $length))</text:p>
      <text:p text:style-name="P11"><text:tab/><text:tab/>{</text:p>
      <text:p text:style-name="P11"><text:tab/><text:tab/><text:tab/>throw new Exception(Error::<text:span text:style-name="T36">code</text:span>('InflateError'));</text:p>
      <text:p text:style-name="P11"><text:tab/><text:tab/>}</text:p>
      <text:p text:style-name="P11"/>
      <text:p text:style-name="P11"><text:tab/><text:tab/>return $this-&gt;buffer;</text:p>
      <text:p text:style-name="P11"><text:tab/>}</text:p>
      <text:p text:style-name="P73"/>
      <text:p text:style-name="P39"/>
      <text:p text:style-name="P38">Narrative</text:p>
      <text:p text:style-name="P35"/>
      <text:p text:style-name="P40"><text:span text:style-name="T1">The in</text:span><text:span text:style-name="Class_20_Variables"><text:span text:style-name="T1">flate</text:span></text:span><text:span text:style-name="T1"> method expects two optional parameters</text:span></text:p>
      <text:p text:style-name="P45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20">Properties</text:p>
          </table:table-cell>
          <table:table-cell table:style-name="Table20.B1" office:value-type="string">
            <text:p text:style-name="P20">Description</text:p>
          </table:table-cell>
        </table:table-row>
        <table:table-row>
          <table:table-cell table:style-name="Table20.A2" office:value-type="string">
            <text:p text:style-name="P30">$compressed</text:p>
          </table:table-cell>
          <table:table-cell table:style-name="Table20.B3" office:value-type="string">
            <text:p text:style-name="P5">The buffer to inflate, null to use current buffer.</text:p>
          </table:table-cell>
        </table:table-row>
        <text:soft-page-break/>
        <table:table-row>
          <table:table-cell table:style-name="Table20.A2" office:value-type="string">
            <text:p text:style-name="P30">$length</text:p>
          </table:table-cell>
          <table:table-cell table:style-name="Table20.B3" office:value-type="string">
            <text:p text:style-name="P5">Length to inflate.</text:p>
          </table:table-cell>
        </table:table-row>
      </table:table>
      <text:p text:style-name="P39"/>
      <text:p text:style-name="P39">A copy of the inflated buffer is returned.</text:p>
      <text:p text:style-name="P39"/>
      <text:p text:style-name="P39">An exception will be thrown upon detection of an error.</text:p>
      <text:p text:style-name="P4"/>
      <text:h text:style-name="P107" text:outline-level="5"><text:bookmark-start text:name="compressionLevel"/>compressionLevel<text:bookmark-end text:name="compressionLevel"/></text:h>
      <text:p text:style-name="P41"/>
      <text:p text:style-name="P45"><text:span text:style-name="T9">Get (and / or set) the compression factor</text:span>.</text:p>
      <text:p text:style-name="P38"/>
      <text:p text:style-name="P49">Algorithm</text:p>
      <text:list xml:id="list161955048976678" text:continue-list="list161954890498576" text:style-name="L2">
        <text:list-item text:start-value="1">
          <text:p text:style-name="P111"><text:span text:style-name="T84">Accept the parameter </text:span><text:span text:style-name="T62">level</text:span><text:span text:style-name="T84"> an (optional) integer containing the compression level;</text:span></text:p>
          <text:p text:style-name="P111"/>
        </text:list-item>
        <text:list-item>
          <text:p text:style-name="P111"><text:span text:style-name="T84">if the </text:span><text:span text:style-name="T62">level</text:span><text:span text:style-name="T84"> parameter is not null, go to step </text:span><text:span text:style-name="T25">4</text:span></text:p>
        </text:list-item>
        <text:list-item>
          <text:p text:style-name="P120"><text:span text:style-name="T114">assign the</text:span><text:span text:style-name="T62"> level</text:span><text:span text:style-name="T114"> parameter to the </text:span><text:span text:style-name="T62">compressionLevel</text:span><text:span text:style-name="T114"> class property</text:span>;</text:p>
          <text:p text:style-name="P120"/>
        </text:list-item>
        <text:list-item>
          <text:p text:style-name="P111"><text:span text:style-name="T111">return the </text:span><text:span text:style-name="T62">compressionLevel</text:span><text:span text:style-name="T111"> class property.</text:span></text:p>
          <text:p text:style-name="P120"/>
        </text:list-item>
      </text:list>
      <text:p text:style-name="P46">Implementation</text:p>
      <text:p text:style-name="P45"/>
      <text:p text:style-name="P76">/**</text:p>
      <text:p text:style-name="P76"><text:s/>* compressionLevel</text:p>
      <text:p text:style-name="P76"><text:s/>*</text:p>
      <text:p text:style-name="P76"><text:s/>* Compress factor</text:p>
      <text:p text:style-name="P76"><text:s/>* <text:span text:style-name="T10">@param</text:span> integer $level = (optional) compression level, null to query</text:p>
      <text:p text:style-name="P76"><text:s/>* <text:span text:style-name="T10">@return</text:span> integer $level</text:p>
      <text:p text:style-name="P76"><text:s/>*/</text:p>
      <text:p text:style-name="P73">public function compressionLevel($level=null)</text:p>
      <text:p text:style-name="P68"><text:span text:style-name="T75"><text:tab/></text:span><text:span text:style-name="T86">{</text:span></text:p>
      <text:p text:style-name="P11"><text:tab/><text:tab/>if ($level !== null)</text:p>
      <text:p text:style-name="P11"><text:tab/><text:tab/>{</text:p>
      <text:p text:style-name="P11"><text:tab/><text:tab/><text:tab/>$this-&gt;compressionLevel = $level;</text:p>
      <text:p text:style-name="P11"><text:tab/><text:tab/>}</text:p>
      <text:p text:style-name="P11"/>
      <text:p text:style-name="P11"><text:tab/><text:tab/>return $this-&gt;compressionLevel;</text:p>
      <text:p text:style-name="P11"><text:tab/>}</text:p>
      <text:p text:style-name="P73"/>
      <text:p text:style-name="P39"/>
      <text:p text:style-name="P38">Narrative</text:p>
      <text:p text:style-name="P35"/>
      <text:p text:style-name="P40"><text:span text:style-name="T1">The </text:span><text:span text:style-name="Class_20_Variables"><text:span text:style-name="T1">compressionLevel</text:span></text:span><text:span text:style-name="T1"> method expects a single optional parameter</text:span></text:p>
      <text:p text:style-name="P45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20">Properties</text:p>
          </table:table-cell>
          <table:table-cell table:style-name="Table21.B1" office:value-type="string">
            <text:p text:style-name="P20">Description</text:p>
          </table:table-cell>
        </table:table-row>
        <table:table-row>
          <table:table-cell table:style-name="Table21.A2" office:value-type="string">
            <text:p text:style-name="P30">$level</text:p>
          </table:table-cell>
          <table:table-cell table:style-name="Table21.B2" office:value-type="string">
            <text:p text:style-name="P5">Compression factor.</text:p>
          </table:table-cell>
        </table:table-row>
      </table:table>
      <text:p text:style-name="P39"/>
      <text:p text:style-name="P39">If <text:span text:style-name="Class_20_Variables">$level</text:span> is not null, it will replace the class compression level.</text:p>
      <text:p text:style-name="P39"/>
      <text:p text:style-name="P39">The class compression level is returned.</text:p>
      <text:p text:style-name="P39"/>
      <text:p text:style-name="P39">An exception will be thrown upon detection of an error.</text:p>
      <text:p text:style-name="P4"/>
      <text:h text:style-name="P107" text:outline-level="5"><text:bookmark-start text:name="buffer"/>buffer<text:bookmark-end text:name="buffer"/></text:h>
      <text:p text:style-name="P41"/>
      <text:p text:style-name="P45"><text:span text:style-name="T9">Get (and / or set) the class buffer</text:span>.</text:p>
      <text:p text:style-name="P38"/>
      <text:p text:style-name="P49">Algorithm</text:p>
      <text:list xml:id="list161955445458924" text:continue-list="list161955048976678" text:style-name="L2">
        <text:list-item text:start-value="1">
          <text:p text:style-name="P111"><text:span text:style-name="T84">Accept the parameter </text:span><text:span text:style-name="T63">buffer</text:span><text:span text:style-name="T84"> an (optional) string containing the buffer contents;</text:span></text:p>
          <text:p text:style-name="P111"/>
        </text:list-item>
        <text:list-item>
          <text:p text:style-name="P111"><text:span text:style-name="T84">if the </text:span><text:span text:style-name="T63">buffer</text:span><text:span text:style-name="T84"> parameter is not null, go to step </text:span><text:span text:style-name="T25">4</text:span></text:p>
        </text:list-item>
        <text:list-item>
          <text:p text:style-name="P120"><text:span text:style-name="T114">assign the</text:span><text:span text:style-name="T62"> </text:span><text:span text:style-name="T63">buffer</text:span><text:span text:style-name="T114"> parameter to the </text:span><text:span text:style-name="T63">buffer</text:span><text:span text:style-name="T114"> class property</text:span>;</text:p>
          <text:p text:style-name="P120"/>
        </text:list-item>
        <text:list-item>
          <text:p text:style-name="P111"><text:span text:style-name="T111">return the </text:span><text:span text:style-name="T63">buffer</text:span><text:span text:style-name="T111"> class property.</text:span></text:p>
          <text:p text:style-name="P120"/>
        </text:list-item>
      </text:list>
      <text:p text:style-name="P46">Implementation</text:p>
      <text:p text:style-name="P45"/>
      <text:p text:style-name="P76">/**</text:p>
      <text:p text:style-name="P76"><text:s/>* buffer</text:p>
      <text:p text:style-name="P76"><text:s/>*</text:p>
      <text:p text:style-name="P76"><text:s/>* get/set the global i/o buffer</text:p>
      <text:p text:style-name="P76"><text:s/>* <text:span text:style-name="T10">@param</text:span> string $buffer = (optional) buffer contents to set, null to query</text:p>
      <text:p text:style-name="P76"><text:s/>* <text:span text:style-name="T10">@return</text:span> string $buffer</text:p>
      <text:p text:style-name="P76"><text:s/>*/</text:p>
      <text:p text:style-name="P76">public function buffer($buffer=null)</text:p>
      <text:p text:style-name="P66"><text:tab/>{</text:p>
      <text:p text:style-name="P11"><text:tab/><text:tab/>if ($buffer !== null)</text:p>
      <text:p text:style-name="P11"><text:tab/><text:tab/>{</text:p>
      <text:p text:style-name="P11"><text:tab/><text:tab/><text:tab/>$this-&gt;buffer = $buffer;</text:p>
      <text:p text:style-name="P11"><text:tab/><text:tab/>}</text:p>
      <text:p text:style-name="P11"/>
      <text:p text:style-name="P11"><text:tab/><text:tab/>return $this-&gt;buffer;</text:p>
      <text:p text:style-name="P11"><text:tab/>}</text:p>
      <text:p text:style-name="P76"/>
      <text:p text:style-name="P39"/>
      <text:p text:style-name="P38">Narrative</text:p>
      <text:p text:style-name="P35"/>
      <text:p text:style-name="P40"><text:span text:style-name="T1">The </text:span><text:span text:style-name="Class_20_Variables"><text:span text:style-name="T1">buffer</text:span></text:span><text:span text:style-name="T1"> method expects a single optional parameter</text:span></text:p>
      <text:p text:style-name="P45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20">Properties</text:p>
          </table:table-cell>
          <table:table-cell table:style-name="Table22.B1" office:value-type="string">
            <text:p text:style-name="P20">Description</text:p>
          </table:table-cell>
        </table:table-row>
        <table:table-row>
          <table:table-cell table:style-name="Table22.A2" office:value-type="string">
            <text:p text:style-name="P30">$buffer</text:p>
          </table:table-cell>
          <table:table-cell table:style-name="Table22.B2" office:value-type="string">
            <text:p text:style-name="P5">Compression factor.</text:p>
          </table:table-cell>
        </table:table-row>
      </table:table>
      <text:p text:style-name="P39"/>
      <text:p text:style-name="P39">If <text:span text:style-name="Class_20_Variables">$buffer</text:span> is not null, it will replace the class buffer contents.</text:p>
      <text:p text:style-name="P39"/>
      <text:p text:style-name="P39">The class buffer is returned.</text:p>
      <text:p text:style-name="P39"/>
      <text:p text:style-name="P39">An exception will be thrown upon detection of an error.</text:p>
      <text:p text:style-name="P4"/>
      <text:p text:style-name="P4"/>
      <text:h text:style-name="P107" text:outline-level="5"><text:bookmark-start text:name="compressed"/>compressed<text:bookmark-end text:name="compressed"/></text:h>
      <text:p text:style-name="P41"/>
      <text:p text:style-name="P45"><text:span text:style-name="T9">Get (and / or set) the class buffer</text:span>.</text:p>
      <text:p text:style-name="P38"/>
      <text:p text:style-name="P49">Algorithm</text:p>
      <text:list xml:id="list161956317517606" text:continue-list="list161955445458924" text:style-name="L2">
        <text:list-item text:start-value="1">
          <text:p text:style-name="P111"><text:span text:style-name="T84">Accept the parameter </text:span><text:span text:style-name="T64">compressed</text:span><text:span text:style-name="T84"> an (optional) string containing the buffer contents;</text:span></text:p>
          <text:p text:style-name="P111"/>
        </text:list-item>
        <text:list-item>
          <text:p text:style-name="P111"><text:span text:style-name="T84">if the </text:span><text:span text:style-name="T64">compressed</text:span><text:span text:style-name="T84"> parameter is not null, go to step </text:span><text:span text:style-name="T25">4</text:span></text:p>
        </text:list-item>
        <text:list-item>
          <text:p text:style-name="P120"><text:span text:style-name="T114">assign the</text:span><text:span text:style-name="T62"> </text:span><text:span text:style-name="T64">compressed</text:span><text:span text:style-name="T114"> parameter to the </text:span><text:span text:style-name="T64">compressed</text:span><text:span text:style-name="T114"> class property</text:span>;</text:p>
          <text:p text:style-name="P120"/>
        </text:list-item>
        <text:list-item>
          <text:p text:style-name="P111"><text:span text:style-name="T111">return the </text:span><text:span text:style-name="T64">compressed</text:span><text:span text:style-name="T111"> class property.</text:span></text:p>
          <text:p text:style-name="P120"/>
        </text:list-item>
      </text:list>
      <text:p text:style-name="P46">Implementation</text:p>
      <text:p text:style-name="P45"/>
      <text:p text:style-name="P76">/**</text:p>
      <text:p text:style-name="P76"><text:s/>* compressed</text:p>
      <text:p text:style-name="P76"><text:s/>*</text:p>
      <text:p text:style-name="P76"><text:s/>* get/set the global compressed i/o buffer</text:p>
      <text:p text:style-name="P76"><text:s/>* <text:span text:style-name="T10">@param</text:span> string $compressed = (optional) compressed contents to set, null to query</text:p>
      <text:p text:style-name="P76"><text:s/>* <text:span text:style-name="T10">@return</text:span> string $compressed</text:p>
      <text:p text:style-name="P76"><text:s/>*/</text:p>
      <text:p text:style-name="P73">public function compressed($compressed=null)</text:p>
      <text:p text:style-name="P63"><text:tab/>{</text:p>
      <text:p text:style-name="P11"><text:tab/><text:tab/>if ($compressed !== null)</text:p>
      <text:p text:style-name="P11"><text:tab/><text:tab/>{</text:p>
      <text:p text:style-name="P11"><text:tab/><text:tab/><text:tab/>$this-&gt;compressed = $compressed;</text:p>
      <text:p text:style-name="P11"><text:tab/><text:tab/>}</text:p>
      <text:p text:style-name="P11"/>
      <text:p text:style-name="P11"><text:tab/><text:tab/>return $this-&gt;compressed;</text:p>
      <text:p text:style-name="P11"><text:tab/>}</text:p>
      <text:p text:style-name="P80"/>
      <text:p text:style-name="P39"/>
      <text:p text:style-name="P38">Narrative</text:p>
      <text:p text:style-name="P35"/>
      <text:p text:style-name="P40"><text:span text:style-name="T1">The </text:span><text:span text:style-name="Class_20_Variables"><text:span text:style-name="T1">compressed</text:span></text:span><text:span text:style-name="T1"> method expects a single optional parameter</text:span></text:p>
      <text:p text:style-name="P45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20">Properties</text:p>
          </table:table-cell>
          <table:table-cell table:style-name="Table23.B1" office:value-type="string">
            <text:p text:style-name="P20">Description</text:p>
          </table:table-cell>
        </table:table-row>
        <table:table-row>
          <table:table-cell table:style-name="Table23.A2" office:value-type="string">
            <text:p text:style-name="P30">$compressed</text:p>
          </table:table-cell>
          <table:table-cell table:style-name="Table23.B2" office:value-type="string">
            <text:p text:style-name="P5">Compression buffer.</text:p>
          </table:table-cell>
        </table:table-row>
      </table:table>
      <text:p text:style-name="P39"/>
      <text:p text:style-name="P39">If <text:span text:style-name="Class_20_Variables">$compressed</text:span> is not null, it will replace the class compression buffer contents.</text:p>
      <text:p text:style-name="P39"/>
      <text:p text:style-name="P39">The class compression buffer is returned.</text:p>
      <text:p text:style-name="P39"/>
      <text:p text:style-name="P39">An exception will be thrown upon detection of an error.</text:p>
      <text:p text:style-name="P4"/>
      <text:p text:style-name="P4"/>
      <text:h text:style-name="P107" text:outline-level="5"><text:bookmark-start text:name="lines"/>lines<text:bookmark-end text:name="lines"/></text:h>
      <text:p text:style-name="P41"/>
      <text:p text:style-name="P45"><text:span text:style-name="T9">Get an array containing the complete file, one line per element</text:span>.</text:p>
      <text:p text:style-name="P38"/>
      <text:p text:style-name="P49">Algorithm</text:p>
      <text:list xml:id="list161955492161100" text:continue-list="list161956317517606" text:style-name="L2">
        <text:list-item text:start-value="1">
          <text:p text:style-name="P111"><text:span text:style-name="T115">Return the </text:span><text:span text:style-name="T65">lines</text:span><text:span text:style-name="T115"> class property.</text:span></text:p>
          <text:p text:style-name="P120"/>
        </text:list-item>
      </text:list>
      <text:p text:style-name="P46">Implementation</text:p>
      <text:p text:style-name="P45"/>
      <text:p text:style-name="P76">/**</text:p>
      <text:p text:style-name="P76"><text:s/>* lines</text:p>
      <text:p text:style-name="P76"><text:s/>*</text:p>
      <text:p text:style-name="P76"><text:s/>* get an array containing the complete file, one line per element</text:p>
      <text:p text:style-name="P76"><text:s/>* <text:span text:style-name="T10">@return</text:span> array $lines</text:p>
      <text:p text:style-name="P76"><text:s/>*/</text:p>
      <text:p text:style-name="P80">public function lines()</text:p>
      <text:p text:style-name="P63"><text:tab/>{</text:p>
      <text:p text:style-name="P11"><text:tab/><text:tab/>return $this-&gt;lines;</text:p>
      <text:p text:style-name="P11"><text:tab/>}</text:p>
      <text:p text:style-name="P80"/>
      <text:p text:style-name="P39"/>
      <text:p text:style-name="P38">Narrative</text:p>
      <text:p text:style-name="P35"/>
      <text:p text:style-name="P45">An array containing the complete file, one line per element, is returned.</text:p>
      <text:p text:style-name="P39"/>
      <text:p text:style-name="P4"/>
      <text:h text:style-name="P107" text:outline-level="5"><text:bookmark-start text:name="fileName"/>fileName<text:bookmark-end text:name="fileName"/></text:h>
      <text:p text:style-name="P41"/>
      <text:p text:style-name="P43">Get (and / or set) the file name.</text:p>
      <text:p text:style-name="P38"/>
      <text:p text:style-name="P49">Algorithm</text:p>
      <text:list xml:id="list161956776703239" text:continue-list="list161955492161100" text:style-name="L2">
        <text:list-item text:start-value="1">
          <text:p text:style-name="P111"><text:span text:style-name="T84">Accept the parameter </text:span><text:span text:style-name="T65">fileName</text:span><text:span text:style-name="T84"> an (optional) string containing the buffer contents;</text:span></text:p>
          <text:p text:style-name="P111"/>
        </text:list-item>
        <text:list-item>
          <text:p text:style-name="P111"><text:span text:style-name="T84">if the </text:span><text:span text:style-name="T65">fileName</text:span><text:span text:style-name="T84"> parameter is not null, go to step </text:span><text:span text:style-name="T25">4</text:span></text:p>
        </text:list-item>
        <text:list-item>
          <text:p text:style-name="P120"><text:span text:style-name="T114">assign the</text:span><text:span text:style-name="T62"> </text:span><text:span text:style-name="T65">fileName</text:span><text:span text:style-name="T114"> parameter to the </text:span><text:span text:style-name="T65">fileName</text:span><text:span text:style-name="T114"> class property</text:span>;</text:p>
          <text:p text:style-name="P120"/>
        </text:list-item>
        <text:list-item>
          <text:p text:style-name="P111"><text:span text:style-name="T111">return the </text:span><text:span text:style-name="T58">fileName</text:span><text:span text:style-name="T111"> class property.</text:span></text:p>
          <text:p text:style-name="P120"/>
        </text:list-item>
      </text:list>
      <text:p text:style-name="P46">Implementation</text:p>
      <text:p text:style-name="P45"/>
      <text:p text:style-name="P76">/**</text:p>
      <text:p text:style-name="P76"><text:s/>* fileName</text:p>
      <text:p text:style-name="P76"><text:s/>*</text:p>
      <text:p text:style-name="P76"><text:s/>* set/get the file name</text:p>
      <text:p text:style-name="P76"><text:s/>* <text:span text:style-name="T10">@param</text:span> string $fileName = (optional) fileName, null to query</text:p>
      <text:p text:style-name="P76"><text:s/>* <text:span text:style-name="T10">@return</text:span> string $fileName</text:p>
      <text:p text:style-name="P76"><text:s/>*/</text:p>
      <text:p text:style-name="P73">public function fileName($fileName=null);</text:p>
      <text:p text:style-name="P39"/>
      <text:p text:style-name="P38">Narrative</text:p>
      <text:p text:style-name="P35"/>
      <text:p text:style-name="P40"><text:span text:style-name="T1">The </text:span><text:span text:style-name="Class_20_Variables"><text:span text:style-name="T1">fileName</text:span></text:span><text:span text:style-name="T1"> method expects a single optional parameter</text:span></text:p>
      <text:p text:style-name="P45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20">Properties</text:p>
          </table:table-cell>
          <table:table-cell table:style-name="Table24.B1" office:value-type="string">
            <text:p text:style-name="P20">Description</text:p>
          </table:table-cell>
        </table:table-row>
        <table:table-row>
          <table:table-cell table:style-name="Table24.A2" office:value-type="string">
            <text:p text:style-name="P30">$fileName</text:p>
          </table:table-cell>
          <table:table-cell table:style-name="Table24.B2" office:value-type="string">
            <text:p text:style-name="P5">The name of the file.</text:p>
          </table:table-cell>
        </table:table-row>
      </table:table>
      <text:p text:style-name="P39"/>
      <text:p text:style-name="P39">If <text:span text:style-name="Class_20_Variables">$fileName</text:span> is not null, it will replace the class file name.</text:p>
      <text:p text:style-name="P39"/>
      <text:p text:style-name="P39">The class file name is returned.</text:p>
      <text:p text:style-name="P39"/>
      <text:p text:style-name="P39"/>
      <text:p text:style-name="P4"/>
      <text:h text:style-name="P107" text:outline-level="5"><text:bookmark-start text:name="mode"/>mode<text:bookmark-end text:name="mode"/></text:h>
      <text:p text:style-name="P41"/>
      <text:p text:style-name="P43">Get (and / or set) the file mode.</text:p>
      <text:p text:style-name="P38"/>
      <text:p text:style-name="P49">Algorithm</text:p>
      <text:list xml:id="list161956889930636" text:continue-list="list161956776703239" text:style-name="L2">
        <text:list-item text:start-value="1">
          <text:p text:style-name="P111"><text:span text:style-name="T84">Accept the parameter </text:span><text:span text:style-name="T66">mode</text:span><text:span text:style-name="T84"> an (optional) string containing the file mode;</text:span></text:p>
          <text:p text:style-name="P111"/>
        </text:list-item>
        <text:list-item>
          <text:p text:style-name="P111"><text:span text:style-name="T84">if the </text:span><text:span text:style-name="T66">mode</text:span><text:span text:style-name="T84"> parameter is not null, go to step </text:span><text:span text:style-name="T25">4</text:span></text:p>
        </text:list-item>
        <text:list-item>
          <text:p text:style-name="P120"><text:span text:style-name="T114">assign the</text:span><text:span text:style-name="T62"> </text:span><text:span text:style-name="T66">mode</text:span><text:span text:style-name="T114"> parameter to the </text:span><text:span text:style-name="T66">mode</text:span><text:span text:style-name="T114"> class property</text:span>;</text:p>
          <text:p text:style-name="P120"/>
        </text:list-item>
        <text:list-item>
          <text:p text:style-name="P111"><text:span text:style-name="T111">return the </text:span><text:span text:style-name="T66">mode</text:span><text:span text:style-name="T111"> class property.</text:span></text:p>
          <text:p text:style-name="P120"/>
        </text:list-item>
      </text:list>
      <text:p text:style-name="P46">Implementation</text:p>
      <text:p text:style-name="P45"/>
      <text:p text:style-name="P76">/**</text:p>
      <text:p text:style-name="P76"><text:s/>* mode</text:p>
      <text:p text:style-name="P76"><text:s/>*</text:p>
      <text:p text:style-name="P76"><text:s/>* set/get the mode setting</text:p>
      <text:p text:style-name="P76"><text:s/>* <text:span text:style-name="T10">@param</text:span> string $mode = (optional) mode setting, null to query</text:p>
      <text:p text:style-name="P76"><text:s/>* <text:span text:style-name="T10">@return</text:span> string $mode</text:p>
      <text:p text:style-name="P76"><text:s/>*/</text:p>
      <text:p text:style-name="P73">public function mode($mode=null)</text:p>
      <text:p text:style-name="P63"><text:tab/>{</text:p>
      <text:p text:style-name="P11"><text:tab/><text:tab/>if ($mode !== null)</text:p>
      <text:p text:style-name="P11"><text:tab/><text:tab/>{</text:p>
      <text:p text:style-name="P11"><text:tab/><text:tab/><text:tab/>$this-&gt;mode = $mode;</text:p>
      <text:p text:style-name="P11"><text:tab/><text:tab/>}</text:p>
      <text:p text:style-name="P11"/>
      <text:p text:style-name="P11"><text:tab/><text:tab/>return $this-&gt;mode;</text:p>
      <text:p text:style-name="P11"><text:tab/>}</text:p>
      <text:p text:style-name="P80"/>
      <text:p text:style-name="P39"/>
      <text:p text:style-name="P38">Narrative</text:p>
      <text:p text:style-name="P35"/>
      <text:p text:style-name="P40"><text:span text:style-name="T1">The </text:span><text:span text:style-name="Class_20_Variables"><text:span text:style-name="T1">mode</text:span></text:span><text:span text:style-name="T1"> method expects a single optional parameter</text:span></text:p>
      <text:p text:style-name="P45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20">Properties</text:p>
          </table:table-cell>
          <table:table-cell table:style-name="Table25.B1" office:value-type="string">
            <text:p text:style-name="P20">Description</text:p>
          </table:table-cell>
        </table:table-row>
        <table:table-row>
          <table:table-cell table:style-name="Table25.A2" office:value-type="string">
            <text:p text:style-name="P30">$mode</text:p>
          </table:table-cell>
          <table:table-cell table:style-name="Table25.B2" office:value-type="string">
            <text:p text:style-name="P5">The file access mode.</text:p>
          </table:table-cell>
        </table:table-row>
      </table:table>
      <text:p text:style-name="P39"/>
      <text:p text:style-name="P39">If <text:span text:style-name="Class_20_Variables">$mode</text:span> is not null, it will replace the class file access mode.</text:p>
      <text:p text:style-name="P39"/>
      <text:p text:style-name="P39">The class file access mode is returned.</text:p>
      <text:p text:style-name="P4"/>
      <text:p text:style-name="P4"/>
      <text:p text:style-name="P4"/>
      <text:h text:style-name="P107" text:outline-level="5"><text:bookmark-start text:name="useIncludePath"/>useIncludePath<text:bookmark-end text:name="useIncludePath"/></text:h>
      <text:p text:style-name="P41"/>
      <text:p text:style-name="P43">Get (and / or set) the use include path flag when searching for a file.</text:p>
      <text:p text:style-name="P38"/>
      <text:p text:style-name="P49">Algorithm</text:p>
      <text:list xml:id="list161956095244962" text:continue-list="list161956889930636" text:style-name="L2">
        <text:list-item text:start-value="1">
          <text:p text:style-name="P111"><text:span text:style-name="T84">Accept the parameter </text:span><text:span text:style-name="T67">useIncludePath</text:span><text:span text:style-name="T84"> an (optional) boolean containing the use include path flag setting, or null to query;</text:span></text:p>
          <text:p text:style-name="P111"/>
        </text:list-item>
        <text:list-item>
          <text:p text:style-name="P111"><text:span text:style-name="T84">if the </text:span><text:span text:style-name="T67">useIncludePath</text:span><text:span text:style-name="T84"> parameter is not null, go to step </text:span><text:span text:style-name="T25">4</text:span></text:p>
        </text:list-item>
        <text:list-item>
          <text:p text:style-name="P120"><text:span text:style-name="T114">assign the</text:span><text:span text:style-name="T62"> </text:span><text:span text:style-name="T67">useIncludePath</text:span><text:span text:style-name="T114"> parameter to the </text:span><text:span text:style-name="T67">useIncludePath</text:span><text:span text:style-name="T114"> class property</text:span>;</text:p>
          <text:p text:style-name="P120"/>
        </text:list-item>
        <text:list-item>
          <text:p text:style-name="P111"><text:span text:style-name="T111">return the </text:span><text:span text:style-name="T67">useIncludePath</text:span><text:span text:style-name="T111"> class property.</text:span></text:p>
          <text:p text:style-name="P120"/>
        </text:list-item>
      </text:list>
      <text:p text:style-name="P46">Implementation</text:p>
      <text:p text:style-name="P45"/>
      <text:p text:style-name="P76">/**</text:p>
      <text:p text:style-name="P76"><text:s/>* useIncludePath</text:p>
      <text:p text:style-name="P76"><text:s/>*</text:p>
      <text:p text:style-name="P76"><text:s/>* set/get the use include path flag used when searching for a file</text:p>
      <text:p text:style-name="P76"><text:s/>* <text:span text:style-name="T10">@param</text:span> boolean $useIncludePath = (optional) use include path flag, null to query</text:p>
      <text:p text:style-name="P76"><text:s/>* <text:span text:style-name="T10">@return</text:span> boolean $useIncludePath</text:p>
      <text:p text:style-name="P76"><text:s/>*/</text:p>
      <text:p text:style-name="P76">public function useIncludePath($useIncludePath=null)</text:p>
      <text:p text:style-name="P71">{</text:p>
      <text:p text:style-name="P11"><text:tab/><text:tab/>if ($useIncludePath !== null)</text:p>
      <text:p text:style-name="P11"><text:tab/><text:tab/>{</text:p>
      <text:p text:style-name="P11"><text:tab/><text:tab/><text:tab/>$this-&gt;useIncludePath = $useIncludePath;</text:p>
      <text:p text:style-name="P11"><text:tab/><text:tab/>}</text:p>
      <text:p text:style-name="P11"/>
      <text:p text:style-name="P11"><text:tab/><text:tab/>return $this-&gt;useIncludePath;</text:p>
      <text:p text:style-name="P11"><text:tab/>}</text:p>
      <text:p text:style-name="P76"/>
      <text:p text:style-name="P39"/>
      <text:p text:style-name="P38">Narrative</text:p>
      <text:p text:style-name="P35"/>
      <text:p text:style-name="P40"><text:span text:style-name="T1">The </text:span><text:span text:style-name="Class_20_Variables"><text:span text:style-name="T1">useIncludePath</text:span></text:span><text:span text:style-name="T1"> method expects a single optional parameter</text:span></text:p>
      <text:p text:style-name="P45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20">Properties</text:p>
          </table:table-cell>
          <table:table-cell table:style-name="Table26.B1" office:value-type="string">
            <text:p text:style-name="P20">Description</text:p>
          </table:table-cell>
        </table:table-row>
        <table:table-row>
          <table:table-cell table:style-name="Table26.A2" office:value-type="string">
            <text:p text:style-name="P30">$useIncludePath</text:p>
          </table:table-cell>
          <table:table-cell table:style-name="Table26.B2" office:value-type="string">
            <text:p text:style-name="P5">The useIncludePath flag.</text:p>
          </table:table-cell>
        </table:table-row>
      </table:table>
      <text:p text:style-name="P39"/>
      <text:p text:style-name="P39">If <text:span text:style-name="Class_20_Variables">$useIncludePath</text:span> is not null, it will replace the class <text:span text:style-name="Class_20_Variables">$useIncludePath</text:span> setting.</text:p>
      <text:p text:style-name="P39"/>
      <text:p text:style-name="P39">The class <text:span text:style-name="Class_20_Variables">$useIncludePath</text:span> setting is returned.</text:p>
      <text:p text:style-name="P4"/>
      <text:p text:style-name="P4"/>
      <text:p text:style-name="P4"/>
      <text:p text:style-name="P4"/>
      <text:h text:style-name="P103" text:outline-level="3">Source Listing</text:h>
      <text:p text:style-name="Coding_20_Body"/>
      <text:p text:style-name="P62">&lt;?php</text:p>
      <text:p text:style-name="P10">namespace Library;</text:p>
      <text:p text:style-name="P10"/>
      <text:p text:style-name="P10">/*</text:p>
      <text:p text:style-name="P10"><text:s/>* <text:tab/>Library\Compress is copyright � 2012, 2015. EarthWalk Software.</text:p>
      <text:p text:style-name="P10"><text:s/>* <text:tab/>Licensed under the Academic Free License version 3.0.</text:p>
      <text:p text:style-name="P10"><text:s/>* <text:tab/>Refer to the file named License.txt provided with the source, </text:p>
      <text:p text:style-name="P10"><text:s/>* <text:s text:c="8"/>or from http://opensource.org/licenses/academic.php</text:p>
      <text:p text:style-name="P10"><text:s/>*/</text:p>
      <text:p text:style-name="P10">/**</text:p>
      <text:p text:style-name="P10"><text:s/>* Library\Compress</text:p>
      <text:p text:style-name="P10"><text:s/>*</text:p>
      <text:p text:style-name="P10"><text:s/>* Static interface wrapper for the Library\Compress\&lt;adapter&gt; class</text:p>
      <text:p text:style-name="P10"><text:s/>* @author Jay Wheeler.</text:p>
      <text:p text:style-name="P10"><text:s/>* @version 1.0</text:p>
      <text:p text:style-name="P10"><text:s/>* @copyright � 2012, 2015. EarthWalk Software.</text:p>
      <text:p text:style-name="P10"><text:s/>* @license Licensed under the Academic Free License version 3.0</text:p>
      <text:p text:style-name="P10"><text:s/>* @package Library</text:p>
      <text:p text:style-name="P10"><text:s/>* @subpackage Compress</text:p>
      <text:p text:style-name="P10"><text:s/>*/</text:p>
      <text:p text:style-name="P10">class Compress</text:p>
      <text:p text:style-name="P10">{</text:p>
      <text:p text:style-name="P10"><text:tab/>/**</text:p>
      <text:p text:style-name="P10"><text:tab/> * me</text:p>
      <text:p text:style-name="P10"><text:tab/> *</text:p>
      <text:p text:style-name="P10"><text:tab/> * static variable containing a pointer to this class</text:p>
      <text:p text:style-name="P10"><text:tab/> * @var object $me</text:p>
      <text:p text:style-name="P10"><text:tab/> */</text:p>
      <text:p text:style-name="P10"><text:tab/>protected<text:tab/><text:tab/>static<text:tab/><text:span text:style-name="T36">$me</text:span> = null;</text:p>
      <text:p text:style-name="P10"/>
      <text:p text:style-name="P10"><text:tab/>/**</text:p>
      <text:p text:style-name="P10"><text:tab/> * compress</text:p>
      <text:p text:style-name="P10"><text:tab/> *</text:p>
      <text:p text:style-name="P10"><text:tab/> * Compress class instance that this static class is wrapped around</text:p>
      <text:p text:style-name="P10"><text:tab/> * @var object $compress</text:p>
      <text:p text:style-name="P10"><text:tab/> */</text:p>
      <text:p text:style-name="P10"><text:tab/>protected<text:tab/><text:tab/>$compress;</text:p>
      <text:p text:style-name="P10"/>
      <text:p text:style-name="P10"><text:tab/>/**</text:p>
      <text:p text:style-name="P10"><text:tab/> * __construct</text:p>
      <text:p text:style-name="P10"><text:tab/> *</text:p>
      <text:p text:style-name="P10"><text:tab/> * Class constructor</text:p>
      <text:p text:style-name="P10"><text:tab/> * @param string <text:s text:c="2"/>$adapter <text:s text:c="7"/>= compression adapter</text:p>
      <text:p text:style-name="P10"><text:tab/> * @param string <text:s text:c="2"/>$fileName <text:s text:c="6"/>= file <text:span text:style-name="T116">name </text:span>associated with this class instance</text:p>
      <text:p text:style-name="P10"><text:tab/> * @param string <text:s text:c="2"/>$mode <text:s text:c="10"/>= (optional) file open mode (default = 'rb')</text:p>
      <text:p text:style-name="P10"><text:tab/> * @param boolean <text:s/>$useIncludePath = (optional) true = search include path for file</text:p>
      <text:p text:style-name="P10"><text:tab/> */</text:p>
      <text:p text:style-name="P10"><text:tab/>private function __construct($adapter, $fileName, $mode='rb', $useIncludePath=false)</text:p>
      <text:p text:style-name="P10"><text:tab/>{</text:p>
      <text:p text:style-name="P12"><text:tab/><text:tab/>$this-&gt;compress = Factory::<text:span text:style-name="T36">instantiateClass</text:span>($adapter, $fileName, $mode, <text:tab/><text:tab/><text:tab/><text:tab/><text:tab/><text:tab/><text:tab/><text:tab/><text:tab/><text:tab/>$useIncludePath);</text:p>
      <text:p text:style-name="P10"><text:tab/>}</text:p>
      <text:p text:style-name="P10"/>
      <text:p text:style-name="P10"/>
      <text:p text:style-name="P17"><text:tab/>/**</text:p>
      <text:p text:style-name="P10"><text:tab/> * __destruct</text:p>
      <text:p text:style-name="P10"><text:tab/> *</text:p>
      <text:p text:style-name="P10"><text:tab/> * Class destructor</text:p>
      <text:p text:style-name="P10"><text:tab/> */</text:p>
      <text:p text:style-name="P10"><text:tab/>public function __destruct()</text:p>
      <text:p text:style-name="P10"><text:tab/>{</text:p>
      <text:p text:style-name="P10"><text:tab/><text:tab/>unset($this-&gt;compress);</text:p>
      <text:p text:style-name="P10"><text:tab/><text:tab/>$this-&gt;compress = null;</text:p>
      <text:p text:style-name="P10"><text:tab/>}</text:p>
      <text:p text:style-name="P10"/>
      <text:p text:style-name="P10"><text:tab/>/**</text:p>
      <text:p text:style-name="P10"><text:tab/> * instance</text:p>
      <text:p text:style-name="P10"><text:tab/> *</text:p>
      <text:p text:style-name="P10"><text:tab/> * get the class instance, create one if it doesn't exist</text:p>
      <text:p text:style-name="P10"><text:tab/> * @return object $instance</text:p>
      <text:p text:style-name="P10"><text:tab/> */</text:p>
      <text:p text:style-name="P10"><text:tab/>public static function <text:span text:style-name="T36">instance</text:span>($adapter='zlib')</text:p>
      <text:p text:style-name="P10"><text:tab/>{</text:p>
      <text:p text:style-name="P10"><text:tab/><text:tab/>if (! self::<text:span text:style-name="T36">$me</text:span>)</text:p>
      <text:p text:style-name="P10"><text:tab/><text:tab/>{</text:p>
      <text:p text:style-name="P10"><text:tab/><text:tab/><text:tab/>self::<text:span text:style-name="T36">$me</text:span> = new Compress($adapter);</text:p>
      <text:p text:style-name="P10"><text:tab/><text:tab/>}</text:p>
      <text:p text:style-name="P10"/>
      <text:p text:style-name="P10"><text:tab/><text:tab/>return self::<text:span text:style-name="T36">$me</text:span>;</text:p>
      <text:p text:style-name="P10"><text:tab/>}</text:p>
      <text:p text:style-name="P10"/>
      <text:p text:style-name="P10"><text:tab/>/**</text:p>
      <text:p text:style-name="P10"><text:tab/> * compress</text:p>
      <text:p text:style-name="P10"><text:tab/> *</text:p>
      <text:p text:style-name="P10"><text:tab/> * return the current instance of the underlying compress class</text:p>
      <text:p text:style-name="P10"><text:tab/> * @return object $compress</text:p>
      <text:p text:style-name="P10"><text:tab/> */</text:p>
      <text:p text:style-name="P10"><text:tab/>public static function <text:span text:style-name="T36">compress</text:span>()</text:p>
      <text:p text:style-name="P10"><text:tab/>{</text:p>
      <text:p text:style-name="P10"><text:tab/><text:tab/>return self::<text:span text:style-name="T36">instance</text:span>()-&gt;compress;</text:p>
      <text:p text:style-name="P10"><text:tab/>}</text:p>
      <text:p text:style-name="P10"/>
      <text:p text:style-name="P10"><text:tab/>/**</text:p>
      <text:p text:style-name="P10"><text:tab/> * open</text:p>
      <text:p text:style-name="P10"><text:tab/> *</text:p>
      <text:p text:style-name="P10"><text:tab/> * open a compress file</text:p>
      <text:p text:style-name="P10"><text:tab/> * @param string $file = name of the file to open</text:p>
      <text:p text:style-name="P12"><text:tab/> * @param string $mode = file open mode - 3 bytes: 1st = access type {r, w, a}, </text:p>
      <text:p text:style-name="P12"><text:tab/> *<text:tab/><text:tab/>2nd = text-mode, either text or binary {t, b}, 3rd = compression level</text:p>
      <text:p text:style-name="P10"><text:tab/> * @param boolean $use_includes = (optional) true = search include directories also</text:p>
      <text:p text:style-name="P10"><text:tab/> * @throws \Library\Compress\Exception</text:p>
      <text:p text:style-name="P10"><text:tab/> */</text:p>
      <text:p text:style-name="P10"><text:tab/>public static function <text:span text:style-name="T36">open</text:span>($fileName=null, $mode=null, $useIncludePath=false)</text:p>
      <text:p text:style-name="P10"><text:tab/>{</text:p>
      <text:p text:style-name="P10"><text:tab/><text:tab/>return self::<text:span text:style-name="T36">compress</text:span>()-&gt;open($fileName, $mode, $useIncludePath);</text:p>
      <text:p text:style-name="P10"><text:tab/>}</text:p>
      <text:p text:style-name="P10"/>
      <text:p text:style-name="P10"/>
      <text:p text:style-name="P17"><text:tab/>/**</text:p>
      <text:p text:style-name="P10"><text:tab/> * fgetc</text:p>
      <text:p text:style-name="P10"><text:tab/> *</text:p>
      <text:p text:style-name="P10"><text:tab/> * get the next character from the current file</text:p>
      <text:p text:style-name="P10"><text:tab/> * @return string $char</text:p>
      <text:p text:style-name="P10"><text:tab/> * @throws \Library\Compress\Exception</text:p>
      <text:p text:style-name="P10"><text:tab/> */</text:p>
      <text:p text:style-name="P10"><text:tab/>public static function <text:span text:style-name="T36">fgetc</text:span>()</text:p>
      <text:p text:style-name="P10"><text:tab/>{</text:p>
      <text:p text:style-name="P10"><text:tab/><text:tab/>return self::<text:span text:style-name="T36">compress</text:span>()-&gt;fgetc();</text:p>
      <text:p text:style-name="P10"><text:tab/>}</text:p>
      <text:p text:style-name="P10"/>
      <text:p text:style-name="P10"><text:tab/>/**</text:p>
      <text:p text:style-name="P10"><text:tab/> * fgets</text:p>
      <text:p text:style-name="P10"><text:tab/> *</text:p>
      <text:p text:style-name="P10"><text:tab/> * get the next length of uncompressed characters from the current file</text:p>
      <text:p text:style-name="P10"><text:tab/> * @param integer $length = length of uncompressed characters</text:p>
      <text:p text:style-name="P10"><text:tab/> * @return string $buffer</text:p>
      <text:p text:style-name="P10"><text:tab/> * @throws \Library\Compress\Exception</text:p>
      <text:p text:style-name="P10"><text:tab/> */</text:p>
      <text:p text:style-name="P10"><text:tab/>public static function <text:span text:style-name="T36">fgets</text:span>($length)</text:p>
      <text:p text:style-name="P10"><text:tab/>{</text:p>
      <text:p text:style-name="P10"><text:tab/><text:tab/>return self::<text:span text:style-name="T36">compress</text:span>()-&gt;fgets($length);</text:p>
      <text:p text:style-name="P10"><text:tab/>}</text:p>
      <text:p text:style-name="P10"/>
      <text:p text:style-name="P10"><text:tab/>/**</text:p>
      <text:p text:style-name="P10"><text:tab/> * fgetss</text:p>
      <text:p text:style-name="P10"><text:tab/> *</text:p>
      <text:p text:style-name="P12"><text:tab/> * get the next length of uncompressed characters from the current file </text:p>
      <text:p text:style-name="P12"><text:tab/> *<text:tab/><text:tab/>and strip HTML/PHP tags</text:p>
      <text:p text:style-name="P10"><text:tab/> * @param integer $length = length of uncompressed characters</text:p>
      <text:p text:style-name="P10"><text:tab/> * @param string $allowableTags = (optional) list of allowable tags</text:p>
      <text:p text:style-name="P10"><text:tab/> * @return string $buffer</text:p>
      <text:p text:style-name="P10"><text:tab/> * @throws \Library\Compress\Exception</text:p>
      <text:p text:style-name="P10"><text:tab/> */</text:p>
      <text:p text:style-name="P10"><text:tab/>public static function <text:span text:style-name="T36">fgetss</text:span>($length, $allowableTags=null)</text:p>
      <text:p text:style-name="P10"><text:tab/>{</text:p>
      <text:p text:style-name="P10"><text:tab/><text:tab/>return self::<text:span text:style-name="T36">compress</text:span>()-&gt;fgetss($length, $allowableTags);</text:p>
      <text:p text:style-name="P10"><text:tab/>}</text:p>
      <text:p text:style-name="P10"/>
      <text:p text:style-name="P10"><text:tab/>/**</text:p>
      <text:p text:style-name="P10"><text:tab/> * fread</text:p>
      <text:p text:style-name="P10"><text:tab/> *</text:p>
      <text:p text:style-name="P10"><text:tab/> * Reads up to length uncompressed bytes from a file</text:p>
      <text:p text:style-name="P10"><text:tab/> * @param integer $length = length of bytes to read from the file</text:p>
      <text:p text:style-name="P10"><text:tab/> * @return string $buffer</text:p>
      <text:p text:style-name="P10"><text:tab/> * @throws \Library\Compress\Exception</text:p>
      <text:p text:style-name="P10"><text:tab/> */</text:p>
      <text:p text:style-name="P10"><text:tab/>public static function <text:span text:style-name="T36">fread</text:span>($length)</text:p>
      <text:p text:style-name="P10"><text:tab/>{</text:p>
      <text:p text:style-name="P10"><text:tab/><text:tab/>return self::<text:span text:style-name="T36">compress</text:span>()-&gt;fread($length);</text:p>
      <text:p text:style-name="P10"><text:tab/>}</text:p>
      <text:p text:style-name="P10"/>
      <text:p text:style-name="P10"><text:tab/>/**</text:p>
      <text:p text:style-name="P10"><text:tab/> * fwrite</text:p>
      <text:p text:style-name="P10"><text:tab/> *</text:p>
      <text:p text:style-name="P10"><text:tab/> * Write length bytes (or all) of the buffer to the current file</text:p>
      <text:p text:style-name="P10"><text:tab/> * @param string $buffer = (optional) buffer to write, null = use current buffer</text:p>
      <text:p text:style-name="P10"><text:tab/> * @param integer $length = (optional) buffer bytes to write</text:p>
      <text:p text:style-name="P10"><text:tab/> * @return integer $bytes = bytes written</text:p>
      <text:p text:style-name="P10"><text:tab/> * @throws \Library\Compress\Exception</text:p>
      <text:p text:style-name="P10"><text:soft-page-break/><text:tab/> */</text:p>
      <text:p text:style-name="P10"><text:tab/>public static function <text:span text:style-name="T36">fwrite</text:span>($buffer=null, $length=null)</text:p>
      <text:p text:style-name="P10"><text:tab/>{</text:p>
      <text:p text:style-name="P10"><text:tab/><text:tab/>return self::<text:span text:style-name="T36">compress</text:span>()-&gt;fwrite($buffer, $length);</text:p>
      <text:p text:style-name="P10"><text:tab/>}</text:p>
      <text:p text:style-name="P10"/>
      <text:p text:style-name="P10"><text:tab/>/**</text:p>
      <text:p text:style-name="P10"><text:tab/> * fpassthru</text:p>
      <text:p text:style-name="P10"><text:tab/> *</text:p>
      <text:p text:style-name="P10"><text:tab/> * Send remainder of uncompressed file to the output device</text:p>
      <text:p text:style-name="P10"><text:tab/> * @return integer $bytes = number of uncompressed bytes processed</text:p>
      <text:p text:style-name="P10"><text:tab/> * @throws \Library\Compress\Exception</text:p>
      <text:p text:style-name="P10"><text:tab/> */</text:p>
      <text:p text:style-name="P10"><text:tab/>public static function <text:span text:style-name="T36">fpassthru</text:span>()</text:p>
      <text:p text:style-name="P10"><text:tab/>{</text:p>
      <text:p text:style-name="P10"><text:tab/><text:tab/>return self::<text:span text:style-name="T36">compress</text:span>()-&gt;fpassthru();</text:p>
      <text:p text:style-name="P10"><text:tab/>}</text:p>
      <text:p text:style-name="P10"/>
      <text:p text:style-name="P10"><text:tab/>/**</text:p>
      <text:p text:style-name="P10"><text:tab/> * rewind</text:p>
      <text:p text:style-name="P10"><text:tab/> *</text:p>
      <text:p text:style-name="P10"><text:tab/> * reset the file pointer to the start of the file</text:p>
      <text:p text:style-name="P10"><text:tab/> * @throws \Library\Compress\Exception</text:p>
      <text:p text:style-name="P10"><text:tab/> */</text:p>
      <text:p text:style-name="P10"><text:tab/>public static function <text:span text:style-name="T36">rewind</text:span>()</text:p>
      <text:p text:style-name="P10"><text:tab/>{</text:p>
      <text:p text:style-name="P10"><text:tab/><text:tab/>return self::<text:span text:style-name="T36">compress</text:span>()-&gt;rewind();</text:p>
      <text:p text:style-name="P10"><text:tab/>}</text:p>
      <text:p text:style-name="P10"/>
      <text:p text:style-name="P10"><text:tab/>/**</text:p>
      <text:p text:style-name="P10"><text:tab/> * fseek</text:p>
      <text:p text:style-name="P10"><text:tab/> *</text:p>
      <text:p text:style-name="P10"><text:tab/> * Seek to the given offset, or, if whence=SEEK_CUR, relative to current position</text:p>
      <text:p text:style-name="P10"><text:tab/> * @param integer $offset = distance to seek</text:p>
      <text:p text:style-name="P10"><text:tab/> * @param integer $whence = (optional) SEEK_SET (absolute) or SEEK_CUR (relative)</text:p>
      <text:p text:style-name="P10"><text:tab/> * @throws \Library\Compress\Exception</text:p>
      <text:p text:style-name="P10"><text:tab/> */</text:p>
      <text:p text:style-name="P10"><text:tab/>public static function <text:span text:style-name="T36">fseek</text:span>($offset, $whence=SEEK_SET)</text:p>
      <text:p text:style-name="P10"><text:tab/>{</text:p>
      <text:p text:style-name="P10"><text:tab/><text:tab/>return self::<text:span text:style-name="T36">compress</text:span>()-&gt;fseek($offset, $whence);</text:p>
      <text:p text:style-name="P10"><text:tab/>}</text:p>
      <text:p text:style-name="P10"/>
      <text:p text:style-name="P10"><text:tab/>/**</text:p>
      <text:p text:style-name="P10"><text:tab/> * ftell</text:p>
      <text:p text:style-name="P10"><text:tab/> *</text:p>
      <text:p text:style-name="P10"><text:tab/> * Return the current pointer into the UNCOMPRESSED file</text:p>
      <text:p text:style-name="P10"><text:tab/> * @return integer $offset</text:p>
      <text:p text:style-name="P10"><text:tab/> * @throws \Library\Compress\Exception</text:p>
      <text:p text:style-name="P10"><text:tab/> */</text:p>
      <text:p text:style-name="P10"><text:tab/>public static function <text:span text:style-name="T36">ftell</text:span>()</text:p>
      <text:p text:style-name="P10"><text:tab/>{</text:p>
      <text:p text:style-name="P10"><text:tab/><text:tab/>return self::<text:span text:style-name="T36">compress</text:span>()-&gt;ftell();</text:p>
      <text:p text:style-name="P10"><text:tab/>}</text:p>
      <text:p text:style-name="P10"/>
      <text:p text:style-name="P10"/>
      <text:p text:style-name="P17"><text:tab/>/**</text:p>
      <text:p text:style-name="P10"><text:tab/> * eof</text:p>
      <text:p text:style-name="P10"><text:tab/> *</text:p>
      <text:p text:style-name="P10"><text:tab/> * Test the handle for end of file</text:p>
      <text:p text:style-name="P10"><text:tab/> * @return boolean $eof = end of file status</text:p>
      <text:p text:style-name="P10"><text:tab/> * @throws \Library\Compress\Exception</text:p>
      <text:p text:style-name="P10"><text:tab/> */</text:p>
      <text:p text:style-name="P10"><text:tab/>public static function <text:span text:style-name="T36">eof</text:span>()</text:p>
      <text:p text:style-name="P10"><text:tab/>{</text:p>
      <text:p text:style-name="P10"><text:tab/><text:tab/>return self::<text:span text:style-name="T36">compress</text:span>()-&gt;eof();</text:p>
      <text:p text:style-name="P10"><text:tab/>}</text:p>
      <text:p text:style-name="P10"/>
      <text:p text:style-name="P10"><text:tab/>/**</text:p>
      <text:p text:style-name="P10"><text:tab/> * fclose</text:p>
      <text:p text:style-name="P10"><text:tab/> *</text:p>
      <text:p text:style-name="P10"><text:tab/> * close the compress file</text:p>
      <text:p text:style-name="P10"><text:tab/> * @throws \Library\Compress\Exception</text:p>
      <text:p text:style-name="P10"><text:tab/> */</text:p>
      <text:p text:style-name="P10"><text:tab/>public static function <text:span text:style-name="T36">fclose</text:span>()</text:p>
      <text:p text:style-name="P10"><text:tab/>{</text:p>
      <text:p text:style-name="P10"><text:tab/><text:tab/>return self::<text:span text:style-name="T36">compress</text:span>()-&gt;fclose();</text:p>
      <text:p text:style-name="P10"><text:tab/>}</text:p>
      <text:p text:style-name="P10"/>
      <text:p text:style-name="P10"><text:tab/>/**</text:p>
      <text:p text:style-name="P10"><text:tab/> * readToArray</text:p>
      <text:p text:style-name="P10"><text:tab/> *</text:p>
      <text:p text:style-name="P10"><text:tab/> * Open and read a complete gz-file into an array of lines.</text:p>
      <text:p text:style-name="P10"><text:tab/> * @param string $fileName = (optional) file name to open</text:p>
      <text:p text:style-name="P10"><text:tab/> * @param boolean $useIncludePath = (optional) include path flag</text:p>
      <text:p text:style-name="P10"><text:tab/> * @return array $lines</text:p>
      <text:p text:style-name="P10"><text:tab/> * @throws \Library\Compress\Exception</text:p>
      <text:p text:style-name="P10"><text:tab/> */</text:p>
      <text:p text:style-name="P10"><text:tab/>public static function <text:span text:style-name="T36">readToArray</text:span>($fileName=null, $useIncludePath=false)</text:p>
      <text:p text:style-name="P10"><text:tab/>{</text:p>
      <text:p text:style-name="P10"><text:tab/><text:tab/>return self::<text:span text:style-name="T36">compress</text:span>()-&gt;readToArray($fileName, $useIncludePath);</text:p>
      <text:p text:style-name="P10"><text:tab/>}</text:p>
      <text:p text:style-name="P10"/>
      <text:p text:style-name="P10"><text:tab/>/**</text:p>
      <text:p text:style-name="P10"><text:tab/> * readFileAndOutput</text:p>
      <text:p text:style-name="P10"><text:tab/> *</text:p>
      <text:p text:style-name="P10"><text:tab/> * Reads a file, decompresses it and writes it to standard output.</text:p>
      <text:p text:style-name="P10"><text:tab/> * @param string $fileName = (optional) file name to open</text:p>
      <text:p text:style-name="P10"><text:tab/> * @param boolean $useIncludePath = (optional) include path flag</text:p>
      <text:p text:style-name="P10"><text:tab/> * @return integer $bytes = number of bytes read.</text:p>
      <text:p text:style-name="P10"><text:tab/> * @throws \Library\Compress\Exception</text:p>
      <text:p text:style-name="P10"><text:tab/> */</text:p>
      <text:p text:style-name="P10"><text:tab/>public static function <text:span text:style-name="T36">readFileAndOutput</text:span>($fileName=null, $useIncludePath=false)</text:p>
      <text:p text:style-name="P10"><text:tab/>{</text:p>
      <text:p text:style-name="P10"><text:tab/><text:tab/>return self::<text:span text:style-name="T36">compress</text:span>()-&gt;readFileAndOutput($fileName, $useIncludePath);</text:p>
      <text:p text:style-name="P10"><text:tab/>}</text:p>
      <text:p text:style-name="P10"/>
      <text:p text:style-name="P10"/>
      <text:p text:style-name="P17"><text:tab/>/**</text:p>
      <text:p text:style-name="P10"><text:tab/> * compress</text:p>
      <text:p text:style-name="P10"><text:tab/> *</text:p>
      <text:p text:style-name="P10"><text:tab/> * Uses adapter compression to convert the buffer into a compressed buffer</text:p>
      <text:p text:style-name="P10"><text:tab/> * @param string $buffer = (optional) buffer to compress, use current buffer if null</text:p>
      <text:p text:style-name="P10"><text:tab/> * @param integer level = (optional) compression factor (0 to 9), -1 = use default</text:p>
      <text:p text:style-name="P10"><text:tab/> * @return string $compressed</text:p>
      <text:p text:style-name="P10"><text:tab/> * @throws \Library\Compress\Exception</text:p>
      <text:p text:style-name="P10"><text:tab/> */</text:p>
      <text:p text:style-name="P10"><text:tab/>public static function <text:span text:style-name="T36">compress</text:span>($buffer=null, $level=null)</text:p>
      <text:p text:style-name="P10"><text:tab/>{</text:p>
      <text:p text:style-name="P10"><text:tab/><text:tab/>return self::<text:span text:style-name="T36">compress</text:span>()-&gt;compress($buffer, $level);</text:p>
      <text:p text:style-name="P10"><text:tab/>}</text:p>
      <text:p text:style-name="P10"/>
      <text:p text:style-name="P10"><text:tab/>/**</text:p>
      <text:p text:style-name="P10"><text:tab/> * uncompress</text:p>
      <text:p text:style-name="P10"><text:tab/> *</text:p>
      <text:p text:style-name="P12"><text:tab/> * Uses adapter compression to convert the compressed buffer </text:p>
      <text:p text:style-name="P12"><text:tab/> *<text:tab/>into the uncompressed buffer</text:p>
      <text:p text:style-name="P10"><text:tab/> * @param string $compressed = (optional) buffer to uncompress</text:p>
      <text:p text:style-name="P10"><text:tab/> * @param integer level = (optional) compression factor (0 to 9), -1 = use default</text:p>
      <text:p text:style-name="P10"><text:tab/> * @throws \Library\Compress\Exception</text:p>
      <text:p text:style-name="P10"><text:tab/> */</text:p>
      <text:p text:style-name="P10"><text:tab/>public function uncompress($compressed=null, $length=0)</text:p>
      <text:p text:style-name="P10"><text:tab/>{</text:p>
      <text:p text:style-name="P10"><text:tab/><text:tab/>return self::<text:span text:style-name="T36">compress</text:span>()-&gt;uncompress($compressed, $length);</text:p>
      <text:p text:style-name="P10"><text:tab/>}</text:p>
      <text:p text:style-name="P10"/>
      <text:p text:style-name="P10"><text:tab/>/**</text:p>
      <text:p text:style-name="P10"><text:tab/> * encode</text:p>
      <text:p text:style-name="P10"><text:tab/> *</text:p>
      <text:p text:style-name="P10"><text:tab/> * Use GZIP compression to encode the supplied buffer</text:p>
      <text:p text:style-name="P10"><text:tab/> * @param string $buffer = (optional) buffer to compress, use current buffer if null</text:p>
      <text:p text:style-name="P10"><text:tab/> * @param integer level = (optional) compression factor (0 to 9), -1 = use default</text:p>
      <text:p text:style-name="P10"><text:tab/> * @param integer mode = encoding mode (FORCE_GZIP or FORCE_DEFLATE)</text:p>
      <text:p text:style-name="P10"><text:tab/> * @return string $compressed = GZIP encoded buffer</text:p>
      <text:p text:style-name="P10"><text:tab/> * @throws \Library\Compress\Exception</text:p>
      <text:p text:style-name="P10"><text:tab/> */</text:p>
      <text:p text:style-name="P10"><text:tab/>public function encode($buffer=null, $level=null, $mode=FORCE_GZIP)</text:p>
      <text:p text:style-name="P10"><text:tab/>{</text:p>
      <text:p text:style-name="P10"><text:tab/><text:tab/>return self::<text:span text:style-name="T36">compress</text:span>()-&gt;encode($buffer, $level, $mode);</text:p>
      <text:p text:style-name="P10"><text:tab/>}</text:p>
      <text:p text:style-name="P10"/>
      <text:p text:style-name="P10"><text:tab/>/**</text:p>
      <text:p text:style-name="P10"><text:tab/> * decode</text:p>
      <text:p text:style-name="P10"><text:tab/> *</text:p>
      <text:p text:style-name="P10"><text:tab/> * Use GZIP compression to decode the supplied buffer</text:p>
      <text:p text:style-name="P10"><text:tab/> * @param string $compressed = (optional) buffer to compress</text:p>
      <text:p text:style-name="P10"><text:tab/> * @param integer length = (optional) length to decode</text:p>
      <text:p text:style-name="P10"><text:tab/> * @return string $buffer = decoded buffer</text:p>
      <text:p text:style-name="P10"><text:tab/> * @throws \Library\Compress\Exception</text:p>
      <text:p text:style-name="P10"><text:tab/> */</text:p>
      <text:p text:style-name="P10"><text:tab/>public function decode($compressed=null, $length=null)</text:p>
      <text:p text:style-name="P10"><text:tab/>{</text:p>
      <text:p text:style-name="P10"><text:tab/><text:tab/>return self::<text:span text:style-name="T36">compress</text:span>()-&gt;decode($compressed, $length);</text:p>
      <text:p text:style-name="P10"><text:tab/>}</text:p>
      <text:p text:style-name="P10"/>
      <text:p text:style-name="P10"/>
      <text:p text:style-name="P17"><text:tab/>/**</text:p>
      <text:p text:style-name="P10"><text:tab/> * defalte</text:p>
      <text:p text:style-name="P10"><text:tab/> *</text:p>
      <text:p text:style-name="P10"><text:tab/> * Use DEFLATE compression to deflate the supplied buffer</text:p>
      <text:p text:style-name="P10"><text:tab/> * @param string $buffer = (optional) buffer to deflate, use current buffer if null</text:p>
      <text:p text:style-name="P10"><text:tab/> * @param integer level = (optional) compression factor (0 to 9), -1 = use default</text:p>
      <text:p text:style-name="P10"><text:tab/> * @return string $compressed = DEFLATE encoded buffer</text:p>
      <text:p text:style-name="P10"><text:tab/> * @throws \Library\Compress\Exception</text:p>
      <text:p text:style-name="P10"><text:tab/> */</text:p>
      <text:p text:style-name="P10"><text:tab/>public function deflate($buffer=null, $level=null)</text:p>
      <text:p text:style-name="P10"><text:tab/>{</text:p>
      <text:p text:style-name="P10"><text:tab/><text:tab/>return self::<text:span text:style-name="T36">compress</text:span>()-&gt;deflate($buffer, $level);</text:p>
      <text:p text:style-name="P10"><text:tab/>}</text:p>
      <text:p text:style-name="P10"/>
      <text:p text:style-name="P10"><text:tab/>/**</text:p>
      <text:p text:style-name="P10"><text:tab/> * inflate</text:p>
      <text:p text:style-name="P10"><text:tab/> *</text:p>
      <text:p text:style-name="P10"><text:tab/> * Use GZIP compression to decode the supplied buffer</text:p>
      <text:p text:style-name="P10"><text:tab/> * @param string $compressed = (optional) buffer to compress</text:p>
      <text:p text:style-name="P10"><text:tab/> * @param integer length = (optional) length to decode</text:p>
      <text:p text:style-name="P10"><text:tab/> * @return string $buffer = decoded buffer</text:p>
      <text:p text:style-name="P10"><text:tab/> * @throws \Library\Compress\Exception</text:p>
      <text:p text:style-name="P10"><text:tab/> */</text:p>
      <text:p text:style-name="P10"><text:tab/>public function inflate($compressed=null, $length=null)</text:p>
      <text:p text:style-name="P10"><text:tab/>{</text:p>
      <text:p text:style-name="P10"><text:tab/><text:tab/>return self::<text:span text:style-name="T36">compress</text:span>()-&gt;inflate($compressed, $length);</text:p>
      <text:p text:style-name="P10"><text:tab/>}</text:p>
      <text:p text:style-name="P10"/>
      <text:p text:style-name="P10"><text:tab/>/**</text:p>
      <text:p text:style-name="P10"><text:tab/> * compressionLevel</text:p>
      <text:p text:style-name="P10"><text:tab/> *</text:p>
      <text:p text:style-name="P10"><text:tab/> * Compression factor</text:p>
      <text:p text:style-name="P10"><text:tab/> * @param integer $level = (optional) compression level, null to query</text:p>
      <text:p text:style-name="P10"><text:tab/> * @return integer $level</text:p>
      <text:p text:style-name="P10"><text:tab/> */</text:p>
      <text:p text:style-name="P10"><text:tab/>public function compressionLevel($level=null)</text:p>
      <text:p text:style-name="P10"><text:tab/>{</text:p>
      <text:p text:style-name="P10"><text:tab/><text:tab/>return self::<text:span text:style-name="T36">compress</text:span>()-&gt;compressionLevel($level);</text:p>
      <text:p text:style-name="P10"><text:tab/>}</text:p>
      <text:p text:style-name="P10"/>
      <text:p text:style-name="P10"><text:tab/>/**</text:p>
      <text:p text:style-name="P10"><text:tab/> * buffer</text:p>
      <text:p text:style-name="P10"><text:tab/> *</text:p>
      <text:p text:style-name="P10"><text:tab/> * get/set the global i/o buffer</text:p>
      <text:p text:style-name="P10"><text:tab/> * @param string $buffer = (optional) buffer contents to set, null to query</text:p>
      <text:p text:style-name="P10"><text:tab/> * @return string $buffer</text:p>
      <text:p text:style-name="P10"><text:tab/> */</text:p>
      <text:p text:style-name="P10"><text:tab/>public function buffer($buffer=null)</text:p>
      <text:p text:style-name="P10"><text:tab/>{</text:p>
      <text:p text:style-name="P10"><text:tab/><text:tab/>return self::<text:span text:style-name="T36">compress</text:span>()-&gt;buffer($buffer);</text:p>
      <text:p text:style-name="P10"><text:tab/>}</text:p>
      <text:p text:style-name="P10"/>
      <text:p text:style-name="P10"/>
      <text:p text:style-name="P17"><text:tab/>/**</text:p>
      <text:p text:style-name="P10"><text:tab/> * compressed</text:p>
      <text:p text:style-name="P10"><text:tab/> *</text:p>
      <text:p text:style-name="P10"><text:tab/> * get/set the global compressed i/o buffer</text:p>
      <text:p text:style-name="P10"><text:tab/> * @param string $compressed = (optional) compressed contents to set, null to query</text:p>
      <text:p text:style-name="P10"><text:tab/> * @return string $compressed</text:p>
      <text:p text:style-name="P10"><text:tab/> */</text:p>
      <text:p text:style-name="P10"><text:tab/>public function compressed($compressed=null)</text:p>
      <text:p text:style-name="P10"><text:tab/>{</text:p>
      <text:p text:style-name="P10"><text:tab/><text:tab/>return self::<text:span text:style-name="T36">compress</text:span>()-&gt;compressed($compressed);</text:p>
      <text:p text:style-name="P10"><text:tab/>}</text:p>
      <text:p text:style-name="P10"/>
      <text:p text:style-name="P10"><text:tab/>/**</text:p>
      <text:p text:style-name="P10"><text:tab/> * lines</text:p>
      <text:p text:style-name="P10"><text:tab/> *</text:p>
      <text:p text:style-name="P10"><text:tab/> * get an array conaining the complete file, one line per element</text:p>
      <text:p text:style-name="P10"><text:tab/> * @return array $lines</text:p>
      <text:p text:style-name="P10"><text:tab/> */</text:p>
      <text:p text:style-name="P10"><text:tab/>public function lines()</text:p>
      <text:p text:style-name="P10"><text:tab/>{</text:p>
      <text:p text:style-name="P10"><text:tab/><text:tab/>return self::<text:span text:style-name="T36">compress</text:span>()-&gt;lines();</text:p>
      <text:p text:style-name="P10"><text:tab/>}</text:p>
      <text:p text:style-name="P10"/>
      <text:p text:style-name="P10"><text:tab/>/**</text:p>
      <text:p text:style-name="P10"><text:tab/> * fileName</text:p>
      <text:p text:style-name="P10"><text:tab/> *</text:p>
      <text:p text:style-name="P10"><text:tab/> * set/get the file name</text:p>
      <text:p text:style-name="P10"><text:tab/> * @param string $fileName = (optional) fileName, null to query</text:p>
      <text:p text:style-name="P10"><text:tab/> * @return string $fileName</text:p>
      <text:p text:style-name="P10"><text:tab/> */</text:p>
      <text:p text:style-name="P10"><text:tab/>public function fileName($fileName=null)</text:p>
      <text:p text:style-name="P10"><text:tab/>{</text:p>
      <text:p text:style-name="P10"><text:tab/><text:tab/>return self::<text:span text:style-name="T36">compress</text:span>()-&gt;fileName($fileName);</text:p>
      <text:p text:style-name="P10"><text:tab/>}</text:p>
      <text:p text:style-name="P10"/>
      <text:p text:style-name="P10"><text:tab/>/**</text:p>
      <text:p text:style-name="P10"><text:tab/> * mode</text:p>
      <text:p text:style-name="P10"><text:tab/> *</text:p>
      <text:p text:style-name="P10"><text:tab/> * set/get the mode setting</text:p>
      <text:p text:style-name="P10"><text:tab/> * @param string $mode = (optional) mode setting, null to query</text:p>
      <text:p text:style-name="P10"><text:tab/> * @return string $mode</text:p>
      <text:p text:style-name="P10"><text:tab/> */</text:p>
      <text:p text:style-name="P10"><text:tab/>public function mode($mode=null)</text:p>
      <text:p text:style-name="P10"><text:tab/>{</text:p>
      <text:p text:style-name="P10"><text:tab/><text:tab/>return self::<text:span text:style-name="T36">compress</text:span>()-&gt;mode($mode);</text:p>
      <text:p text:style-name="P10"><text:tab/>}</text:p>
      <text:p text:style-name="P10"/>
      <text:p text:style-name="P10"><text:tab/>/**</text:p>
      <text:p text:style-name="P10"><text:tab/> * useIncludePath</text:p>
      <text:p text:style-name="P10"><text:tab/> *</text:p>
      <text:p text:style-name="P10"><text:tab/> * set/get the use include path flag used when searching for a file</text:p>
      <text:p text:style-name="P10"><text:tab/> * @param boolean $useIncludePath = (optional) use include path flag, null to query</text:p>
      <text:p text:style-name="P10"><text:tab/> * @return boolean $useIncludePath</text:p>
      <text:p text:style-name="P10"><text:tab/> */</text:p>
      <text:p text:style-name="P10"><text:tab/>public function useIncludePath($useIncludePath=null)</text:p>
      <text:p text:style-name="P10"><text:tab/>{</text:p>
      <text:p text:style-name="P10"><text:tab/><text:tab/>return self::<text:span text:style-name="T36">compress</text:span>()-&gt;useIncludePath($useIncludePath);</text:p>
      <text:p text:style-name="P10"><text:tab/>}</text:p>
      <text:p text:style-name="P10"/>
      <text:p text:style-name="P10">}</text:p>
      <text:p text:style-name="P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Monospace2" svg:font-family="Monospace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Monospace1" svg:font-family="Monospace" style:font-adornments="Book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family="'DejaVu Serif'" style:font-style-name="Book" style:font-family-generic="roman" style:font-pitch="variable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family="'DejaVu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family="'DejaVu Serif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in" fo:margin-right="0in" fo:text-indent="0in" style:auto-text-indent="false"/>
      <style:text-properties fo:color="#0000ff" style:font-name="DejaVu Serif" fo:font-family="'DejaVu Serif'" style:font-style-name="Book" style:font-family-generic="roman" style:font-pitch="variable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2756in" fo:margin-right="0in" fo:text-indent="0in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2756in" fo:margin-right="0in" fo:text-indent="0in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0.472in" fo:margin-right="0in" fo:text-indent="0in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2756in" fo:margin-right="0in" fo:text-indent="0in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0.472in" fo:margin-right="0in" fo:text-indent="0in" style:auto-text-indent="false"/>
      <style:text-properties fo:color="#000080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1181in" fo:margin-right="0in" fo:text-indent="0in" style:auto-text-indent="false"/>
      <style:text-properties fo:color="#0000ff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193in" fo:border="0.06pt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in" fo:margin-right="0in" fo:text-indent="0in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family="'DejaVu Serif'" style:font-style-name="Book" style:font-family-generic="roman" style:font-pitch="variable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family="'DejaVu Serif'" style:font-style-name="Bold Italic" style:font-family-generic="roman" style:font-pitch="variable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ariables" style:family="text">
      <style:text-properties fo:color="#0000ff" style:font-name="DejaVu Serif" fo:font-family="'DejaVu Serif'" style:font-style-name="Book" style:font-family-generic="roman" style:font-pitch="variable" fo:font-size="11pt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ethod_20_Frame" style:display-name="Method Frame" style:family="graphic">
      <style:graphic-properties svg:width="5.952in" fo:min-height="0.702in" text:anchor-type="paragraph" svg:x="0.4866in" svg:y="0.0791in" fo:margin-left="0.0791in" fo:margin-right="0.0791in" fo:margin-top="0.0791in" fo:margin-bottom="0.0791in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0591in" fo:border="0.06pt solid #000000" style:shadow="none" draw:shadow-opacity="100%" style:editable="true" style:writing-mode="lr-tb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3929in" fo:margin-left="0in" fo:margin-right="0in" fo:margin-top="0.1965in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Compress\Factory<text:tab/><text:tab/><text:tab/><text:tab/><text:page-number text:select-page="current">11</text:page-number><text:tab/><text:tab/><text:tab/><text:date style:data-style-name="N76" text:date-value="2015-05-03T16:19:54.225059542">May 3,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2T12:20:05</meta:creation-date>
    <dc:title>ClassDefault</dc:title>
    <meta:editing-duration>P1DT20H21M40S</meta:editing-duration>
    <meta:editing-cycles>55</meta:editing-cycles>
    <meta:generator>LibreOffice/4.3.7.2$Linux_X86_64 LibreOffice_project/430$Build-2</meta:generator>
    <meta:initial-creator>Jay Wheeler</meta:initial-creator>
    <dc:date>2015-05-03T16:19:54.185198610</dc:date>
    <meta:document-statistic meta:table-count="30" meta:image-count="0" meta:object-count="0" meta:page-count="56" meta:paragraph-count="1595" meta:word-count="7189" meta:character-count="48177" meta:non-whitespace-character-count="41094"/>
    <meta:template xlink:type="simple" xlink:actuate="onRequest" xlink:title="ClassDefault" xlink:href="../ClassDefault.ott" meta:date="2012-06-12T12:20:04"/>
  </office:meta>
</office:document-meta>
</file>